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1000000100000007000000EB9DD90BAA.png" manifest:media-type="image/png"/>
  <manifest:file-entry manifest:full-path="Object 5/Pictures/200000790000009900001837F674F186.svm" manifest:media-type="image/x-svm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2.0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style:text-align-source="fix" style:repeat-content="false" fo:border="none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 fo:border="0.74pt solid #000000" style:vertical-align="bottom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 fo:border="0.74pt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svg:stroke-color="#000000" draw:fill="none" draw:textarea-horizontal-align="center" draw:textarea-vertical-align="middle" draw:ole-draw-aspect="1" style:protect="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внедрённый объект (OLE) 1" draw:style-name="gr1" draw:text-style-name="P1" svg:width="6.307cm" svg:height="0.565cm" svg:x="3.111cm" svg:y="0.34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внедрённый объект (OLE) 2" draw:style-name="gr2" draw:text-style-name="P1" svg:width="9.617cm" svg:height="0.511cm" svg:x="5.727cm" svg:y="1.27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3" draw:text-style-name="P1" svg:width="37.337cm" svg:height="18.838cm" svg:x="4.537cm" svg:y="2.326cm">
            <draw:object draw:notify-on-update-of-ranges="Лист1.A7:Лист1.A47 Лист1.B6:Лист1.B6 Лист1.B7:Лист1.B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2" table:number-rows-spanned="1">
            <text:p>Исходные данные 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Функция:</text:p>
          </table:table-cell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Производная 1-го порядка</text:p>
          </table:table-cell>
          <table:covered-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ce1" office:value-type="float" office:value="-5" calcext:value-type="float">
            <text:p>-5</text:p>
          </table:table-cell>
          <table:table-cell table:style-name="ce3" table:formula="of:= 1.08 * [.A7]*SIN([.A7]) + 1.42*SIN([.A7])^2- 0.72*[.A7]" office:value-type="float" office:value="-0.272450297536667" calcext:value-type="float">
            <text:p>-0,27</text:p>
          </table:table-cell>
          <table:table-cell table:number-columns-repeated="5"/>
        </table:table-row>
        <table:table-row table:style-name="ro1">
          <table:table-cell table:style-name="ce1" table:formula="of:= [.A7] + 0.25" office:value-type="float" office:value="-4.75" calcext:value-type="float">
            <text:p>-4,75</text:p>
          </table:table-cell>
          <table:table-cell table:style-name="ce3" table:formula="of:= 1.08 *[.A8]* SIN([.A8]) + 1.42*SIN([.A8])^2- 0.72*[.A8]" office:value-type="float" office:value="-0.288379776544261" calcext:value-type="float">
            <text:p>-0,29</text:p>
          </table:table-cell>
          <table:table-cell table:number-columns-repeated="5"/>
        </table:table-row>
        <table:table-row table:style-name="ro1">
          <table:table-cell table:style-name="ce1" table:formula="of:= [.A8] + 0.25" office:value-type="float" office:value="-4.5" calcext:value-type="float">
            <text:p>-4,5</text:p>
          </table:table-cell>
          <table:table-cell table:style-name="ce3" table:formula="of:= 1.08 *[.A9]* SIN([.A9]) + 1.42*SIN([.A9])^2- 0.72*[.A9]" office:value-type="float" office:value="-0.153893885914251" calcext:value-type="float">
            <text:p>-0,15</text:p>
          </table:table-cell>
          <table:table-cell table:number-columns-repeated="5"/>
        </table:table-row>
        <table:table-row table:style-name="ro1">
          <table:table-cell table:style-name="ce1" table:formula="of:= [.A9] + 0.25" office:value-type="float" office:value="-4.25" calcext:value-type="float">
            <text:p>-4,25</text:p>
          </table:table-cell>
          <table:table-cell table:style-name="ce3" table:formula="of:= 1.08 *[.A10]* SIN([.A10]) + 1.42*SIN([.A10])^2- 0.72*[.A10]" office:value-type="float" office:value="0.0894272966370266" calcext:value-type="float">
            <text:p>0,09</text:p>
          </table:table-cell>
          <table:table-cell table:number-columns-repeated="5"/>
        </table:table-row>
        <table:table-row table:style-name="ro1">
          <table:table-cell table:style-name="ce1" table:formula="of:= [.A10] + 0.25" office:value-type="float" office:value="-4" calcext:value-type="float">
            <text:p>-4</text:p>
          </table:table-cell>
          <table:table-cell table:style-name="ce3" table:formula="of:= 1.08 *[.A11]* SIN([.A11]) + 1.42*SIN([.A11])^2- 0.72*[.A11]" office:value-type="float" office:value="0.423918244273866" calcext:value-type="float">
            <text:p>0,42</text:p>
          </table:table-cell>
          <table:table-cell table:number-columns-repeated="5"/>
        </table:table-row>
        <table:table-row table:style-name="ro1">
          <table:table-cell table:style-name="ce1" table:formula="of:= [.A11] + 0.25" office:value-type="float" office:value="-3.75" calcext:value-type="float">
            <text:p>-3,75</text:p>
          </table:table-cell>
          <table:table-cell table:style-name="ce3" table:formula="of:= 1.08 *[.A12]* SIN([.A12]) + 1.42*SIN([.A12])^2- 0.72*[.A12]" office:value-type="float" office:value="0.849065583430639" calcext:value-type="float">
            <text:p>0,85</text:p>
          </table:table-cell>
          <table:table-cell table:number-columns-repeated="5"/>
        </table:table-row>
        <table:table-row table:style-name="ro1">
          <table:table-cell table:style-name="ce1" table:formula="of:= [.A12] + 0.25" office:value-type="float" office:value="-3.5" calcext:value-type="float">
            <text:p>-3,5</text:p>
          </table:table-cell>
          <table:table-cell table:style-name="ce3" table:formula="of:= 1.08 *[.A13]* SIN([.A13]) + 1.42*SIN([.A13])^2- 0.72*[.A13]" office:value-type="float" office:value="1.36876879874949" calcext:value-type="float">
            <text:p>1,37</text:p>
          </table:table-cell>
          <table:table-cell table:number-columns-repeated="5"/>
        </table:table-row>
        <table:table-row table:style-name="ro1">
          <table:table-cell table:style-name="ce1" table:formula="of:= [.A13] + 0.25" office:value-type="float" office:value="-3.25" calcext:value-type="float">
            <text:p>-3,25</text:p>
          </table:table-cell>
          <table:table-cell table:style-name="ce3" table:formula="of:= 1.08 *[.A14]* SIN([.A14]) + 1.42*SIN([.A14])^2- 0.72*[.A14]" office:value-type="float" office:value="1.97685786353242" calcext:value-type="float">
            <text:p>1,98</text:p>
          </table:table-cell>
          <table:table-cell table:number-columns-repeated="5"/>
        </table:table-row>
        <table:table-row table:style-name="ro1">
          <table:table-cell table:style-name="ce1" table:formula="of:= [.A14] + 0.25" office:value-type="float" office:value="-3" calcext:value-type="float">
            <text:p>-3</text:p>
          </table:table-cell>
          <table:table-cell table:style-name="ce3" table:formula="of:= 1.08 *[.A15]* SIN([.A15]) + 1.42*SIN([.A15])^2- 0.72*[.A15]" office:value-type="float" office:value="2.64550792259221" calcext:value-type="float">
            <text:p>2,65</text:p>
          </table:table-cell>
          <table:table-cell table:number-columns-repeated="5"/>
        </table:table-row>
        <table:table-row table:style-name="ro1">
          <table:table-cell table:style-name="ce1" table:formula="of:= [.A15] + 0.25" office:value-type="float" office:value="-2.75" calcext:value-type="float">
            <text:p>-2,75</text:p>
          </table:table-cell>
          <table:table-cell table:style-name="ce3" table:formula="of:= 1.08 *[.A16]* SIN([.A16]) + 1.42*SIN([.A16])^2- 0.72*[.A16]" office:value-type="float" office:value="3.32037760664863" calcext:value-type="float">
            <text:p>3,32</text:p>
          </table:table-cell>
          <table:table-cell table:number-columns-repeated="5"/>
        </table:table-row>
        <table:table-row table:style-name="ro1">
          <table:table-cell table:style-name="ce1" table:formula="of:= [.A16] + 0.25" office:value-type="float" office:value="-2.5" calcext:value-type="float">
            <text:p>-2,5</text:p>
          </table:table-cell>
          <table:table-cell table:style-name="ce3" table:formula="of:= 1.08 *[.A17]* SIN([.A17]) + 1.42*SIN([.A17])^2- 0.72*[.A17]" office:value-type="float" office:value="3.92447463740179" calcext:value-type="float">
            <text:p>3,92</text:p>
          </table:table-cell>
          <table:table-cell table:number-columns-repeated="5"/>
        </table:table-row>
        <table:table-row table:style-name="ro1">
          <table:table-cell table:style-name="ce1" table:formula="of:= [.A17] + 0.25" office:value-type="float" office:value="-2.25" calcext:value-type="float">
            <text:p>-2,25</text:p>
          </table:table-cell>
          <table:table-cell table:style-name="ce3" table:formula="of:= 1.08 *[.A18]* SIN([.A18]) + 1.42*SIN([.A18])^2- 0.72*[.A18]" office:value-type="float" office:value="4.3703828860335" calcext:value-type="float">
            <text:p>4,37</text:p>
          </table:table-cell>
          <table:table-cell table:number-columns-repeated="5"/>
        </table:table-row>
        <table:table-row table:style-name="ro1">
          <table:table-cell table:style-name="ce1" table:formula="of:= [.A18] + 0.25" office:value-type="float" office:value="-2" calcext:value-type="float">
            <text:p>-2</text:p>
          </table:table-cell>
          <table:table-cell table:style-name="ce3" table:formula="of:= 1.08 *[.A19]* SIN([.A19]) + 1.42*SIN([.A19])^2- 0.72*[.A19]" office:value-type="float" office:value="4.57816941275664" calcext:value-type="float">
            <text:p>4,58</text:p>
          </table:table-cell>
          <table:table-cell table:number-columns-repeated="5"/>
        </table:table-row>
        <table:table-row table:style-name="ro1">
          <table:table-cell table:style-name="ce1" table:formula="of:= [.A19] + 0.25" office:value-type="float" office:value="-1.75" calcext:value-type="float">
            <text:p>-1,75</text:p>
          </table:table-cell>
          <table:table-cell table:style-name="ce3" table:formula="of:= 1.08 *[.A20]* SIN([.A20]) + 1.42*SIN([.A20])^2- 0.72*[.A20]" office:value-type="float" office:value="4.49461768756821" calcext:value-type="float">
            <text:p>4,49</text:p>
          </table:table-cell>
          <table:table-cell table:number-columns-repeated="5"/>
        </table:table-row>
        <table:table-row table:style-name="ro1">
          <table:table-cell table:style-name="ce1" table:formula="of:= [.A20] + 0.25" office:value-type="float" office:value="-1.5" calcext:value-type="float">
            <text:p>-1,5</text:p>
          </table:table-cell>
          <table:table-cell table:style-name="ce3" table:formula="of:= 1.08 *[.A21]* SIN([.A21]) + 1.42*SIN([.A21])^2- 0.72*[.A21]" office:value-type="float" office:value="4.10883655088488" calcext:value-type="float">
            <text:p>4,11</text:p>
          </table:table-cell>
          <table:table-cell table:number-columns-repeated="5"/>
        </table:table-row>
        <table:table-row table:style-name="ro1">
          <table:table-cell table:style-name="ce1" table:formula="of:= [.A21] + 0.25" office:value-type="float" office:value="-1.25" calcext:value-type="float">
            <text:p>-1,25</text:p>
          </table:table-cell>
          <table:table-cell table:style-name="ce3" table:formula="of:= 1.08 *[.A22]* SIN([.A22]) + 1.42*SIN([.A22])^2- 0.72*[.A22]" office:value-type="float" office:value="3.45994120316836" calcext:value-type="float">
            <text:p>3,46</text:p>
          </table:table-cell>
          <table:table-cell table:number-columns-repeated="5"/>
        </table:table-row>
        <table:table-row table:style-name="ro1">
          <table:table-cell table:style-name="ce1" table:formula="of:= [.A22] + 0.25" office:value-type="float" office:value="-1" calcext:value-type="float">
            <text:p>-1</text:p>
          </table:table-cell>
          <table:table-cell table:style-name="ce3" table:formula="of:= 1.08 *[.A23]* SIN([.A23]) + 1.42*SIN([.A23])^2- 0.72*[.A23]" office:value-type="float" office:value="2.634252917541" calcext:value-type="float">
            <text:p>2,63</text:p>
          </table:table-cell>
          <table:table-cell table:number-columns-repeated="5"/>
        </table:table-row>
        <table:table-row table:style-name="ro1">
          <table:table-cell table:style-name="ce1" table:formula="of:= [.A23] + 0.25" office:value-type="float" office:value="-0.75" calcext:value-type="float">
            <text:p>-0,75</text:p>
          </table:table-cell>
          <table:table-cell table:style-name="ce3" table:formula="of:= 1.08 *[.A24]* SIN([.A24]) + 1.42*SIN([.A24])^2- 0.72*[.A24]" office:value-type="float" office:value="1.75190398243483" calcext:value-type="float">
            <text:p>1,75</text:p>
          </table:table-cell>
          <table:table-cell table:number-columns-repeated="5"/>
        </table:table-row>
        <table:table-row table:style-name="ro1">
          <table:table-cell table:style-name="ce1" table:formula="of:= [.A24] + 0.25" office:value-type="float" office:value="-0.5" calcext:value-type="float">
            <text:p>-0,5</text:p>
          </table:table-cell>
          <table:table-cell table:style-name="ce3" table:formula="of:= 1.08 *[.A25]* SIN([.A25]) + 1.42*SIN([.A25])^2- 0.72*[.A25]" office:value-type="float" office:value="0.94527515367989" calcext:value-type="float">
            <text:p>0,95</text:p>
          </table:table-cell>
          <table:table-cell table:number-columns-repeated="5"/>
        </table:table-row>
        <table:table-row table:style-name="ro1">
          <table:table-cell table:style-name="ce1" table:formula="of:= [.A25] + 0.25" office:value-type="float" office:value="-0.25" calcext:value-type="float">
            <text:p>-0,25</text:p>
          </table:table-cell>
          <table:table-cell table:style-name="ce3" table:formula="of:= 1.08 *[.A26]* SIN([.A26]) + 1.42*SIN([.A26])^2- 0.72*[.A26]" office:value-type="float" office:value="0.333715450056557" calcext:value-type="float">
            <text:p>0,33</text:p>
          </table:table-cell>
          <table:table-cell table:number-columns-repeated="5"/>
        </table:table-row>
        <table:table-row table:style-name="ro1">
          <table:table-cell table:style-name="ce1" table:formula="of:= [.A26] + 0.25" office:value-type="float" office:value="0" calcext:value-type="float">
            <text:p>0</text:p>
          </table:table-cell>
          <table:table-cell table:style-name="ce3" table:formula="of:= 1.08 *[.A27]* SIN([.A27]) + 1.42*SIN([.A27])^2- 0.72*[.A27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style-name="ce1" table:formula="of:= [.A27] + 0.25" office:value-type="float" office:value="0.25" calcext:value-type="float">
            <text:p>0,25</text:p>
          </table:table-cell>
          <table:table-cell table:style-name="ce3" table:formula="of:= 1.08 *[.A28]* SIN([.A28]) + 1.42*SIN([.A28])^2- 0.72*[.A28]" office:value-type="float" office:value="-0.0262845499434434" calcext:value-type="float">
            <text:p>-0,03</text:p>
          </table:table-cell>
          <table:table-cell table:number-columns-repeated="5"/>
        </table:table-row>
        <table:table-row table:style-name="ro1">
          <table:table-cell table:style-name="ce1" table:formula="of:= [.A28] + 0.25" office:value-type="float" office:value="0.5" calcext:value-type="float">
            <text:p>0,5</text:p>
          </table:table-cell>
          <table:table-cell table:style-name="ce3" table:formula="of:= 1.08 *[.A29]* SIN([.A29]) + 1.42*SIN([.A29])^2- 0.72*[.A29]" office:value-type="float" office:value="0.22527515367989" calcext:value-type="float">
            <text:p>0,23</text:p>
          </table:table-cell>
          <table:table-cell table:number-columns-repeated="5"/>
        </table:table-row>
        <table:table-row table:style-name="ro1">
          <table:table-cell table:style-name="ce1" table:formula="of:= [.A29] + 0.25" office:value-type="float" office:value="0.75" calcext:value-type="float">
            <text:p>0,75</text:p>
          </table:table-cell>
          <table:table-cell table:style-name="ce3" table:formula="of:= 1.08 *[.A30]* SIN([.A30]) + 1.42*SIN([.A30])^2- 0.72*[.A30]" office:value-type="float" office:value="0.671903982434831" calcext:value-type="float">
            <text:p>0,67</text:p>
          </table:table-cell>
          <table:table-cell table:number-columns-repeated="5"/>
        </table:table-row>
        <table:table-row table:style-name="ro1">
          <table:table-cell table:style-name="ce1" table:formula="of:= [.A30] + 0.25" office:value-type="float" office:value="1" calcext:value-type="float">
            <text:p>1</text:p>
          </table:table-cell>
          <table:table-cell table:style-name="ce3" table:formula="of:= 1.08 *[.A31]* SIN([.A31]) + 1.42*SIN([.A31])^2- 0.72*[.A31]" office:value-type="float" office:value="1.194252917541" calcext:value-type="float">
            <text:p>1,19</text:p>
          </table:table-cell>
          <table:table-cell table:number-columns-repeated="5"/>
        </table:table-row>
        <table:table-row table:style-name="ro1">
          <table:table-cell table:style-name="ce1" table:formula="of:= [.A31] + 0.25" office:value-type="float" office:value="1.25" calcext:value-type="float">
            <text:p>1,25</text:p>
          </table:table-cell>
          <table:table-cell table:style-name="ce3" table:formula="of:= 1.08 *[.A32]* SIN([.A32]) + 1.42*SIN([.A32])^2- 0.72*[.A32]" office:value-type="float" office:value="1.65994120316836" calcext:value-type="float">
            <text:p>1,66</text:p>
          </table:table-cell>
          <table:table-cell table:number-columns-repeated="5"/>
        </table:table-row>
        <table:table-row table:style-name="ro1">
          <table:table-cell table:style-name="ce1" table:formula="of:= [.A32] + 0.25" office:value-type="float" office:value="1.5" calcext:value-type="float">
            <text:p>1,5</text:p>
          </table:table-cell>
          <table:table-cell table:style-name="ce3" table:formula="of:= 1.08 *[.A33]* SIN([.A33]) + 1.42*SIN([.A33])^2- 0.72*[.A33]" office:value-type="float" office:value="1.94883655088488" calcext:value-type="float">
            <text:p>1,95</text:p>
          </table:table-cell>
          <table:table-cell table:number-columns-repeated="5"/>
        </table:table-row>
        <table:table-row table:style-name="ro1">
          <table:table-cell table:style-name="ce1" table:formula="of:= [.A33] + 0.25" office:value-type="float" office:value="1.75" calcext:value-type="float">
            <text:p>1,75</text:p>
          </table:table-cell>
          <table:table-cell table:style-name="ce3" table:formula="of:= 1.08 *[.A34]* SIN([.A34]) + 1.42*SIN([.A34])^2- 0.72*[.A34]" office:value-type="float" office:value="1.97461768756821" calcext:value-type="float">
            <text:p>1,97</text:p>
          </table:table-cell>
          <table:table-cell table:number-columns-repeated="5"/>
        </table:table-row>
        <table:table-row table:style-name="ro1">
          <table:table-cell table:style-name="ce1" table:formula="of:= [.A34] + 0.25" office:value-type="float" office:value="2" calcext:value-type="float">
            <text:p>2</text:p>
          </table:table-cell>
          <table:table-cell table:style-name="ce3" table:formula="of:= 1.08 *[.A35]* SIN([.A35]) + 1.42*SIN([.A35])^2- 0.72*[.A35]" office:value-type="float" office:value="1.69816941275664" calcext:value-type="float">
            <text:p>1,70</text:p>
          </table:table-cell>
          <table:table-cell table:number-columns-repeated="5"/>
        </table:table-row>
        <table:table-row table:style-name="ro1">
          <table:table-cell table:style-name="ce1" table:formula="of:= [.A35] + 0.25" office:value-type="float" office:value="2.25" calcext:value-type="float">
            <text:p>2,25</text:p>
          </table:table-cell>
          <table:table-cell table:style-name="ce3" table:formula="of:= 1.08 *[.A36]* SIN([.A36]) + 1.42*SIN([.A36])^2- 0.72*[.A36]" office:value-type="float" office:value="1.1303828860335" calcext:value-type="float">
            <text:p>1,13</text:p>
          </table:table-cell>
          <table:table-cell table:number-columns-repeated="5"/>
        </table:table-row>
        <table:table-row table:style-name="ro1">
          <table:table-cell table:style-name="ce1" table:formula="of:= [.A36] + 0.25" office:value-type="float" office:value="2.5" calcext:value-type="float">
            <text:p>2,5</text:p>
          </table:table-cell>
          <table:table-cell table:style-name="ce3" table:formula="of:= 1.08 *[.A37]* SIN([.A37]) + 1.42*SIN([.A37])^2- 0.72*[.A37]" office:value-type="float" office:value="0.324474637401793" calcext:value-type="float">
            <text:p>0,32</text:p>
          </table:table-cell>
          <table:table-cell table:number-columns-repeated="5"/>
        </table:table-row>
        <table:table-row table:style-name="ro1">
          <table:table-cell table:style-name="ce1" table:formula="of:= [.A37] + 0.25" office:value-type="float" office:value="2.75" calcext:value-type="float">
            <text:p>2,75</text:p>
          </table:table-cell>
          <table:table-cell table:style-name="ce3" table:formula="of:= 1.08 *[.A38]* SIN([.A38]) + 1.42*SIN([.A38])^2- 0.72*[.A38]" office:value-type="float" office:value="-0.639622393351369" calcext:value-type="float">
            <text:p>-0,64</text:p>
          </table:table-cell>
          <table:table-cell table:number-columns-repeated="5"/>
        </table:table-row>
        <table:table-row table:style-name="ro1">
          <table:table-cell table:style-name="ce1" table:formula="of:= [.A38] + 0.25" office:value-type="float" office:value="3" calcext:value-type="float">
            <text:p>3</text:p>
          </table:table-cell>
          <table:table-cell table:style-name="ce3" table:formula="of:= 1.08 *[.A39]* SIN([.A39]) + 1.42*SIN([.A39])^2- 0.72*[.A39]" office:value-type="float" office:value="-1.67449207740779" calcext:value-type="float">
            <text:p>-1,67</text:p>
          </table:table-cell>
          <table:table-cell table:number-columns-repeated="5"/>
        </table:table-row>
        <table:table-row table:style-name="ro1">
          <table:table-cell table:style-name="ce1" table:formula="of:= [.A39] + 0.25" office:value-type="float" office:value="3.25" calcext:value-type="float">
            <text:p>3,25</text:p>
          </table:table-cell>
          <table:table-cell table:style-name="ce3" table:formula="of:= 1.08 *[.A40]* SIN([.A40]) + 1.42*SIN([.A40])^2- 0.72*[.A40]" office:value-type="float" office:value="-2.70314213646758" calcext:value-type="float">
            <text:p>-2,70</text:p>
          </table:table-cell>
          <table:table-cell table:number-columns-repeated="5"/>
        </table:table-row>
        <table:table-row table:style-name="ro1">
          <table:table-cell table:style-name="ce1" table:formula="of:= [.A40] + 0.25" office:value-type="float" office:value="3.5" calcext:value-type="float">
            <text:p>3,5</text:p>
          </table:table-cell>
          <table:table-cell table:style-name="ce3" table:formula="of:= 1.08 *[.A41]* SIN([.A41]) + 1.42*SIN([.A41])^2- 0.72*[.A41]" office:value-type="float" office:value="-3.67123120125051" calcext:value-type="float">
            <text:p>-3,67</text:p>
          </table:table-cell>
          <table:table-cell table:number-columns-repeated="5"/>
        </table:table-row>
        <table:table-row table:style-name="ro1">
          <table:table-cell table:style-name="ce1" table:formula="of:= [.A41] + 0.25" office:value-type="float" office:value="3.75" calcext:value-type="float">
            <text:p>3,75</text:p>
          </table:table-cell>
          <table:table-cell table:style-name="ce3" table:formula="of:= 1.08 *[.A42]* SIN([.A42]) + 1.42*SIN([.A42])^2- 0.72*[.A42]" office:value-type="float" office:value="-4.55093441656936" calcext:value-type="float">
            <text:p>-4,55</text:p>
          </table:table-cell>
          <table:table-cell table:number-columns-repeated="5"/>
        </table:table-row>
        <table:table-row table:style-name="ro1">
          <table:table-cell table:style-name="ce1" table:formula="of:= [.A42] + 0.25" office:value-type="float" office:value="4" calcext:value-type="float">
            <text:p>4</text:p>
          </table:table-cell>
          <table:table-cell table:style-name="ce3" table:formula="of:= 1.08 *[.A43]* SIN([.A43]) + 1.42*SIN([.A43])^2- 0.72*[.A43]" office:value-type="float" office:value="-5.33608175572613" calcext:value-type="float">
            <text:p>-5,34</text:p>
          </table:table-cell>
          <table:table-cell table:number-columns-repeated="5"/>
        </table:table-row>
        <table:table-row table:style-name="ro1">
          <table:table-cell table:style-name="ce1" table:formula="of:= [.A43] + 0.25" office:value-type="float" office:value="4.25" calcext:value-type="float">
            <text:p>4,25</text:p>
          </table:table-cell>
          <table:table-cell table:style-name="ce3" table:formula="of:= 1.08 *[.A44]* SIN([.A44]) + 1.42*SIN([.A44])^2- 0.72*[.A44]" office:value-type="float" office:value="-6.03057270336297" calcext:value-type="float">
            <text:p>-6,03</text:p>
          </table:table-cell>
          <table:table-cell table:number-columns-repeated="5"/>
        </table:table-row>
        <table:table-row table:style-name="ro1">
          <table:table-cell table:style-name="ce1" table:formula="of:= [.A44] + 0.25" office:value-type="float" office:value="4.5" calcext:value-type="float">
            <text:p>4,5</text:p>
          </table:table-cell>
          <table:table-cell table:style-name="ce3" table:formula="of:= 1.08 *[.A45]* SIN([.A45]) + 1.42*SIN([.A45])^2- 0.72*[.A45]" office:value-type="float" office:value="-6.63389388591425" calcext:value-type="float">
            <text:p>-6,63</text:p>
          </table:table-cell>
          <table:table-cell table:number-columns-repeated="5"/>
        </table:table-row>
        <table:table-row table:style-name="ro1">
          <table:table-cell table:style-name="ce1" table:formula="of:= [.A45] + 0.25" office:value-type="float" office:value="4.75" calcext:value-type="float">
            <text:p>4,75</text:p>
          </table:table-cell>
          <table:table-cell table:style-name="ce3" table:formula="of:= 1.08 *[.A46]* SIN([.A46]) + 1.42*SIN([.A46])^2- 0.72*[.A46]" office:value-type="float" office:value="-7.12837977654426" calcext:value-type="float">
            <text:p>-7,13</text:p>
          </table:table-cell>
          <table:table-cell table:number-columns-repeated="5"/>
        </table:table-row>
        <table:table-row table:style-name="ro1">
          <table:table-cell table:style-name="ce1" table:formula="of:= [.A46] + 0.25" office:value-type="float" office:value="5" calcext:value-type="float">
            <text:p>5</text:p>
          </table:table-cell>
          <table:table-cell table:style-name="ce3" table:formula="of:= 1.08 *[.A47]* SIN([.A47]) + 1.42*SIN([.A47])^2- 0.72*[.A47]" office:value-type="float" office:value="-7.47245029753667" calcext:value-type="float">
            <text:p>-7,47</text:p>
          </table:table-cell>
          <table:table-cell table:number-columns-repeated="5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Лист2" table:style-name="ta1">
        <table:shapes>
          <draw:frame draw:z-index="0" draw:style-name="gr3" draw:text-style-name="P1" svg:width="29.685cm" svg:height="18.399cm" svg:x="6.829cm" svg:y="0.424cm">
            <draw:object draw:notify-on-update-of-ranges="Лист2.A2:Лист2.A42 Лист2.B1:Лист2.B1 Лист2.B2:Лист2.B42 Лист2.C1:Лист2.C1 Лист2.C2:Лист2.C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y’</text:p>
          </table:table-cell>
        </table:table-row>
        <table:table-row table:style-name="ro1">
          <table:table-cell table:style-name="ce1" office:value-type="float" office:value="-5" calcext:value-type="float">
            <text:p>-5</text:p>
          </table:table-cell>
          <table:table-cell table:style-name="ce3" table:formula="of:= 1.08 *[.A2]* SIN([.A2]) + 1.42*SIN([.A2])^2- 0.72*[.A2]" office:value-type="float" office:value="-0.272450297536667" calcext:value-type="float">
            <text:p>-0,27</text:p>
          </table:table-cell>
          <table:table-cell table:style-name="ce3" table:formula="of:= 1.08*SIN([.A2])+1.08 *[.A2]* COS([.A2]) + 2.84*SIN([.A2])*COS([.A2])- 0.72" office:value-type="float" office:value="-0.443627607402327" calcext:value-type="float">
            <text:p>-0,44</text:p>
          </table:table-cell>
        </table:table-row>
        <table:table-row table:style-name="ro1">
          <table:table-cell table:style-name="ce1" table:formula="of:= [.A2] + 0.25" office:value-type="float" office:value="-4.75" calcext:value-type="float">
            <text:p>-4,75</text:p>
          </table:table-cell>
          <table:table-cell table:style-name="ce3" table:formula="of:= 1.08 *[.A3]* SIN([.A3]) + 1.42*SIN([.A3])^2- 0.72*[.A3]" office:value-type="float" office:value="-0.288379776544261" calcext:value-type="float">
            <text:p>-0,29</text:p>
          </table:table-cell>
          <table:table-cell table:style-name="ce3" table:formula="of:= 1.08*SIN([.A3])+1.08 *[.A3]* COS([.A3]) + 2.84*SIN([.A3])*COS([.A3])- 0.72" office:value-type="float" office:value="0.273051758833858" calcext:value-type="float">
            <text:p>0,27</text:p>
          </table:table-cell>
        </table:table-row>
        <table:table-row table:style-name="ro1">
          <table:table-cell table:style-name="ce1" table:formula="of:= [.A3] + 0.25" office:value-type="float" office:value="-4.5" calcext:value-type="float">
            <text:p>-4,5</text:p>
          </table:table-cell>
          <table:table-cell table:style-name="ce3" table:formula="of:= 1.08 *[.A4]* SIN([.A4]) + 1.42*SIN([.A4])^2- 0.72*[.A4]" office:value-type="float" office:value="-0.153893885914251" calcext:value-type="float">
            <text:p>-0,15</text:p>
          </table:table-cell>
          <table:table-cell table:style-name="ce3" table:formula="of:= 1.08*SIN([.A4])+1.08 *[.A4]* COS([.A4]) + 2.84*SIN([.A4])*COS([.A4])- 0.72" office:value-type="float" office:value="0.7749918632686" calcext:value-type="float">
            <text:p>0,77</text:p>
          </table:table-cell>
        </table:table-row>
        <table:table-row table:style-name="ro1">
          <table:table-cell table:style-name="ce1" table:formula="of:= [.A4] + 0.25" office:value-type="float" office:value="-4.25" calcext:value-type="float">
            <text:p>-4,25</text:p>
          </table:table-cell>
          <table:table-cell table:style-name="ce3" table:formula="of:= 1.08 *[.A5]* SIN([.A5]) + 1.42*SIN([.A5])^2- 0.72*[.A5]" office:value-type="float" office:value="0.0894272966370266" calcext:value-type="float">
            <text:p>0,09</text:p>
          </table:table-cell>
          <table:table-cell table:style-name="ce3" table:formula="of:= 1.08*SIN([.A5])+1.08 *[.A5]* COS([.A5]) + 2.84*SIN([.A5])*COS([.A5])- 0.72" office:value-type="float" office:value="1.16027838566582" calcext:value-type="float">
            <text:p>1,16</text:p>
          </table:table-cell>
        </table:table-row>
        <table:table-row table:style-name="ro1">
          <table:table-cell table:style-name="ce1" table:formula="of:= [.A5] + 0.25" office:value-type="float" office:value="-4" calcext:value-type="float">
            <text:p>-4</text:p>
          </table:table-cell>
          <table:table-cell table:style-name="ce3" table:formula="of:= 1.08 *[.A6]* SIN([.A6]) + 1.42*SIN([.A6])^2- 0.72*[.A6]" office:value-type="float" office:value="0.423918244273866" calcext:value-type="float">
            <text:p>0,42</text:p>
          </table:table-cell>
          <table:table-cell table:style-name="ce3" table:formula="of:= 1.08*SIN([.A6])+1.08 *[.A6]* COS([.A6]) + 2.84*SIN([.A6])*COS([.A6])- 0.72" office:value-type="float" office:value="1.51619842685816" calcext:value-type="float">
            <text:p>1,52</text:p>
          </table:table-cell>
        </table:table-row>
        <table:table-row table:style-name="ro1">
          <table:table-cell table:style-name="ce1" table:formula="of:= [.A6] + 0.25" office:value-type="float" office:value="-3.75" calcext:value-type="float">
            <text:p>-3,75</text:p>
          </table:table-cell>
          <table:table-cell table:style-name="ce3" table:formula="of:= 1.08 *[.A7]* SIN([.A7]) + 1.42*SIN([.A7])^2- 0.72*[.A7]" office:value-type="float" office:value="0.849065583430639" calcext:value-type="float">
            <text:p>0,85</text:p>
          </table:table-cell>
          <table:table-cell table:style-name="ce3" table:formula="of:= 1.08*SIN([.A7])+1.08 *[.A7]* COS([.A7]) + 2.84*SIN([.A7])*COS([.A7])- 0.72" office:value-type="float" office:value="1.88859165444682" calcext:value-type="float">
            <text:p>1,89</text:p>
          </table:table-cell>
        </table:table-row>
        <table:table-row table:style-name="ro1">
          <table:table-cell table:style-name="ce1" table:formula="of:= [.A7] + 0.25" office:value-type="float" office:value="-3.5" calcext:value-type="float">
            <text:p>-3,5</text:p>
          </table:table-cell>
          <table:table-cell table:style-name="ce3" table:formula="of:= 1.08 *[.A8]* SIN([.A8]) + 1.42*SIN([.A8])^2- 0.72*[.A8]" office:value-type="float" office:value="1.36876879874949" calcext:value-type="float">
            <text:p>1,37</text:p>
          </table:table-cell>
          <table:table-cell table:style-name="ce3" table:formula="of:= 1.08*SIN([.A8])+1.08 *[.A8]* COS([.A8]) + 2.84*SIN([.A8])*COS([.A8])- 0.72" office:value-type="float" office:value="2.26573119368332" calcext:value-type="float">
            <text:p>2,27</text:p>
          </table:table-cell>
        </table:table-row>
        <table:table-row table:style-name="ro1">
          <table:table-cell table:style-name="ce1" table:formula="of:= [.A8] + 0.25" office:value-type="float" office:value="-3.25" calcext:value-type="float">
            <text:p>-3,25</text:p>
          </table:table-cell>
          <table:table-cell table:style-name="ce3" table:formula="of:= 1.08 *[.A9]* SIN([.A9]) + 1.42*SIN([.A9])^2- 0.72*[.A9]" office:value-type="float" office:value="1.97685786353242" calcext:value-type="float">
            <text:p>1,98</text:p>
          </table:table-cell>
          <table:table-cell table:style-name="ce3" table:formula="of:= 1.08*SIN([.A9])+1.08 *[.A9]* COS([.A9]) + 2.84*SIN([.A9])*COS([.A9])- 0.72" office:value-type="float" office:value="2.58077552525054" calcext:value-type="float">
            <text:p>2,58</text:p>
          </table:table-cell>
        </table:table-row>
        <table:table-row table:style-name="ro1">
          <table:table-cell table:style-name="ce1" table:formula="of:= [.A9] + 0.25" office:value-type="float" office:value="-3" calcext:value-type="float">
            <text:p>-3</text:p>
          </table:table-cell>
          <table:table-cell table:style-name="ce3" table:formula="of:= 1.08 *[.A10]* SIN([.A10]) + 1.42*SIN([.A10])^2- 0.72*[.A10]" office:value-type="float" office:value="2.64550792259221" calcext:value-type="float">
            <text:p>2,65</text:p>
          </table:table-cell>
          <table:table-cell table:style-name="ce3" table:formula="of:= 1.08*SIN([.A10])+1.08 *[.A10]* COS([.A10]) + 2.84*SIN([.A10])*COS([.A10])- 0.72" office:value-type="float" office:value="2.73193608772326" calcext:value-type="float">
            <text:p>2,73</text:p>
          </table:table-cell>
        </table:table-row>
        <table:table-row table:style-name="ro1">
          <table:table-cell table:style-name="ce1" table:formula="of:= [.A10] + 0.25" office:value-type="float" office:value="-2.75" calcext:value-type="float">
            <text:p>-2,75</text:p>
          </table:table-cell>
          <table:table-cell table:style-name="ce3" table:formula="of:= 1.08 *[.A11]* SIN([.A11]) + 1.42*SIN([.A11])^2- 0.72*[.A11]" office:value-type="float" office:value="3.32037760664863" calcext:value-type="float">
            <text:p>3,32</text:p>
          </table:table-cell>
          <table:table-cell table:style-name="ce3" table:formula="of:= 1.08*SIN([.A11])+1.08 *[.A11]* COS([.A11]) + 2.84*SIN([.A11])*COS([.A11])- 0.72" office:value-type="float" office:value="2.61485145543185" calcext:value-type="float">
            <text:p>2,61</text:p>
          </table:table-cell>
        </table:table-row>
        <table:table-row table:style-name="ro1">
          <table:table-cell table:style-name="ce1" table:formula="of:= [.A11] + 0.25" office:value-type="float" office:value="-2.5" calcext:value-type="float">
            <text:p>-2,5</text:p>
          </table:table-cell>
          <table:table-cell table:style-name="ce3" table:formula="of:= 1.08 *[.A12]* SIN([.A12]) + 1.42*SIN([.A12])^2- 0.72*[.A12]" office:value-type="float" office:value="3.92447463740179" calcext:value-type="float">
            <text:p>3,92</text:p>
          </table:table-cell>
          <table:table-cell table:style-name="ce3" table:formula="of:= 1.08*SIN([.A12])+1.08 *[.A12]* COS([.A12]) + 2.84*SIN([.A12])*COS([.A12])- 0.72" office:value-type="float" office:value="2.15841031636611" calcext:value-type="float">
            <text:p>2,16</text:p>
          </table:table-cell>
        </table:table-row>
        <table:table-row table:style-name="ro1">
          <table:table-cell table:style-name="ce1" table:formula="of:= [.A12] + 0.25" office:value-type="float" office:value="-2.25" calcext:value-type="float">
            <text:p>-2,25</text:p>
          </table:table-cell>
          <table:table-cell table:style-name="ce3" table:formula="of:= 1.08 *[.A13]* SIN([.A13]) + 1.42*SIN([.A13])^2- 0.72*[.A13]" office:value-type="float" office:value="4.3703828860335" calcext:value-type="float">
            <text:p>4,37</text:p>
          </table:table-cell>
          <table:table-cell table:style-name="ce3" table:formula="of:= 1.08*SIN([.A13])+1.08 *[.A13]* COS([.A13]) + 2.84*SIN([.A13])*COS([.A13])- 0.72" office:value-type="float" office:value="1.35423561766174" calcext:value-type="float">
            <text:p>1,35</text:p>
          </table:table-cell>
        </table:table-row>
        <table:table-row table:style-name="ro1">
          <table:table-cell table:style-name="ce1" table:formula="of:= [.A13] + 0.25" office:value-type="float" office:value="-2" calcext:value-type="float">
            <text:p>-2</text:p>
          </table:table-cell>
          <table:table-cell table:style-name="ce3" table:formula="of:= 1.08 *[.A14]* SIN([.A14]) + 1.42*SIN([.A14])^2- 0.72*[.A14]" office:value-type="float" office:value="4.57816941275664" calcext:value-type="float">
            <text:p>4,58</text:p>
          </table:table-cell>
          <table:table-cell table:style-name="ce3" table:formula="of:= 1.08*SIN([.A14])+1.08 *[.A14]* COS([.A14]) + 2.84*SIN([.A14])*COS([.A14])- 0.72" office:value-type="float" office:value="0.271495489307349" calcext:value-type="float">
            <text:p>0,27</text:p>
          </table:table-cell>
        </table:table-row>
        <table:table-row table:style-name="ro1">
          <table:table-cell table:style-name="ce1" table:formula="of:= [.A14] + 0.25" office:value-type="float" office:value="-1.75" calcext:value-type="float">
            <text:p>-1,75</text:p>
          </table:table-cell>
          <table:table-cell table:style-name="ce3" table:formula="of:= 1.08 *[.A15]* SIN([.A15]) + 1.42*SIN([.A15])^2- 0.72*[.A15]" office:value-type="float" office:value="4.49461768756821" calcext:value-type="float">
            <text:p>4,49</text:p>
          </table:table-cell>
          <table:table-cell table:style-name="ce3" table:formula="of:= 1.08*SIN([.A15])+1.08 *[.A15]* COS([.A15]) + 2.84*SIN([.A15])*COS([.A15])- 0.72" office:value-type="float" office:value="-0.947707594127052" calcext:value-type="float">
            <text:p>-0,95</text:p>
          </table:table-cell>
        </table:table-row>
        <table:table-row table:style-name="ro1">
          <table:table-cell table:style-name="ce1" table:formula="of:= [.A15] + 0.25" office:value-type="float" office:value="-1.5" calcext:value-type="float">
            <text:p>-1,5</text:p>
          </table:table-cell>
          <table:table-cell table:style-name="ce3" table:formula="of:= 1.08 *[.A16]* SIN([.A16]) + 1.42*SIN([.A16])^2- 0.72*[.A16]" office:value-type="float" office:value="4.10883655088488" calcext:value-type="float">
            <text:p>4,11</text:p>
          </table:table-cell>
          <table:table-cell table:style-name="ce3" table:formula="of:= 1.08*SIN([.A16])+1.08 *[.A16]* COS([.A16]) + 2.84*SIN([.A16])*COS([.A16])- 0.72" office:value-type="float" office:value="-2.11227926367907" calcext:value-type="float">
            <text:p>-2,11</text:p>
          </table:table-cell>
        </table:table-row>
        <table:table-row table:style-name="ro1">
          <table:table-cell table:style-name="ce1" table:formula="of:= [.A16] + 0.25" office:value-type="float" office:value="-1.25" calcext:value-type="float">
            <text:p>-1,25</text:p>
          </table:table-cell>
          <table:table-cell table:style-name="ce3" table:formula="of:= 1.08 *[.A17]* SIN([.A17]) + 1.42*SIN([.A17])^2- 0.72*[.A17]" office:value-type="float" office:value="3.45994120316836" calcext:value-type="float">
            <text:p>3,46</text:p>
          </table:table-cell>
          <table:table-cell table:style-name="ce3" table:formula="of:= 1.08*SIN([.A17])+1.08 *[.A17]* COS([.A17]) + 2.84*SIN([.A17])*COS([.A17])- 0.72" office:value-type="float" office:value="-3.02041902276526" calcext:value-type="float">
            <text:p>-3,02</text:p>
          </table:table-cell>
        </table:table-row>
        <table:table-row table:style-name="ro1">
          <table:table-cell table:style-name="ce1" table:formula="of:= [.A17] + 0.25" office:value-type="float" office:value="-1" calcext:value-type="float">
            <text:p>-1</text:p>
          </table:table-cell>
          <table:table-cell table:style-name="ce3" table:formula="of:= 1.08 *[.A18]* SIN([.A18]) + 1.42*SIN([.A18])^2- 0.72*[.A18]" office:value-type="float" office:value="2.634252917541" calcext:value-type="float">
            <text:p>2,63</text:p>
          </table:table-cell>
          <table:table-cell table:style-name="ce3" table:formula="of:= 1.08*SIN([.A18])+1.08 *[.A18]* COS([.A18]) + 2.84*SIN([.A18])*COS([.A18])- 0.72" office:value-type="float" office:value="-3.50351750002259" calcext:value-type="float">
            <text:p>-3,50</text:p>
          </table:table-cell>
        </table:table-row>
        <table:table-row table:style-name="ro1">
          <table:table-cell table:style-name="ce1" table:formula="of:= [.A18] + 0.25" office:value-type="float" office:value="-0.75" calcext:value-type="float">
            <text:p>-0,75</text:p>
          </table:table-cell>
          <table:table-cell table:style-name="ce3" table:formula="of:= 1.08 *[.A19]* SIN([.A19]) + 1.42*SIN([.A19])^2- 0.72*[.A19]" office:value-type="float" office:value="1.75190398243483" calcext:value-type="float">
            <text:p>1,75</text:p>
          </table:table-cell>
          <table:table-cell table:style-name="ce3" table:formula="of:= 1.08*SIN([.A19])+1.08 *[.A19]* COS([.A19]) + 2.84*SIN([.A19])*COS([.A19])- 0.72" office:value-type="float" office:value="-3.46528072559075" calcext:value-type="float">
            <text:p>-3,47</text:p>
          </table:table-cell>
        </table:table-row>
        <table:table-row table:style-name="ro1">
          <table:table-cell table:style-name="ce1" table:formula="of:= [.A19] + 0.25" office:value-type="float" office:value="-0.5" calcext:value-type="float">
            <text:p>-0,5</text:p>
          </table:table-cell>
          <table:table-cell table:style-name="ce3" table:formula="of:= 1.08 *[.A20]* SIN([.A20]) + 1.42*SIN([.A20])^2- 0.72*[.A20]" office:value-type="float" office:value="0.94527515367989" calcext:value-type="float">
            <text:p>0,95</text:p>
          </table:table-cell>
          <table:table-cell table:style-name="ce3" table:formula="of:= 1.08*SIN([.A20])+1.08 *[.A20]* COS([.A20]) + 2.84*SIN([.A20])*COS([.A20])- 0.72" office:value-type="float" office:value="-2.90656296354055" calcext:value-type="float">
            <text:p>-2,91</text:p>
          </table:table-cell>
        </table:table-row>
        <table:table-row table:style-name="ro1">
          <table:table-cell table:style-name="ce1" table:formula="of:= [.A20] + 0.25" office:value-type="float" office:value="-0.25" calcext:value-type="float">
            <text:p>-0,25</text:p>
          </table:table-cell>
          <table:table-cell table:style-name="ce3" table:formula="of:= 1.08 *[.A21]* SIN([.A21]) + 1.42*SIN([.A21])^2- 0.72*[.A21]" office:value-type="float" office:value="0.333715450056557" calcext:value-type="float">
            <text:p>0,33</text:p>
          </table:table-cell>
          <table:table-cell table:style-name="ce3" table:formula="of:= 1.08*SIN([.A21])+1.08 *[.A21]* COS([.A21]) + 2.84*SIN([.A21])*COS([.A21])- 0.72" office:value-type="float" office:value="-1.92958689467473" calcext:value-type="float">
            <text:p>-1,93</text:p>
          </table:table-cell>
        </table:table-row>
        <table:table-row table:style-name="ro1">
          <table:table-cell table:style-name="ce1" table:formula="of:= [.A21] + 0.25" office:value-type="float" office:value="0" calcext:value-type="float">
            <text:p>0</text:p>
          </table:table-cell>
          <table:table-cell table:style-name="ce3" table:formula="of:= 1.08 *[.A22]* SIN([.A22]) + 1.42*SIN([.A22])^2- 0.72*[.A22]" office:value-type="float" office:value="0" calcext:value-type="float">
            <text:p>0,00</text:p>
          </table:table-cell>
          <table:table-cell table:style-name="ce3" table:formula="of:= 1.08*SIN([.A22])+1.08 *[.A22]* COS([.A22]) + 2.84*SIN([.A22])*COS([.A22])- 0.72" office:value-type="float" office:value="-0.72" calcext:value-type="float">
            <text:p>-0,72</text:p>
          </table:table-cell>
        </table:table-row>
        <table:table-row table:style-name="ro1">
          <table:table-cell table:style-name="ce1" table:formula="of:= [.A22] + 0.25" office:value-type="float" office:value="0.25" calcext:value-type="float">
            <text:p>0,25</text:p>
          </table:table-cell>
          <table:table-cell table:style-name="ce3" table:formula="of:= 1.08 *[.A23]* SIN([.A23]) + 1.42*SIN([.A23])^2- 0.72*[.A23]" office:value-type="float" office:value="-0.0262845499434434" calcext:value-type="float">
            <text:p>-0,03</text:p>
          </table:table-cell>
          <table:table-cell table:style-name="ce3" table:formula="of:= 1.08*SIN([.A23])+1.08 *[.A23]* COS([.A23]) + 2.84*SIN([.A23])*COS([.A23])- 0.72" office:value-type="float" office:value="0.489586894674727" calcext:value-type="float">
            <text:p>0,49</text:p>
          </table:table-cell>
        </table:table-row>
        <table:table-row table:style-name="ro1">
          <table:table-cell table:style-name="ce1" table:formula="of:= [.A23] + 0.25" office:value-type="float" office:value="0.5" calcext:value-type="float">
            <text:p>0,5</text:p>
          </table:table-cell>
          <table:table-cell table:style-name="ce3" table:formula="of:= 1.08 *[.A24]* SIN([.A24]) + 1.42*SIN([.A24])^2- 0.72*[.A24]" office:value-type="float" office:value="0.22527515367989" calcext:value-type="float">
            <text:p>0,23</text:p>
          </table:table-cell>
          <table:table-cell table:style-name="ce3" table:formula="of:= 1.08*SIN([.A24])+1.08 *[.A24]* COS([.A24]) + 2.84*SIN([.A24])*COS([.A24])- 0.72" office:value-type="float" office:value="1.46656296354055" calcext:value-type="float">
            <text:p>1,47</text:p>
          </table:table-cell>
        </table:table-row>
        <table:table-row table:style-name="ro1">
          <table:table-cell table:style-name="ce1" table:formula="of:= [.A24] + 0.25" office:value-type="float" office:value="0.75" calcext:value-type="float">
            <text:p>0,75</text:p>
          </table:table-cell>
          <table:table-cell table:style-name="ce3" table:formula="of:= 1.08 *[.A25]* SIN([.A25]) + 1.42*SIN([.A25])^2- 0.72*[.A25]" office:value-type="float" office:value="0.671903982434831" calcext:value-type="float">
            <text:p>0,67</text:p>
          </table:table-cell>
          <table:table-cell table:style-name="ce3" table:formula="of:= 1.08*SIN([.A25])+1.08 *[.A25]* COS([.A25]) + 2.84*SIN([.A25])*COS([.A25])- 0.72" office:value-type="float" office:value="2.02528072559075" calcext:value-type="float">
            <text:p>2,03</text:p>
          </table:table-cell>
        </table:table-row>
        <table:table-row table:style-name="ro1">
          <table:table-cell table:style-name="ce1" table:formula="of:= [.A25] + 0.25" office:value-type="float" office:value="1" calcext:value-type="float">
            <text:p>1</text:p>
          </table:table-cell>
          <table:table-cell table:style-name="ce3" table:formula="of:= 1.08 *[.A26]* SIN([.A26]) + 1.42*SIN([.A26])^2- 0.72*[.A26]" office:value-type="float" office:value="1.194252917541" calcext:value-type="float">
            <text:p>1,19</text:p>
          </table:table-cell>
          <table:table-cell table:style-name="ce3" table:formula="of:= 1.08*SIN([.A26])+1.08 *[.A26]* COS([.A26]) + 2.84*SIN([.A26])*COS([.A26])- 0.72" office:value-type="float" office:value="2.06351750002259" calcext:value-type="float">
            <text:p>2,06</text:p>
          </table:table-cell>
        </table:table-row>
        <table:table-row table:style-name="ro1">
          <table:table-cell table:style-name="ce1" table:formula="of:= [.A26] + 0.25" office:value-type="float" office:value="1.25" calcext:value-type="float">
            <text:p>1,25</text:p>
          </table:table-cell>
          <table:table-cell table:style-name="ce3" table:formula="of:= 1.08 *[.A27]* SIN([.A27]) + 1.42*SIN([.A27])^2- 0.72*[.A27]" office:value-type="float" office:value="1.65994120316836" calcext:value-type="float">
            <text:p>1,66</text:p>
          </table:table-cell>
          <table:table-cell table:style-name="ce3" table:formula="of:= 1.08*SIN([.A27])+1.08 *[.A27]* COS([.A27]) + 2.84*SIN([.A27])*COS([.A27])- 0.72" office:value-type="float" office:value="1.58041902276526" calcext:value-type="float">
            <text:p>1,58</text:p>
          </table:table-cell>
        </table:table-row>
        <table:table-row table:style-name="ro1">
          <table:table-cell table:style-name="ce1" table:formula="of:= [.A27] + 0.25" office:value-type="float" office:value="1.5" calcext:value-type="float">
            <text:p>1,5</text:p>
          </table:table-cell>
          <table:table-cell table:style-name="ce3" table:formula="of:= 1.08 *[.A28]* SIN([.A28]) + 1.42*SIN([.A28])^2- 0.72*[.A28]" office:value-type="float" office:value="1.94883655088488" calcext:value-type="float">
            <text:p>1,95</text:p>
          </table:table-cell>
          <table:table-cell table:style-name="ce3" table:formula="of:= 1.08*SIN([.A28])+1.08 *[.A28]* COS([.A28]) + 2.84*SIN([.A28])*COS([.A28])- 0.72" office:value-type="float" office:value="0.672279263679069" calcext:value-type="float">
            <text:p>0,67</text:p>
          </table:table-cell>
        </table:table-row>
        <table:table-row table:style-name="ro1">
          <table:table-cell table:style-name="ce1" table:formula="of:= [.A28] + 0.25" office:value-type="float" office:value="1.75" calcext:value-type="float">
            <text:p>1,75</text:p>
          </table:table-cell>
          <table:table-cell table:style-name="ce3" table:formula="of:= 1.08 *[.A29]* SIN([.A29]) + 1.42*SIN([.A29])^2- 0.72*[.A29]" office:value-type="float" office:value="1.97461768756821" calcext:value-type="float">
            <text:p>1,97</text:p>
          </table:table-cell>
          <table:table-cell table:style-name="ce3" table:formula="of:= 1.08*SIN([.A29])+1.08 *[.A29]* COS([.A29]) + 2.84*SIN([.A29])*COS([.A29])- 0.72" office:value-type="float" office:value="-0.492292405872948" calcext:value-type="float">
            <text:p>-0,49</text:p>
          </table:table-cell>
        </table:table-row>
        <table:table-row table:style-name="ro1">
          <table:table-cell table:style-name="ce1" table:formula="of:= [.A29] + 0.25" office:value-type="float" office:value="2" calcext:value-type="float">
            <text:p>2</text:p>
          </table:table-cell>
          <table:table-cell table:style-name="ce3" table:formula="of:= 1.08 *[.A30]* SIN([.A30]) + 1.42*SIN([.A30])^2- 0.72*[.A30]" office:value-type="float" office:value="1.69816941275664" calcext:value-type="float">
            <text:p>1,70</text:p>
          </table:table-cell>
          <table:table-cell table:style-name="ce3" table:formula="of:= 1.08*SIN([.A30])+1.08 *[.A30]* COS([.A30]) + 2.84*SIN([.A30])*COS([.A30])- 0.72" office:value-type="float" office:value="-1.71149548930735" calcext:value-type="float">
            <text:p>-1,71</text:p>
          </table:table-cell>
        </table:table-row>
        <table:table-row table:style-name="ro1">
          <table:table-cell table:style-name="ce1" table:formula="of:= [.A30] + 0.25" office:value-type="float" office:value="2.25" calcext:value-type="float">
            <text:p>2,25</text:p>
          </table:table-cell>
          <table:table-cell table:style-name="ce3" table:formula="of:= 1.08 *[.A31]* SIN([.A31]) + 1.42*SIN([.A31])^2- 0.72*[.A31]" office:value-type="float" office:value="1.1303828860335" calcext:value-type="float">
            <text:p>1,13</text:p>
          </table:table-cell>
          <table:table-cell table:style-name="ce3" table:formula="of:= 1.08*SIN([.A31])+1.08 *[.A31]* COS([.A31]) + 2.84*SIN([.A31])*COS([.A31])- 0.72" office:value-type="float" office:value="-2.79423561766174" calcext:value-type="float">
            <text:p>-2,79</text:p>
          </table:table-cell>
        </table:table-row>
        <table:table-row table:style-name="ro1">
          <table:table-cell table:style-name="ce1" table:formula="of:= [.A31] + 0.25" office:value-type="float" office:value="2.5" calcext:value-type="float">
            <text:p>2,5</text:p>
          </table:table-cell>
          <table:table-cell table:style-name="ce3" table:formula="of:= 1.08 *[.A32]* SIN([.A32]) + 1.42*SIN([.A32])^2- 0.72*[.A32]" office:value-type="float" office:value="0.324474637401793" calcext:value-type="float">
            <text:p>0,32</text:p>
          </table:table-cell>
          <table:table-cell table:style-name="ce3" table:formula="of:= 1.08*SIN([.A32])+1.08 *[.A32]* COS([.A32]) + 2.84*SIN([.A32])*COS([.A32])- 0.72" office:value-type="float" office:value="-3.59841031636611" calcext:value-type="float">
            <text:p>-3,60</text:p>
          </table:table-cell>
        </table:table-row>
        <table:table-row table:style-name="ro1">
          <table:table-cell table:style-name="ce1" table:formula="of:= [.A32] + 0.25" office:value-type="float" office:value="2.75" calcext:value-type="float">
            <text:p>2,75</text:p>
          </table:table-cell>
          <table:table-cell table:style-name="ce3" table:formula="of:= 1.08 *[.A33]* SIN([.A33]) + 1.42*SIN([.A33])^2- 0.72*[.A33]" office:value-type="float" office:value="-0.639622393351369" calcext:value-type="float">
            <text:p>-0,64</text:p>
          </table:table-cell>
          <table:table-cell table:style-name="ce3" table:formula="of:= 1.08*SIN([.A33])+1.08 *[.A33]* COS([.A33]) + 2.84*SIN([.A33])*COS([.A33])- 0.72" office:value-type="float" office:value="-4.05485145543186" calcext:value-type="float">
            <text:p>-4,05</text:p>
          </table:table-cell>
        </table:table-row>
        <table:table-row table:style-name="ro1">
          <table:table-cell table:style-name="ce1" table:formula="of:= [.A33] + 0.25" office:value-type="float" office:value="3" calcext:value-type="float">
            <text:p>3</text:p>
          </table:table-cell>
          <table:table-cell table:style-name="ce3" table:formula="of:= 1.08 *[.A34]* SIN([.A34]) + 1.42*SIN([.A34])^2- 0.72*[.A34]" office:value-type="float" office:value="-1.67449207740779" calcext:value-type="float">
            <text:p>-1,67</text:p>
          </table:table-cell>
          <table:table-cell table:style-name="ce3" table:formula="of:= 1.08*SIN([.A34])+1.08 *[.A34]* COS([.A34]) + 2.84*SIN([.A34])*COS([.A34])- 0.72" office:value-type="float" office:value="-4.17193608772326" calcext:value-type="float">
            <text:p>-4,17</text:p>
          </table:table-cell>
        </table:table-row>
        <table:table-row table:style-name="ro1">
          <table:table-cell table:style-name="ce1" table:formula="of:= [.A34] + 0.25" office:value-type="float" office:value="3.25" calcext:value-type="float">
            <text:p>3,25</text:p>
          </table:table-cell>
          <table:table-cell table:style-name="ce3" table:formula="of:= 1.08 *[.A35]* SIN([.A35]) + 1.42*SIN([.A35])^2- 0.72*[.A35]" office:value-type="float" office:value="-2.70314213646758" calcext:value-type="float">
            <text:p>-2,70</text:p>
          </table:table-cell>
          <table:table-cell table:style-name="ce3" table:formula="of:= 1.08*SIN([.A35])+1.08 *[.A35]* COS([.A35]) + 2.84*SIN([.A35])*COS([.A35])- 0.72" office:value-type="float" office:value="-4.02077552525054" calcext:value-type="float">
            <text:p>-4,02</text:p>
          </table:table-cell>
        </table:table-row>
        <table:table-row table:style-name="ro1">
          <table:table-cell table:style-name="ce1" table:formula="of:= [.A35] + 0.25" office:value-type="float" office:value="3.5" calcext:value-type="float">
            <text:p>3,5</text:p>
          </table:table-cell>
          <table:table-cell table:style-name="ce3" table:formula="of:= 1.08 *[.A36]* SIN([.A36]) + 1.42*SIN([.A36])^2- 0.72*[.A36]" office:value-type="float" office:value="-3.67123120125051" calcext:value-type="float">
            <text:p>-3,67</text:p>
          </table:table-cell>
          <table:table-cell table:style-name="ce3" table:formula="of:= 1.08*SIN([.A36])+1.08 *[.A36]* COS([.A36]) + 2.84*SIN([.A36])*COS([.A36])- 0.72" office:value-type="float" office:value="-3.70573119368332" calcext:value-type="float">
            <text:p>-3,71</text:p>
          </table:table-cell>
        </table:table-row>
        <table:table-row table:style-name="ro1">
          <table:table-cell table:style-name="ce1" table:formula="of:= [.A36] + 0.25" office:value-type="float" office:value="3.75" calcext:value-type="float">
            <text:p>3,75</text:p>
          </table:table-cell>
          <table:table-cell table:style-name="ce3" table:formula="of:= 1.08 *[.A37]* SIN([.A37]) + 1.42*SIN([.A37])^2- 0.72*[.A37]" office:value-type="float" office:value="-4.55093441656936" calcext:value-type="float">
            <text:p>-4,55</text:p>
          </table:table-cell>
          <table:table-cell table:style-name="ce3" table:formula="of:= 1.08*SIN([.A37])+1.08 *[.A37]* COS([.A37]) + 2.84*SIN([.A37])*COS([.A37])- 0.72" office:value-type="float" office:value="-3.32859165444682" calcext:value-type="float">
            <text:p>-3,33</text:p>
          </table:table-cell>
        </table:table-row>
        <table:table-row table:style-name="ro1">
          <table:table-cell table:style-name="ce1" table:formula="of:= [.A37] + 0.25" office:value-type="float" office:value="4" calcext:value-type="float">
            <text:p>4</text:p>
          </table:table-cell>
          <table:table-cell table:style-name="ce3" table:formula="of:= 1.08 *[.A38]* SIN([.A38]) + 1.42*SIN([.A38])^2- 0.72*[.A38]" office:value-type="float" office:value="-5.33608175572613" calcext:value-type="float">
            <text:p>-5,34</text:p>
          </table:table-cell>
          <table:table-cell table:style-name="ce3" table:formula="of:= 1.08*SIN([.A38])+1.08 *[.A38]* COS([.A38]) + 2.84*SIN([.A38])*COS([.A38])- 0.72" office:value-type="float" office:value="-2.95619842685816" calcext:value-type="float">
            <text:p>-2,96</text:p>
          </table:table-cell>
        </table:table-row>
        <table:table-row table:style-name="ro1">
          <table:table-cell table:style-name="ce1" table:formula="of:= [.A38] + 0.25" office:value-type="float" office:value="4.25" calcext:value-type="float">
            <text:p>4,25</text:p>
          </table:table-cell>
          <table:table-cell table:style-name="ce3" table:formula="of:= 1.08 *[.A39]* SIN([.A39]) + 1.42*SIN([.A39])^2- 0.72*[.A39]" office:value-type="float" office:value="-6.03057270336297" calcext:value-type="float">
            <text:p>-6,03</text:p>
          </table:table-cell>
          <table:table-cell table:style-name="ce3" table:formula="of:= 1.08*SIN([.A39])+1.08 *[.A39]* COS([.A39]) + 2.84*SIN([.A39])*COS([.A39])- 0.72" office:value-type="float" office:value="-2.60027838566582" calcext:value-type="float">
            <text:p>-2,60</text:p>
          </table:table-cell>
        </table:table-row>
        <table:table-row table:style-name="ro1">
          <table:table-cell table:style-name="ce1" table:formula="of:= [.A39] + 0.25" office:value-type="float" office:value="4.5" calcext:value-type="float">
            <text:p>4,5</text:p>
          </table:table-cell>
          <table:table-cell table:style-name="ce3" table:formula="of:= 1.08 *[.A40]* SIN([.A40]) + 1.42*SIN([.A40])^2- 0.72*[.A40]" office:value-type="float" office:value="-6.63389388591425" calcext:value-type="float">
            <text:p>-6,63</text:p>
          </table:table-cell>
          <table:table-cell table:style-name="ce3" table:formula="of:= 1.08*SIN([.A40])+1.08 *[.A40]* COS([.A40]) + 2.84*SIN([.A40])*COS([.A40])- 0.72" office:value-type="float" office:value="-2.2149918632686" calcext:value-type="float">
            <text:p>-2,21</text:p>
          </table:table-cell>
        </table:table-row>
        <table:table-row table:style-name="ro1">
          <table:table-cell table:style-name="ce1" table:formula="of:= [.A40] + 0.25" office:value-type="float" office:value="4.75" calcext:value-type="float">
            <text:p>4,75</text:p>
          </table:table-cell>
          <table:table-cell table:style-name="ce3" table:formula="of:= 1.08 *[.A41]* SIN([.A41]) + 1.42*SIN([.A41])^2- 0.72*[.A41]" office:value-type="float" office:value="-7.12837977654426" calcext:value-type="float">
            <text:p>-7,13</text:p>
          </table:table-cell>
          <table:table-cell table:style-name="ce3" table:formula="of:= 1.08*SIN([.A41])+1.08 *[.A41]* COS([.A41]) + 2.84*SIN([.A41])*COS([.A41])- 0.72" office:value-type="float" office:value="-1.71305175883386" calcext:value-type="float">
            <text:p>-1,71</text:p>
          </table:table-cell>
        </table:table-row>
        <table:table-row table:style-name="ro1">
          <table:table-cell table:style-name="ce1" table:formula="of:= [.A41] + 0.25" office:value-type="float" office:value="5" calcext:value-type="float">
            <text:p>5</text:p>
          </table:table-cell>
          <table:table-cell table:style-name="ce3" table:formula="of:= 1.08 *[.A42]* SIN([.A42]) + 1.42*SIN([.A42])^2- 0.72*[.A42]" office:value-type="float" office:value="-7.47245029753667" calcext:value-type="float">
            <text:p>-7,47</text:p>
          </table:table-cell>
          <table:table-cell table:style-name="ce3" table:formula="of:= 1.08*SIN([.A42])+1.08 *[.A42]* COS([.A42]) + 2.84*SIN([.A42])*COS([.A42])- 0.72" office:value-type="float" office:value="-0.996372392597673" calcext:value-type="float">
            <text:p>-1,00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Лист3" table:style-name="ta1">
        <table:table-column table:style-name="co3" table:default-cell-style-name="Default"/>
        <table:table-column table:style-name="co3" table:default-cell-style-name="ce25"/>
        <table:table-column table:style-name="co3" table:number-columns-repeated="2" table:default-cell-style-name="Default"/>
        <table:table-column table:style-name="co3" table:number-columns-repeated="2" table:default-cell-style-name="ce25"/>
        <table:table-column table:style-name="co4" table:default-cell-style-name="Default"/>
        <table:table-column table:style-name="co3" table:default-cell-style-name="Default"/>
        <table:table-column table:style-name="co3" table:number-columns-repeated="2" table:default-cell-style-name="ce25"/>
        <table:table-column table:style-name="co3" table:number-columns-repeated="2" table:default-cell-style-name="Default"/>
        <table:table-column table:style-name="co3" table:number-columns-repeated="2" table:default-cell-style-name="ce25"/>
        <table:table-column table:style-name="co3" table:number-columns-repeated="2" table:default-cell-style-name="Default"/>
        <table:table-column table:style-name="co3" table:number-columns-repeated="2" table:default-cell-style-name="ce25"/>
        <table:table-column table:style-name="co3" table:number-columns-repeated="16366" table:default-cell-style-name="Default"/>
        <table:table-row table:style-name="ro1">
          <table:table-cell table:style-name="ce22"/>
          <table:table-cell table:style-name="ce23"/>
          <table:table-cell table:style-name="ce15" office:value-type="string" calcext:value-type="string">
            <text:p>Δx=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5" office:value-type="string" calcext:value-type="string">
            <text:p>Δx=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/>
          <table:table-cell table:style-name="ce15" office:value-type="string" calcext:value-type="string">
            <text:p>Δx=</text:p>
          </table:table-cell>
          <table:table-cell table:style-name="ce16" office:value-type="float" office:value="0.2" calcext:value-type="float">
            <text:p>0,2</text:p>
          </table:table-cell>
          <table:table-cell table:number-columns-repeated="2"/>
          <table:table-cell table:style-name="ce15" office:value-type="string" calcext:value-type="string">
            <text:p>Δx=</text:p>
          </table:table-cell>
          <table:table-cell table:style-name="ce16" office:value-type="float" office:value="0.1" calcext:value-type="float">
            <text:p>0,1</text:p>
          </table:table-cell>
          <table:table-cell table:number-columns-repeated="16368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2" office:value-type="string" calcext:value-type="string">
            <text:p>y’<text:span text:style-name="T1">ан</text:span></text:p>
          </table:table-cell>
          <table:table-cell table:style-name="ce1" office:value-type="string" calcext:value-type="string">
            <text:p>y(x+Δx)</text:p>
          </table:table-cell>
          <table:table-cell table:style-name="ce1" office:value-type="string" calcext:value-type="string">
            <text:p>y(x-Δx)</text:p>
          </table:table-cell>
          <table:table-cell table:style-name="ce20" office:value-type="string" calcext:value-type="string">
            <text:p>y’<text:span text:style-name="T1">выч</text:span></text:p>
          </table:table-cell>
          <table:table-cell table:style-name="ce32" office:value-type="string" calcext:value-type="string">
            <text:p>АО</text:p>
          </table:table-cell>
          <table:table-cell table:style-name="ce1" office:value-type="string" calcext:value-type="string">
            <text:p>y(x+Δx)</text:p>
          </table:table-cell>
          <table:table-cell table:style-name="ce1" office:value-type="string" calcext:value-type="string">
            <text:p>y(x-Δx)</text:p>
          </table:table-cell>
          <table:table-cell table:style-name="ce20" office:value-type="string" calcext:value-type="string">
            <text:p>y’<text:span text:style-name="T1">выч</text:span></text:p>
          </table:table-cell>
          <table:table-cell table:style-name="ce32" office:value-type="string" calcext:value-type="string">
            <text:p>АО</text:p>
          </table:table-cell>
          <table:table-cell table:style-name="ce1" office:value-type="string" calcext:value-type="string">
            <text:p>y(x+Δx)</text:p>
          </table:table-cell>
          <table:table-cell table:style-name="ce1" office:value-type="string" calcext:value-type="string">
            <text:p>y(x-Δx)</text:p>
          </table:table-cell>
          <table:table-cell table:style-name="ce20" office:value-type="string" calcext:value-type="string">
            <text:p>y’<text:span text:style-name="T1">выч</text:span></text:p>
          </table:table-cell>
          <table:table-cell table:style-name="ce32" office:value-type="string" calcext:value-type="string">
            <text:p>АО</text:p>
          </table:table-cell>
          <table:table-cell table:style-name="ce1" office:value-type="string" calcext:value-type="string">
            <text:p>y(x+Δx)</text:p>
          </table:table-cell>
          <table:table-cell table:style-name="ce1" office:value-type="string" calcext:value-type="string">
            <text:p>y(x-Δx)</text:p>
          </table:table-cell>
          <table:table-cell table:style-name="ce20" office:value-type="string" calcext:value-type="string">
            <text:p>y’<text:span text:style-name="T1">выч</text:span></text:p>
          </table:table-cell>
          <table:table-cell table:style-name="ce32" office:value-type="string" calcext:value-type="string">
            <text:p>АО</text:p>
          </table:table-cell>
          <table:table-cell table:number-columns-repeated="16366"/>
        </table:table-row>
        <table:table-row table:style-name="ro1">
          <table:table-cell table:style-name="ce1" office:value-type="float" office:value="-5" calcext:value-type="float">
            <text:p>-5</text:p>
          </table:table-cell>
          <table:table-cell table:style-name="ce13" table:formula="of:= 1.08*SIN([.A3])+1.08 *[.A3]* COS([.A3]) + 2.84*SIN([.A3])*COS([.A3])- 0.72" office:value-type="float" office:value="-0.443627607402327" calcext:value-type="float">
            <text:p>-0,44</text:p>
          </table:table-cell>
          <table:table-cell table:style-name="ce27" table:formula="of:= 1.08*([.$A3]+[.$D$1])*SIN([.$A3]+[.$D$1]) + 1.42*SIN([.$A3]+[.$D$1])^2- 0.72*([.$A3]+[.$D$1])" office:value-type="float" office:value="0.423918244273866" calcext:value-type="float">
            <text:p>0,42</text:p>
          </table:table-cell>
          <table:table-cell table:style-name="ce27" table:formula="of:= 1.08 * ([.$A3]-[.$D$1])*SIN([.$A3]-[.$D$1]) + 1.42*SIN([.$A3]-[.$D$1])^2- 0.72*([.$A3]-[.$D$1])" office:value-type="float" office:value="2.62025126097089" calcext:value-type="float">
            <text:p>2,62</text:p>
          </table:table-cell>
          <table:table-cell table:style-name="ce21" table:formula="of:=([.C3]-[.D3])/(2*[.$D$1])" office:value-type="float" office:value="-1.09816650834851" calcext:value-type="float">
            <text:p>-1,10</text:p>
          </table:table-cell>
          <table:table-cell table:style-name="ce39" table:formula="of:=ABS([.E3]-[.B3])" office:value-type="float" office:value="0.654538900946186" calcext:value-type="float">
            <text:p>0,65</text:p>
          </table:table-cell>
          <table:table-cell table:style-name="ce27" table:formula="of:= 1.08 * ([.$A3]+[.$H$1])*SIN([.$A3]+[.$H$1]) + 1.42*SIN([.$A3]+[.$H$1])^2- 0.72*([.$A3]+[.$H$1])" office:value-type="float" office:value="-0.153893885914251" calcext:value-type="float">
            <text:p>-0,15</text:p>
          </table:table-cell>
          <table:table-cell table:style-name="ce27" table:formula="of:= 1.08 *([.$A3]+-[.$H$1])* SIN([.$A3]-[.$H$1]) + 1.42*SIN([.$A3]-[.$H$1])^2- 0.72*([.$A3]-[.$H$1])" office:value-type="float" office:value="0.475948220540356" calcext:value-type="float">
            <text:p>0,48</text:p>
          </table:table-cell>
          <table:table-cell table:style-name="ce21" table:formula="of:=([.G3]-[.H3])/(2*[.$H$1])" office:value-type="float" office:value="-0.629842106454607" calcext:value-type="float">
            <text:p>-0,63</text:p>
          </table:table-cell>
          <table:table-cell table:style-name="ce39" table:formula="of:=ABS([.I3]-[.B3])" office:value-type="float" office:value="0.18621449905228" calcext:value-type="float">
            <text:p>0,19</text:p>
          </table:table-cell>
          <table:table-cell table:style-name="ce27" table:formula="of:= 1.08 * ([.$A3]+[.$L$1])*SIN([.$A3]+[.$L$1]) + 1.42*SIN([.$A3]+[.$L$1])^2- 0.72*([.$A3]+[.$L$1])" office:value-type="float" office:value="-0.298988954591169" calcext:value-type="float">
            <text:p>-0,30</text:p>
          </table:table-cell>
          <table:table-cell table:style-name="ce27" table:formula="of:= 1.08 * ([.$A3]-[.$L$1])*SIN([.$A3]-[.$L$1]) + 1.42*SIN([.$A3]-[.$L$1])^2- 0.72*([.$A3]-[.$L$1])" office:value-type="float" office:value="-0.109182523751049" calcext:value-type="float">
            <text:p>-0,11</text:p>
          </table:table-cell>
          <table:table-cell table:style-name="ce21" table:formula="of:=([.K3]-[.L3])/(2*[.$L$1])" office:value-type="float" office:value="-0.4745160771003" calcext:value-type="float">
            <text:p>-0,47</text:p>
          </table:table-cell>
          <table:table-cell table:style-name="ce40" table:formula="of:=ABS([.M3]-[.$B3])" office:value-type="float" office:value="0.0308884696979725" calcext:value-type="float">
            <text:p>0,03</text:p>
          </table:table-cell>
          <table:table-cell table:style-name="ce27" table:formula="of:= 1.08 *([.$A3]+[.$P$1])* SIN([.$A3]+[.$P$1]) + 1.42*SIN([.$A3]+[.$P$1])^2- 0.72*([.$A3]+[.$P$1])" office:value-type="float" office:value="-0.300536572813594" calcext:value-type="float">
            <text:p>-0,30</text:p>
          </table:table-cell>
          <table:table-cell table:style-name="ce27" table:formula="of:= 1.08 * ([.$A3]-[.$P$1])*SIN([.$A3]-[.$P$1]) + 1.42*SIN([.$A3]-[.$P$1])^2- 0.72*([.$A3]-[.$P$1])" office:value-type="float" office:value="-0.210258657321838" calcext:value-type="float">
            <text:p>-0,21</text:p>
          </table:table-cell>
          <table:table-cell table:style-name="ce21" table:formula="of:=([.O3]-[.P3])/(2*[.$P$1])" office:value-type="float" office:value="-0.451389577458776" calcext:value-type="float">
            <text:p>-0,45</text:p>
          </table:table-cell>
          <table:table-cell table:style-name="ce36" table:formula="of:=ABS([.Q3]-[.$B3])" office:value-type="float" office:value="0.00776197005644885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3] + 0.25" office:value-type="float" office:value="-4.75" calcext:value-type="float">
            <text:p>-4,75</text:p>
          </table:table-cell>
          <table:table-cell table:style-name="ce13" table:formula="of:= 1.08*SIN([.A4])+1.08 *[.A4]* COS([.A4]) + 2.84*SIN([.A4])*COS([.A4])- 0.72" office:value-type="float" office:value="0.273051758833858" calcext:value-type="float">
            <text:p>0,27</text:p>
          </table:table-cell>
          <table:table-cell table:style-name="ce27" table:formula="of:= 1.08*([.$A4]+[.$D$1])*SIN([.$A4]+[.$D$1]) + 1.42*SIN([.$A4]+[.$D$1])^2- 0.72*([.$A4]+[.$D$1])" office:value-type="float" office:value="0.849065583430639" calcext:value-type="float">
            <text:p>0,85</text:p>
          </table:table-cell>
          <table:table-cell table:style-name="ce27" table:formula="of:= 1.08 * ([.$A4]-[.$D$1])*SIN([.$A4]-[.$D$1]) + 1.42*SIN([.$A4]-[.$D$1])^2- 0.72*([.$A4]-[.$D$1])" office:value-type="float" office:value="1.35044055001497" calcext:value-type="float">
            <text:p>1,35</text:p>
          </table:table-cell>
          <table:table-cell table:style-name="ce21" table:formula="of:=([.C4]-[.D4])/(2*[.$D$1])" office:value-type="float" office:value="-0.250687483292166" calcext:value-type="float">
            <text:p>-0,25</text:p>
          </table:table-cell>
          <table:table-cell table:style-name="ce40" table:formula="of:=ABS([.E4]-[.B4])" office:value-type="float" office:value="0.523739242126023" calcext:value-type="float">
            <text:p>0,52</text:p>
          </table:table-cell>
          <table:table-cell table:style-name="ce27" table:formula="of:= 1.08 * ([.$A4]+[.$H$1])*SIN([.$A4]+[.$H$1]) + 1.42*SIN([.$A4]+[.$H$1])^2- 0.72*([.$A4]+[.$H$1])" office:value-type="float" office:value="0.0894272966370266" calcext:value-type="float">
            <text:p>0,09</text:p>
          </table:table-cell>
          <table:table-cell table:style-name="ce27" table:formula="of:= 1.08 *([.$A4]+-[.$H$1])* SIN([.$A4]-[.$H$1]) + 1.42*SIN([.$A4]-[.$H$1])^2- 0.72*([.$A4]-[.$H$1])" office:value-type="float" office:value="-0.0425273588516224" calcext:value-type="float">
            <text:p>-0,04</text:p>
          </table:table-cell>
          <table:table-cell table:style-name="ce21" table:formula="of:=([.G4]-[.H4])/(2*[.$H$1])" office:value-type="float" office:value="0.131954655488649" calcext:value-type="float">
            <text:p>0,13</text:p>
          </table:table-cell>
          <table:table-cell table:style-name="ce40" table:formula="of:=ABS([.I4]-[.B4])" office:value-type="float" office:value="0.141097103345209" calcext:value-type="float">
            <text:p>0,14</text:p>
          </table:table-cell>
          <table:table-cell table:style-name="ce27" table:formula="of:= 1.08 * ([.$A4]+[.$L$1])*SIN([.$A4]+[.$L$1]) + 1.42*SIN([.$A4]+[.$L$1])^2- 0.72*([.$A4]+[.$L$1])" office:value-type="float" office:value="-0.190468383171815" calcext:value-type="float">
            <text:p>-0,19</text:p>
          </table:table-cell>
          <table:table-cell table:style-name="ce27" table:formula="of:= 1.08 * ([.$A4]-[.$L$1])*SIN([.$A4]-[.$L$1]) + 1.42*SIN([.$A4]-[.$L$1])^2- 0.72*([.$A4]-[.$L$1])" office:value-type="float" office:value="-0.290468090658128" calcext:value-type="float">
            <text:p>-0,29</text:p>
          </table:table-cell>
          <table:table-cell table:style-name="ce21" table:formula="of:=([.K4]-[.L4])/(2*[.$L$1])" office:value-type="float" office:value="0.249999268715784" calcext:value-type="float">
            <text:p>0,25</text:p>
          </table:table-cell>
          <table:table-cell table:style-name="ce40" table:formula="of:=ABS([.M4]-[.$B4])" office:value-type="float" office:value="0.023052490118074" calcext:value-type="float">
            <text:p>0,02</text:p>
          </table:table-cell>
          <table:table-cell table:style-name="ce27" table:formula="of:= 1.08 *([.$A4]+[.$P$1])* SIN([.$A4]+[.$P$1]) + 1.42*SIN([.$A4]+[.$P$1])^2- 0.72*([.$A4]+[.$P$1])" office:value-type="float" office:value="-0.249749410375745" calcext:value-type="float">
            <text:p>-0,25</text:p>
          </table:table-cell>
          <table:table-cell table:style-name="ce27" table:formula="of:= 1.08 * ([.$A4]-[.$P$1])*SIN([.$A4]-[.$P$1]) + 1.42*SIN([.$A4]-[.$P$1])^2- 0.72*([.$A4]-[.$P$1])" office:value-type="float" office:value="-0.303203690713413" calcext:value-type="float">
            <text:p>-0,30</text:p>
          </table:table-cell>
          <table:table-cell table:style-name="ce21" table:formula="of:=([.O4]-[.P4])/(2*[.$P$1])" office:value-type="float" office:value="0.26727140168834" calcext:value-type="float">
            <text:p>0,27</text:p>
          </table:table-cell>
          <table:table-cell table:style-name="ce36" table:formula="of:=ABS([.Q4]-[.$B4])" office:value-type="float" office:value="0.00578035714551728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4] + 0.25" office:value-type="float" office:value="-4.5" calcext:value-type="float">
            <text:p>-4,5</text:p>
          </table:table-cell>
          <table:table-cell table:style-name="ce13" table:formula="of:= 1.08*SIN([.A5])+1.08 *[.A5]* COS([.A5]) + 2.84*SIN([.A5])*COS([.A5])- 0.72" office:value-type="float" office:value="0.7749918632686" calcext:value-type="float">
            <text:p>0,77</text:p>
          </table:table-cell>
          <table:table-cell table:style-name="ce27" table:formula="of:= 1.08*([.$A5]+[.$D$1])*SIN([.$A5]+[.$D$1]) + 1.42*SIN([.$A5]+[.$D$1])^2- 0.72*([.$A5]+[.$D$1])" office:value-type="float" office:value="1.36876879874949" calcext:value-type="float">
            <text:p>1,37</text:p>
          </table:table-cell>
          <table:table-cell table:style-name="ce27" table:formula="of:= 1.08 * ([.$A5]-[.$D$1])*SIN([.$A5]-[.$D$1]) + 1.42*SIN([.$A5]-[.$D$1])^2- 0.72*([.$A5]-[.$D$1])" office:value-type="float" office:value="0.475948220540356" calcext:value-type="float">
            <text:p>0,48</text:p>
          </table:table-cell>
          <table:table-cell table:style-name="ce21" table:formula="of:=([.C5]-[.D5])/(2*[.$D$1])" office:value-type="float" office:value="0.446410289104567" calcext:value-type="float">
            <text:p>0,45</text:p>
          </table:table-cell>
          <table:table-cell table:style-name="ce40" table:formula="of:=ABS([.E5]-[.B5])" office:value-type="float" office:value="0.328581574164033" calcext:value-type="float">
            <text:p>0,33</text:p>
          </table:table-cell>
          <table:table-cell table:style-name="ce27" table:formula="of:= 1.08 * ([.$A5]+[.$H$1])*SIN([.$A5]+[.$H$1]) + 1.42*SIN([.$A5]+[.$H$1])^2- 0.72*([.$A5]+[.$H$1])" office:value-type="float" office:value="0.423918244273866" calcext:value-type="float">
            <text:p>0,42</text:p>
          </table:table-cell>
          <table:table-cell table:style-name="ce27" table:formula="of:= 1.08 *([.$A5]+-[.$H$1])* SIN([.$A5]-[.$H$1]) + 1.42*SIN([.$A5]-[.$H$1])^2- 0.72*([.$A5]-[.$H$1])" office:value-type="float" office:value="-0.272450297536667" calcext:value-type="float">
            <text:p>-0,27</text:p>
          </table:table-cell>
          <table:table-cell table:style-name="ce21" table:formula="of:=([.G5]-[.H5])/(2*[.$H$1])" office:value-type="float" office:value="0.696368541810533" calcext:value-type="float">
            <text:p>0,70</text:p>
          </table:table-cell>
          <table:table-cell table:style-name="ce40" table:formula="of:=ABS([.I5]-[.B5])" office:value-type="float" office:value="0.0786233214580674" calcext:value-type="float">
            <text:p>0,08</text:p>
          </table:table-cell>
          <table:table-cell table:style-name="ce27" table:formula="of:= 1.08 * ([.$A5]+[.$L$1])*SIN([.$A5]+[.$L$1]) + 1.42*SIN([.$A5]+[.$L$1])^2- 0.72*([.$A5]+[.$L$1])" office:value-type="float" office:value="0.0332166233327396" calcext:value-type="float">
            <text:p>0,03</text:p>
          </table:table-cell>
          <table:table-cell table:style-name="ce27" table:formula="of:= 1.08 * ([.$A5]-[.$L$1])*SIN([.$A5]-[.$L$1]) + 1.42*SIN([.$A5]-[.$L$1])^2- 0.72*([.$A5]-[.$L$1])" office:value-type="float" office:value="-0.271828395550381" calcext:value-type="float">
            <text:p>-0,27</text:p>
          </table:table-cell>
          <table:table-cell table:style-name="ce21" table:formula="of:=([.K5]-[.L5])/(2*[.$L$1])" office:value-type="float" office:value="0.762612547207801" calcext:value-type="float">
            <text:p>0,76</text:p>
          </table:table-cell>
          <table:table-cell table:style-name="ce40" table:formula="of:=ABS([.M5]-[.$B5])" office:value-type="float" office:value="0.0123793160607999" calcext:value-type="float">
            <text:p>0,01</text:p>
          </table:table-cell>
          <table:table-cell table:style-name="ce27" table:formula="of:= 1.08 *([.$A5]+[.$P$1])* SIN([.$A5]+[.$P$1]) + 1.42*SIN([.$A5]+[.$P$1])^2- 0.72*([.$A5]+[.$P$1])" office:value-type="float" office:value="-0.0681370151392056" calcext:value-type="float">
            <text:p>-0,07</text:p>
          </table:table-cell>
          <table:table-cell table:style-name="ce27" table:formula="of:= 1.08 * ([.$A5]-[.$P$1])*SIN([.$A5]-[.$P$1]) + 1.42*SIN([.$A5]-[.$P$1])^2- 0.72*([.$A5]-[.$P$1])" office:value-type="float" office:value="-0.222517934854095" calcext:value-type="float">
            <text:p>-0,22</text:p>
          </table:table-cell>
          <table:table-cell table:style-name="ce21" table:formula="of:=([.O5]-[.P5])/(2*[.$P$1])" office:value-type="float" office:value="0.771904598574449" calcext:value-type="float">
            <text:p>0,77</text:p>
          </table:table-cell>
          <table:table-cell table:style-name="ce36" table:formula="of:=ABS([.Q5]-[.$B5])" office:value-type="float" office:value="0.00308726469415155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5] + 0.25" office:value-type="float" office:value="-4.25" calcext:value-type="float">
            <text:p>-4,25</text:p>
          </table:table-cell>
          <table:table-cell table:style-name="ce13" table:formula="of:= 1.08*SIN([.A6])+1.08 *[.A6]* COS([.A6]) + 2.84*SIN([.A6])*COS([.A6])- 0.72" office:value-type="float" office:value="1.16027838566582" calcext:value-type="float">
            <text:p>1,16</text:p>
          </table:table-cell>
          <table:table-cell table:style-name="ce27" table:formula="of:= 1.08*([.$A6]+[.$D$1])*SIN([.$A6]+[.$D$1]) + 1.42*SIN([.$A6]+[.$D$1])^2- 0.72*([.$A6]+[.$D$1])" office:value-type="float" office:value="1.97685786353242" calcext:value-type="float">
            <text:p>1,98</text:p>
          </table:table-cell>
          <table:table-cell table:style-name="ce27" table:formula="of:= 1.08 * ([.$A6]-[.$D$1])*SIN([.$A6]-[.$D$1]) + 1.42*SIN([.$A6]-[.$D$1])^2- 0.72*([.$A6]-[.$D$1])" office:value-type="float" office:value="-0.0425273588516224" calcext:value-type="float">
            <text:p>-0,04</text:p>
          </table:table-cell>
          <table:table-cell table:style-name="ce21" table:formula="of:=([.C6]-[.D6])/(2*[.$D$1])" office:value-type="float" office:value="1.00969261119202" calcext:value-type="float">
            <text:p>1,01</text:p>
          </table:table-cell>
          <table:table-cell table:style-name="ce40" table:formula="of:=ABS([.E6]-[.B6])" office:value-type="float" office:value="0.150585774473801" calcext:value-type="float">
            <text:p>0,15</text:p>
          </table:table-cell>
          <table:table-cell table:style-name="ce27" table:formula="of:= 1.08 * ([.$A6]+[.$H$1])*SIN([.$A6]+[.$H$1]) + 1.42*SIN([.$A6]+[.$H$1])^2- 0.72*([.$A6]+[.$H$1])" office:value-type="float" office:value="0.849065583430639" calcext:value-type="float">
            <text:p>0,85</text:p>
          </table:table-cell>
          <table:table-cell table:style-name="ce27" table:formula="of:= 1.08 *([.$A6]+-[.$H$1])* SIN([.$A6]-[.$H$1]) + 1.42*SIN([.$A6]-[.$H$1])^2- 0.72*([.$A6]-[.$H$1])" office:value-type="float" office:value="-0.288379776544261" calcext:value-type="float">
            <text:p>-0,29</text:p>
          </table:table-cell>
          <table:table-cell table:style-name="ce21" table:formula="of:=([.G6]-[.H6])/(2*[.$H$1])" office:value-type="float" office:value="1.1374453599749" calcext:value-type="float">
            <text:p>1,14</text:p>
          </table:table-cell>
          <table:table-cell table:style-name="ce40" table:formula="of:=ABS([.I6]-[.B6])" office:value-type="float" office:value="0.022833025690923" calcext:value-type="float">
            <text:p>0,02</text:p>
          </table:table-cell>
          <table:table-cell table:style-name="ce27" table:formula="of:= 1.08 * ([.$A6]+[.$L$1])*SIN([.$A6]+[.$L$1]) + 1.42*SIN([.$A6]+[.$L$1])^2- 0.72*([.$A6]+[.$L$1])" office:value-type="float" office:value="0.349906886292235" calcext:value-type="float">
            <text:p>0,35</text:p>
          </table:table-cell>
          <table:table-cell table:style-name="ce27" table:formula="of:= 1.08 * ([.$A6]-[.$L$1])*SIN([.$A6]-[.$L$1]) + 1.42*SIN([.$A6]-[.$L$1])^2- 0.72*([.$A6]-[.$L$1])" office:value-type="float" office:value="-0.113046330781601" calcext:value-type="float">
            <text:p>-0,11</text:p>
          </table:table-cell>
          <table:table-cell table:style-name="ce21" table:formula="of:=([.K6]-[.L6])/(2*[.$L$1])" office:value-type="float" office:value="1.15738304268459" calcext:value-type="float">
            <text:p>1,16</text:p>
          </table:table-cell>
          <table:table-cell table:style-name="ce40" table:formula="of:=ABS([.M6]-[.$B6])" office:value-type="float" office:value="0.00289534298123328" calcext:value-type="float">
            <text:p>0,00</text:p>
          </table:table-cell>
          <table:table-cell table:style-name="ce27" table:formula="of:= 1.08 *([.$A6]+[.$P$1])* SIN([.$A6]+[.$P$1]) + 1.42*SIN([.$A6]+[.$P$1])^2- 0.72*([.$A6]+[.$P$1])" office:value-type="float" office:value="0.212578611708989" calcext:value-type="float">
            <text:p>0,21</text:p>
          </table:table-cell>
          <table:table-cell table:style-name="ce27" table:formula="of:= 1.08 * ([.$A6]-[.$P$1])*SIN([.$A6]-[.$P$1]) + 1.42*SIN([.$A6]-[.$P$1])^2- 0.72*([.$A6]-[.$P$1])" office:value-type="float" office:value="-0.0193378909954407" calcext:value-type="float">
            <text:p>-0,02</text:p>
          </table:table-cell>
          <table:table-cell table:style-name="ce21" table:formula="of:=([.O6]-[.P6])/(2*[.$P$1])" office:value-type="float" office:value="1.15958251352215" calcext:value-type="float">
            <text:p>1,16</text:p>
          </table:table-cell>
          <table:table-cell table:style-name="ce36" table:formula="of:=ABS([.Q6]-[.$B6])" office:value-type="float" office:value="0.000695872143677168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6] + 0.25" office:value-type="float" office:value="-4" calcext:value-type="float">
            <text:p>-4</text:p>
          </table:table-cell>
          <table:table-cell table:style-name="ce13" table:formula="of:= 1.08*SIN([.A7])+1.08 *[.A7]* COS([.A7]) + 2.84*SIN([.A7])*COS([.A7])- 0.72" office:value-type="float" office:value="1.51619842685816" calcext:value-type="float">
            <text:p>1,52</text:p>
          </table:table-cell>
          <table:table-cell table:style-name="ce27" table:formula="of:= 1.08*([.$A7]+[.$D$1])*SIN([.$A7]+[.$D$1]) + 1.42*SIN([.$A7]+[.$D$1])^2- 0.72*([.$A7]+[.$D$1])" office:value-type="float" office:value="2.64550792259221" calcext:value-type="float">
            <text:p>2,65</text:p>
          </table:table-cell>
          <table:table-cell table:style-name="ce27" table:formula="of:= 1.08 * ([.$A7]-[.$D$1])*SIN([.$A7]-[.$D$1]) + 1.42*SIN([.$A7]-[.$D$1])^2- 0.72*([.$A7]-[.$D$1])" office:value-type="float" office:value="-0.272450297536667" calcext:value-type="float">
            <text:p>-0,27</text:p>
          </table:table-cell>
          <table:table-cell table:style-name="ce21" table:formula="of:=([.C7]-[.D7])/(2*[.$D$1])" office:value-type="float" office:value="1.45897911006444" calcext:value-type="float">
            <text:p>1,46</text:p>
          </table:table-cell>
          <table:table-cell table:style-name="ce40" table:formula="of:=ABS([.E7]-[.B7])" office:value-type="float" office:value="0.0572193167937261" calcext:value-type="float">
            <text:p>0,06</text:p>
          </table:table-cell>
          <table:table-cell table:style-name="ce27" table:formula="of:= 1.08 * ([.$A7]+[.$H$1])*SIN([.$A7]+[.$H$1]) + 1.42*SIN([.$A7]+[.$H$1])^2- 0.72*([.$A7]+[.$H$1])" office:value-type="float" office:value="1.36876879874949" calcext:value-type="float">
            <text:p>1,37</text:p>
          </table:table-cell>
          <table:table-cell table:style-name="ce27" table:formula="of:= 1.08 *([.$A7]+-[.$H$1])* SIN([.$A7]-[.$H$1]) + 1.42*SIN([.$A7]-[.$H$1])^2- 0.72*([.$A7]-[.$H$1])" office:value-type="float" office:value="-0.153893885914251" calcext:value-type="float">
            <text:p>-0,15</text:p>
          </table:table-cell>
          <table:table-cell table:style-name="ce21" table:formula="of:=([.G7]-[.H7])/(2*[.$H$1])" office:value-type="float" office:value="1.52266268466374" calcext:value-type="float">
            <text:p>1,52</text:p>
          </table:table-cell>
          <table:table-cell table:style-name="ce40" table:formula="of:=ABS([.I7]-[.B7])" office:value-type="float" office:value="0.00646425780557691" calcext:value-type="float">
            <text:p>0,01</text:p>
          </table:table-cell>
          <table:table-cell table:style-name="ce27" table:formula="of:= 1.08 * ([.$A7]+[.$L$1])*SIN([.$A7]+[.$L$1]) + 1.42*SIN([.$A7]+[.$L$1])^2- 0.72*([.$A7]+[.$L$1])" office:value-type="float" office:value="0.75654072733768" calcext:value-type="float">
            <text:p>0,76</text:p>
          </table:table-cell>
          <table:table-cell table:style-name="ce27" table:formula="of:= 1.08 * ([.$A7]-[.$L$1])*SIN([.$A7]-[.$L$1]) + 1.42*SIN([.$A7]-[.$L$1])^2- 0.72*([.$A7]-[.$L$1])" office:value-type="float" office:value="0.149227240754811" calcext:value-type="float">
            <text:p>0,15</text:p>
          </table:table-cell>
          <table:table-cell table:style-name="ce21" table:formula="of:=([.K7]-[.L7])/(2*[.$L$1])" office:value-type="float" office:value="1.51828371645717" calcext:value-type="float">
            <text:p>1,52</text:p>
          </table:table-cell>
          <table:table-cell table:style-name="ce40" table:formula="of:=ABS([.M7]-[.$B7])" office:value-type="float" office:value="0.002085289599008" calcext:value-type="float">
            <text:p>0,00</text:p>
          </table:table-cell>
          <table:table-cell table:style-name="ce27" table:formula="of:= 1.08 *([.$A7]+[.$P$1])* SIN([.$A7]+[.$P$1]) + 1.42*SIN([.$A7]+[.$P$1])^2- 0.72*([.$A7]+[.$P$1])" office:value-type="float" office:value="0.582820588917621" calcext:value-type="float">
            <text:p>0,58</text:p>
          </table:table-cell>
          <table:table-cell table:style-name="ce27" table:formula="of:= 1.08 * ([.$A7]-[.$P$1])*SIN([.$A7]-[.$P$1]) + 1.42*SIN([.$A7]-[.$P$1])^2- 0.72*([.$A7]-[.$P$1])" office:value-type="float" office:value="0.279468903505313" calcext:value-type="float">
            <text:p>0,28</text:p>
          </table:table-cell>
          <table:table-cell table:style-name="ce21" table:formula="of:=([.O7]-[.P7])/(2*[.$P$1])" office:value-type="float" office:value="1.51675842706154" calcext:value-type="float">
            <text:p>1,52</text:p>
          </table:table-cell>
          <table:table-cell table:style-name="ce36" table:formula="of:=ABS([.Q7]-[.$B7])" office:value-type="float" office:value="0.000560000203374989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7] + 0.25" office:value-type="float" office:value="-3.75" calcext:value-type="float">
            <text:p>-3,75</text:p>
          </table:table-cell>
          <table:table-cell table:style-name="ce13" table:formula="of:= 1.08*SIN([.A8])+1.08 *[.A8]* COS([.A8]) + 2.84*SIN([.A8])*COS([.A8])- 0.72" office:value-type="float" office:value="1.88859165444682" calcext:value-type="float">
            <text:p>1,89</text:p>
          </table:table-cell>
          <table:table-cell table:style-name="ce27" table:formula="of:= 1.08*([.$A8]+[.$D$1])*SIN([.$A8]+[.$D$1]) + 1.42*SIN([.$A8]+[.$D$1])^2- 0.72*([.$A8]+[.$D$1])" office:value-type="float" office:value="3.32037760664863" calcext:value-type="float">
            <text:p>3,32</text:p>
          </table:table-cell>
          <table:table-cell table:style-name="ce27" table:formula="of:= 1.08 * ([.$A8]-[.$D$1])*SIN([.$A8]-[.$D$1]) + 1.42*SIN([.$A8]-[.$D$1])^2- 0.72*([.$A8]-[.$D$1])" office:value-type="float" office:value="-0.288379776544261" calcext:value-type="float">
            <text:p>-0,29</text:p>
          </table:table-cell>
          <table:table-cell table:style-name="ce21" table:formula="of:=([.C8]-[.D8])/(2*[.$D$1])" office:value-type="float" office:value="1.80437869159645" calcext:value-type="float">
            <text:p>1,80</text:p>
          </table:table-cell>
          <table:table-cell table:style-name="ce40" table:formula="of:=ABS([.E8]-[.B8])" office:value-type="float" office:value="0.0842129628503781" calcext:value-type="float">
            <text:p>0,08</text:p>
          </table:table-cell>
          <table:table-cell table:style-name="ce27" table:formula="of:= 1.08 * ([.$A8]+[.$H$1])*SIN([.$A8]+[.$H$1]) + 1.42*SIN([.$A8]+[.$H$1])^2- 0.72*([.$A8]+[.$H$1])" office:value-type="float" office:value="1.97685786353242" calcext:value-type="float">
            <text:p>1,98</text:p>
          </table:table-cell>
          <table:table-cell table:style-name="ce27" table:formula="of:= 1.08 *([.$A8]+-[.$H$1])* SIN([.$A8]-[.$H$1]) + 1.42*SIN([.$A8]-[.$H$1])^2- 0.72*([.$A8]-[.$H$1])" office:value-type="float" office:value="0.0894272966370266" calcext:value-type="float">
            <text:p>0,09</text:p>
          </table:table-cell>
          <table:table-cell table:style-name="ce21" table:formula="of:=([.G8]-[.H8])/(2*[.$H$1])" office:value-type="float" office:value="1.8874305668954" calcext:value-type="float">
            <text:p>1,89</text:p>
          </table:table-cell>
          <table:table-cell table:style-name="ce40" table:formula="of:=ABS([.I8]-[.B8])" office:value-type="float" office:value="0.00116108755142785" calcext:value-type="float">
            <text:p>0,00</text:p>
          </table:table-cell>
          <table:table-cell table:style-name="ce27" table:formula="of:= 1.08 * ([.$A8]+[.$L$1])*SIN([.$A8]+[.$L$1]) + 1.42*SIN([.$A8]+[.$L$1])^2- 0.72*([.$A8]+[.$L$1])" office:value-type="float" office:value="1.25730579345124" calcext:value-type="float">
            <text:p>1,26</text:p>
          </table:table-cell>
          <table:table-cell table:style-name="ce27" table:formula="of:= 1.08 * ([.$A8]-[.$L$1])*SIN([.$A8]-[.$L$1]) + 1.42*SIN([.$A8]-[.$L$1])^2- 0.72*([.$A8]-[.$L$1])" office:value-type="float" office:value="0.501540971851009" calcext:value-type="float">
            <text:p>0,50</text:p>
          </table:table-cell>
          <table:table-cell table:style-name="ce21" table:formula="of:=([.K8]-[.L8])/(2*[.$L$1])" office:value-type="float" office:value="1.88941205400057" calcext:value-type="float">
            <text:p>1,89</text:p>
          </table:table-cell>
          <table:table-cell table:style-name="ce40" table:formula="of:=ABS([.M8]-[.$B8])" office:value-type="float" office:value="0.000820399553744799" calcext:value-type="float">
            <text:p>0,00</text:p>
          </table:table-cell>
          <table:table-cell table:style-name="ce27" table:formula="of:= 1.08 *([.$A8]+[.$P$1])* SIN([.$A8]+[.$P$1]) + 1.42*SIN([.$A8]+[.$P$1])^2- 0.72*([.$A8]+[.$P$1])" office:value-type="float" office:value="1.04557199365865" calcext:value-type="float">
            <text:p>1,05</text:p>
          </table:table-cell>
          <table:table-cell table:style-name="ce27" table:formula="of:= 1.08 * ([.$A8]-[.$P$1])*SIN([.$A8]-[.$P$1]) + 1.42*SIN([.$A8]-[.$P$1])^2- 0.72*([.$A8]-[.$P$1])" office:value-type="float" office:value="0.66780523803615" calcext:value-type="float">
            <text:p>0,67</text:p>
          </table:table-cell>
          <table:table-cell table:style-name="ce21" table:formula="of:=([.O8]-[.P8])/(2*[.$P$1])" office:value-type="float" office:value="1.88883377811249" calcext:value-type="float">
            <text:p>1,89</text:p>
          </table:table-cell>
          <table:table-cell table:style-name="ce36" table:formula="of:=ABS([.Q8]-[.$B8])" office:value-type="float" office:value="0.000242123665665783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8] + 0.25" office:value-type="float" office:value="-3.5" calcext:value-type="float">
            <text:p>-3,5</text:p>
          </table:table-cell>
          <table:table-cell table:style-name="ce13" table:formula="of:= 1.08*SIN([.A9])+1.08 *[.A9]* COS([.A9]) + 2.84*SIN([.A9])*COS([.A9])- 0.72" office:value-type="float" office:value="2.26573119368332" calcext:value-type="float">
            <text:p>2,27</text:p>
          </table:table-cell>
          <table:table-cell table:style-name="ce27" table:formula="of:= 1.08*([.$A9]+[.$D$1])*SIN([.$A9]+[.$D$1]) + 1.42*SIN([.$A9]+[.$D$1])^2- 0.72*([.$A9]+[.$D$1])" office:value-type="float" office:value="3.92447463740179" calcext:value-type="float">
            <text:p>3,92</text:p>
          </table:table-cell>
          <table:table-cell table:style-name="ce27" table:formula="of:= 1.08 * ([.$A9]-[.$D$1])*SIN([.$A9]-[.$D$1]) + 1.42*SIN([.$A9]-[.$D$1])^2- 0.72*([.$A9]-[.$D$1])" office:value-type="float" office:value="-0.153893885914251" calcext:value-type="float">
            <text:p>-0,15</text:p>
          </table:table-cell>
          <table:table-cell table:style-name="ce21" table:formula="of:=([.C9]-[.D9])/(2*[.$D$1])" office:value-type="float" office:value="2.03918426165802" calcext:value-type="float">
            <text:p>2,04</text:p>
          </table:table-cell>
          <table:table-cell table:style-name="ce40" table:formula="of:=ABS([.E9]-[.B9])" office:value-type="float" office:value="0.226546932025298" calcext:value-type="float">
            <text:p>0,23</text:p>
          </table:table-cell>
          <table:table-cell table:style-name="ce27" table:formula="of:= 1.08 * ([.$A9]+[.$H$1])*SIN([.$A9]+[.$H$1]) + 1.42*SIN([.$A9]+[.$H$1])^2- 0.72*([.$A9]+[.$H$1])" office:value-type="float" office:value="2.64550792259221" calcext:value-type="float">
            <text:p>2,65</text:p>
          </table:table-cell>
          <table:table-cell table:style-name="ce27" table:formula="of:= 1.08 *([.$A9]+-[.$H$1])* SIN([.$A9]-[.$H$1]) + 1.42*SIN([.$A9]-[.$H$1])^2- 0.72*([.$A9]-[.$H$1])" office:value-type="float" office:value="0.423918244273866" calcext:value-type="float">
            <text:p>0,42</text:p>
          </table:table-cell>
          <table:table-cell table:style-name="ce21" table:formula="of:=([.G9]-[.H9])/(2*[.$H$1])" office:value-type="float" office:value="2.22158967831834" calcext:value-type="float">
            <text:p>2,22</text:p>
          </table:table-cell>
          <table:table-cell table:style-name="ce40" table:formula="of:=ABS([.I9]-[.B9])" office:value-type="float" office:value="0.0441415153649754" calcext:value-type="float">
            <text:p>0,04</text:p>
          </table:table-cell>
          <table:table-cell table:style-name="ce27" table:formula="of:= 1.08 * ([.$A9]+[.$L$1])*SIN([.$A9]+[.$L$1]) + 1.42*SIN([.$A9]+[.$L$1])^2- 0.72*([.$A9]+[.$L$1])" office:value-type="float" office:value="1.84912920578291" calcext:value-type="float">
            <text:p>1,85</text:p>
          </table:table-cell>
          <table:table-cell table:style-name="ce27" table:formula="of:= 1.08 * ([.$A9]-[.$L$1])*SIN([.$A9]-[.$L$1]) + 1.42*SIN([.$A9]-[.$L$1])^2- 0.72*([.$A9]-[.$L$1])" office:value-type="float" office:value="0.945406178351843" calcext:value-type="float">
            <text:p>0,95</text:p>
          </table:table-cell>
          <table:table-cell table:style-name="ce21" table:formula="of:=([.K9]-[.L9])/(2*[.$L$1])" office:value-type="float" office:value="2.25930756857766" calcext:value-type="float">
            <text:p>2,26</text:p>
          </table:table-cell>
          <table:table-cell table:style-name="ce40" table:formula="of:=ABS([.M9]-[.$B9])" office:value-type="float" office:value="0.00642362510565953" calcext:value-type="float">
            <text:p>0,01</text:p>
          </table:table-cell>
          <table:table-cell table:style-name="ce27" table:formula="of:= 1.08 *([.$A9]+[.$P$1])* SIN([.$A9]+[.$P$1]) + 1.42*SIN([.$A9]+[.$P$1])^2- 0.72*([.$A9]+[.$P$1])" office:value-type="float" office:value="1.6023808552091" calcext:value-type="float">
            <text:p>1,60</text:p>
          </table:table-cell>
          <table:table-cell table:style-name="ce27" table:formula="of:= 1.08 * ([.$A9]-[.$P$1])*SIN([.$A9]-[.$P$1]) + 1.42*SIN([.$A9]-[.$P$1])^2- 0.72*([.$A9]-[.$P$1])" office:value-type="float" office:value="1.14955108315171" calcext:value-type="float">
            <text:p>1,15</text:p>
          </table:table-cell>
          <table:table-cell table:style-name="ce21" table:formula="of:=([.O9]-[.P9])/(2*[.$P$1])" office:value-type="float" office:value="2.26414886028693" calcext:value-type="float">
            <text:p>2,26</text:p>
          </table:table-cell>
          <table:table-cell table:style-name="ce36" table:formula="of:=ABS([.Q9]-[.$B9])" office:value-type="float" office:value="0.00158233339638558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9] + 0.25" office:value-type="float" office:value="-3.25" calcext:value-type="float">
            <text:p>-3,25</text:p>
          </table:table-cell>
          <table:table-cell table:style-name="ce13" table:formula="of:= 1.08*SIN([.A10])+1.08 *[.A10]* COS([.A10]) + 2.84*SIN([.A10])*COS([.A10])- 0.72" office:value-type="float" office:value="2.58077552525054" calcext:value-type="float">
            <text:p>2,58</text:p>
          </table:table-cell>
          <table:table-cell table:style-name="ce27" table:formula="of:= 1.08*([.$A10]+[.$D$1])*SIN([.$A10]+[.$D$1]) + 1.42*SIN([.$A10]+[.$D$1])^2- 0.72*([.$A10]+[.$D$1])" office:value-type="float" office:value="4.3703828860335" calcext:value-type="float">
            <text:p>4,37</text:p>
          </table:table-cell>
          <table:table-cell table:style-name="ce27" table:formula="of:= 1.08 * ([.$A10]-[.$D$1])*SIN([.$A10]-[.$D$1]) + 1.42*SIN([.$A10]-[.$D$1])^2- 0.72*([.$A10]-[.$D$1])" office:value-type="float" office:value="0.0894272966370266" calcext:value-type="float">
            <text:p>0,09</text:p>
          </table:table-cell>
          <table:table-cell table:style-name="ce21" table:formula="of:=([.C10]-[.D10])/(2*[.$D$1])" office:value-type="float" office:value="2.14047779469824" calcext:value-type="float">
            <text:p>2,14</text:p>
          </table:table-cell>
          <table:table-cell table:style-name="ce40" table:formula="of:=ABS([.E10]-[.B10])" office:value-type="float" office:value="0.440297730552299" calcext:value-type="float">
            <text:p>0,44</text:p>
          </table:table-cell>
          <table:table-cell table:style-name="ce27" table:formula="of:= 1.08 * ([.$A10]+[.$H$1])*SIN([.$A10]+[.$H$1]) + 1.42*SIN([.$A10]+[.$H$1])^2- 0.72*([.$A10]+[.$H$1])" office:value-type="float" office:value="3.32037760664863" calcext:value-type="float">
            <text:p>3,32</text:p>
          </table:table-cell>
          <table:table-cell table:style-name="ce27" table:formula="of:= 1.08 *([.$A10]+-[.$H$1])* SIN([.$A10]-[.$H$1]) + 1.42*SIN([.$A10]-[.$H$1])^2- 0.72*([.$A10]-[.$H$1])" office:value-type="float" office:value="0.849065583430639" calcext:value-type="float">
            <text:p>0,85</text:p>
          </table:table-cell>
          <table:table-cell table:style-name="ce21" table:formula="of:=([.G10]-[.H10])/(2*[.$H$1])" office:value-type="float" office:value="2.47131202321799" calcext:value-type="float">
            <text:p>2,47</text:p>
          </table:table-cell>
          <table:table-cell table:style-name="ce40" table:formula="of:=ABS([.I10]-[.B10])" office:value-type="float" office:value="0.109463502032545" calcext:value-type="float">
            <text:p>0,11</text:p>
          </table:table-cell>
          <table:table-cell table:style-name="ce27" table:formula="of:= 1.08 * ([.$A10]+[.$L$1])*SIN([.$A10]+[.$L$1]) + 1.42*SIN([.$A10]+[.$L$1])^2- 0.72*([.$A10]+[.$L$1])" office:value-type="float" office:value="2.50916394021941" calcext:value-type="float">
            <text:p>2,51</text:p>
          </table:table-cell>
          <table:table-cell table:style-name="ce27" table:formula="of:= 1.08 * ([.$A10]-[.$L$1])*SIN([.$A10]-[.$L$1]) + 1.42*SIN([.$A10]-[.$L$1])^2- 0.72*([.$A10]-[.$L$1])" office:value-type="float" office:value="1.48383950255939" calcext:value-type="float">
            <text:p>1,48</text:p>
          </table:table-cell>
          <table:table-cell table:style-name="ce21" table:formula="of:=([.K10]-[.L10])/(2*[.$L$1])" office:value-type="float" office:value="2.56331109415006" calcext:value-type="float">
            <text:p>2,56</text:p>
          </table:table-cell>
          <table:table-cell table:style-name="ce40" table:formula="of:=ABS([.M10]-[.$B10])" office:value-type="float" office:value="0.0174644311004775" calcext:value-type="float">
            <text:p>0,02</text:p>
          </table:table-cell>
          <table:table-cell table:style-name="ce27" table:formula="of:= 1.08 *([.$A10]+[.$P$1])* SIN([.$A10]+[.$P$1]) + 1.42*SIN([.$A10]+[.$P$1])^2- 0.72*([.$A10]+[.$P$1])" office:value-type="float" office:value="2.23949891262474" calcext:value-type="float">
            <text:p>2,24</text:p>
          </table:table-cell>
          <table:table-cell table:style-name="ce27" table:formula="of:= 1.08 * ([.$A10]-[.$P$1])*SIN([.$A10]-[.$P$1]) + 1.42*SIN([.$A10]-[.$P$1])^2- 0.72*([.$A10]-[.$P$1])" office:value-type="float" office:value="1.72421663123856" calcext:value-type="float">
            <text:p>1,72</text:p>
          </table:table-cell>
          <table:table-cell table:style-name="ce21" table:formula="of:=([.O10]-[.P10])/(2*[.$P$1])" office:value-type="float" office:value="2.57641140693086" calcext:value-type="float">
            <text:p>2,58</text:p>
          </table:table-cell>
          <table:table-cell table:style-name="ce36" table:formula="of:=ABS([.Q10]-[.$B10])" office:value-type="float" office:value="0.00436411831967254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10] + 0.25" office:value-type="float" office:value="-3" calcext:value-type="float">
            <text:p>-3</text:p>
          </table:table-cell>
          <table:table-cell table:style-name="ce13" table:formula="of:= 1.08*SIN([.A11])+1.08 *[.A11]* COS([.A11]) + 2.84*SIN([.A11])*COS([.A11])- 0.72" office:value-type="float" office:value="2.73193608772326" calcext:value-type="float">
            <text:p>2,73</text:p>
          </table:table-cell>
          <table:table-cell table:style-name="ce27" table:formula="of:= 1.08*([.$A11]+[.$D$1])*SIN([.$A11]+[.$D$1]) + 1.42*SIN([.$A11]+[.$D$1])^2- 0.72*([.$A11]+[.$D$1])" office:value-type="float" office:value="4.57816941275664" calcext:value-type="float">
            <text:p>4,58</text:p>
          </table:table-cell>
          <table:table-cell table:style-name="ce27" table:formula="of:= 1.08 * ([.$A11]-[.$D$1])*SIN([.$A11]-[.$D$1]) + 1.42*SIN([.$A11]-[.$D$1])^2- 0.72*([.$A11]-[.$D$1])" office:value-type="float" office:value="0.423918244273866" calcext:value-type="float">
            <text:p>0,42</text:p>
          </table:table-cell>
          <table:table-cell table:style-name="ce21" table:formula="of:=([.C11]-[.D11])/(2*[.$D$1])" office:value-type="float" office:value="2.07712558424139" calcext:value-type="float">
            <text:p>2,08</text:p>
          </table:table-cell>
          <table:table-cell table:style-name="ce40" table:formula="of:=ABS([.E11]-[.B11])" office:value-type="float" office:value="0.654810503481876" calcext:value-type="float">
            <text:p>0,65</text:p>
          </table:table-cell>
          <table:table-cell table:style-name="ce27" table:formula="of:= 1.08 * ([.$A11]+[.$H$1])*SIN([.$A11]+[.$H$1]) + 1.42*SIN([.$A11]+[.$H$1])^2- 0.72*([.$A11]+[.$H$1])" office:value-type="float" office:value="3.92447463740179" calcext:value-type="float">
            <text:p>3,92</text:p>
          </table:table-cell>
          <table:table-cell table:style-name="ce27" table:formula="of:= 1.08 *([.$A11]+-[.$H$1])* SIN([.$A11]-[.$H$1]) + 1.42*SIN([.$A11]-[.$H$1])^2- 0.72*([.$A11]-[.$H$1])" office:value-type="float" office:value="1.36876879874949" calcext:value-type="float">
            <text:p>1,37</text:p>
          </table:table-cell>
          <table:table-cell table:style-name="ce21" table:formula="of:=([.G11]-[.H11])/(2*[.$H$1])" office:value-type="float" office:value="2.5557058386523" calcext:value-type="float">
            <text:p>2,56</text:p>
          </table:table-cell>
          <table:table-cell table:style-name="ce40" table:formula="of:=ABS([.I11]-[.B11])" office:value-type="float" office:value="0.17623024907096" calcext:value-type="float">
            <text:p>0,18</text:p>
          </table:table-cell>
          <table:table-cell table:style-name="ce27" table:formula="of:= 1.08 * ([.$A11]+[.$L$1])*SIN([.$A11]+[.$L$1]) + 1.42*SIN([.$A11]+[.$L$1])^2- 0.72*([.$A11]+[.$L$1])" office:value-type="float" office:value="3.18835239232918" calcext:value-type="float">
            <text:p>3,19</text:p>
          </table:table-cell>
          <table:table-cell table:style-name="ce27" table:formula="of:= 1.08 * ([.$A11]-[.$L$1])*SIN([.$A11]-[.$L$1]) + 1.42*SIN([.$A11]-[.$L$1])^2- 0.72*([.$A11]-[.$L$1])" office:value-type="float" office:value="2.10709766799597" calcext:value-type="float">
            <text:p>2,11</text:p>
          </table:table-cell>
          <table:table-cell table:style-name="ce21" table:formula="of:=([.K11]-[.L11])/(2*[.$L$1])" office:value-type="float" office:value="2.70313681083303" calcext:value-type="float">
            <text:p>2,70</text:p>
          </table:table-cell>
          <table:table-cell table:style-name="ce40" table:formula="of:=ABS([.M11]-[.$B11])" office:value-type="float" office:value="0.0287992768902274" calcext:value-type="float">
            <text:p>0,03</text:p>
          </table:table-cell>
          <table:table-cell table:style-name="ce27" table:formula="of:= 1.08 *([.$A11]+[.$P$1])* SIN([.$A11]+[.$P$1]) + 1.42*SIN([.$A11]+[.$P$1])^2- 0.72*([.$A11]+[.$P$1])" office:value-type="float" office:value="2.91861004206986" calcext:value-type="float">
            <text:p>2,92</text:p>
          </table:table-cell>
          <table:table-cell table:style-name="ce27" table:formula="of:= 1.08 * ([.$A11]-[.$P$1])*SIN([.$A11]-[.$P$1]) + 1.42*SIN([.$A11]-[.$P$1])^2- 0.72*([.$A11]-[.$P$1])" office:value-type="float" office:value="2.37366716894017" calcext:value-type="float">
            <text:p>2,37</text:p>
          </table:table-cell>
          <table:table-cell table:style-name="ce21" table:formula="of:=([.O11]-[.P11])/(2*[.$P$1])" office:value-type="float" office:value="2.72471436564842" calcext:value-type="float">
            <text:p>2,72</text:p>
          </table:table-cell>
          <table:table-cell table:style-name="ce36" table:formula="of:=ABS([.Q11]-[.$B11])" office:value-type="float" office:value="0.00722172207483762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11] + 0.25" office:value-type="float" office:value="-2.75" calcext:value-type="float">
            <text:p>-2,75</text:p>
          </table:table-cell>
          <table:table-cell table:style-name="ce13" table:formula="of:= 1.08*SIN([.A12])+1.08 *[.A12]* COS([.A12]) + 2.84*SIN([.A12])*COS([.A12])- 0.72" office:value-type="float" office:value="2.61485145543185" calcext:value-type="float">
            <text:p>2,61</text:p>
          </table:table-cell>
          <table:table-cell table:style-name="ce27" table:formula="of:= 1.08*([.$A12]+[.$D$1])*SIN([.$A12]+[.$D$1]) + 1.42*SIN([.$A12]+[.$D$1])^2- 0.72*([.$A12]+[.$D$1])" office:value-type="float" office:value="4.49461768756821" calcext:value-type="float">
            <text:p>4,49</text:p>
          </table:table-cell>
          <table:table-cell table:style-name="ce27" table:formula="of:= 1.08 * ([.$A12]-[.$D$1])*SIN([.$A12]-[.$D$1]) + 1.42*SIN([.$A12]-[.$D$1])^2- 0.72*([.$A12]-[.$D$1])" office:value-type="float" office:value="0.849065583430639" calcext:value-type="float">
            <text:p>0,85</text:p>
          </table:table-cell>
          <table:table-cell table:style-name="ce21" table:formula="of:=([.C12]-[.D12])/(2*[.$D$1])" office:value-type="float" office:value="1.82277605206878" calcext:value-type="float">
            <text:p>1,82</text:p>
          </table:table-cell>
          <table:table-cell table:style-name="ce40" table:formula="of:=ABS([.E12]-[.B12])" office:value-type="float" office:value="0.792075403363071" calcext:value-type="float">
            <text:p>0,79</text:p>
          </table:table-cell>
          <table:table-cell table:style-name="ce27" table:formula="of:= 1.08 * ([.$A12]+[.$H$1])*SIN([.$A12]+[.$H$1]) + 1.42*SIN([.$A12]+[.$H$1])^2- 0.72*([.$A12]+[.$H$1])" office:value-type="float" office:value="4.3703828860335" calcext:value-type="float">
            <text:p>4,37</text:p>
          </table:table-cell>
          <table:table-cell table:style-name="ce27" table:formula="of:= 1.08 *([.$A12]+-[.$H$1])* SIN([.$A12]-[.$H$1]) + 1.42*SIN([.$A12]-[.$H$1])^2- 0.72*([.$A12]-[.$H$1])" office:value-type="float" office:value="1.97685786353242" calcext:value-type="float">
            <text:p>1,98</text:p>
          </table:table-cell>
          <table:table-cell table:style-name="ce21" table:formula="of:=([.G12]-[.H12])/(2*[.$H$1])" office:value-type="float" office:value="2.39352502250108" calcext:value-type="float">
            <text:p>2,39</text:p>
          </table:table-cell>
          <table:table-cell table:style-name="ce40" table:formula="of:=ABS([.I12]-[.B12])" office:value-type="float" office:value="0.221326432930776" calcext:value-type="float">
            <text:p>0,22</text:p>
          </table:table-cell>
          <table:table-cell table:style-name="ce27" table:formula="of:= 1.08 * ([.$A12]+[.$L$1])*SIN([.$A12]+[.$L$1]) + 1.42*SIN([.$A12]+[.$L$1])^2- 0.72*([.$A12]+[.$L$1])" office:value-type="float" office:value="3.81349676036975" calcext:value-type="float">
            <text:p>3,81</text:p>
          </table:table-cell>
          <table:table-cell table:style-name="ce27" table:formula="of:= 1.08 * ([.$A12]-[.$L$1])*SIN([.$A12]-[.$L$1]) + 1.42*SIN([.$A12]-[.$L$1])^2- 0.72*([.$A12]-[.$L$1])" office:value-type="float" office:value="2.78217686866397" calcext:value-type="float">
            <text:p>2,78</text:p>
          </table:table-cell>
          <table:table-cell table:style-name="ce21" table:formula="of:=([.K12]-[.L12])/(2*[.$L$1])" office:value-type="float" office:value="2.57829972926445" calcext:value-type="float">
            <text:p>2,58</text:p>
          </table:table-cell>
          <table:table-cell table:style-name="ce40" table:formula="of:=ABS([.M12]-[.$B12])" office:value-type="float" office:value="0.0365517261674064" calcext:value-type="float">
            <text:p>0,04</text:p>
          </table:table-cell>
          <table:table-cell table:style-name="ce27" table:formula="of:= 1.08 *([.$A12]+[.$P$1])* SIN([.$A12]+[.$P$1]) + 1.42*SIN([.$A12]+[.$P$1])^2- 0.72*([.$A12]+[.$P$1])" office:value-type="float" office:value="3.57534563048444" calcext:value-type="float">
            <text:p>3,58</text:p>
          </table:table-cell>
          <table:table-cell table:style-name="ce27" table:formula="of:= 1.08 * ([.$A12]-[.$P$1])*SIN([.$A12]-[.$P$1]) + 1.42*SIN([.$A12]-[.$P$1])^2- 0.72*([.$A12]-[.$P$1])" office:value-type="float" office:value="3.05421124475455" calcext:value-type="float">
            <text:p>3,05</text:p>
          </table:table-cell>
          <table:table-cell table:style-name="ce21" table:formula="of:=([.O12]-[.P12])/(2*[.$P$1])" office:value-type="float" office:value="2.60567192864946" calcext:value-type="float">
            <text:p>2,61</text:p>
          </table:table-cell>
          <table:table-cell table:style-name="ce36" table:formula="of:=ABS([.Q12]-[.$B12])" office:value-type="float" office:value="0.00917952678239908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12] + 0.25" office:value-type="float" office:value="-2.5" calcext:value-type="float">
            <text:p>-2,5</text:p>
          </table:table-cell>
          <table:table-cell table:style-name="ce13" table:formula="of:= 1.08*SIN([.A13])+1.08 *[.A13]* COS([.A13]) + 2.84*SIN([.A13])*COS([.A13])- 0.72" office:value-type="float" office:value="2.15841031636611" calcext:value-type="float">
            <text:p>2,16</text:p>
          </table:table-cell>
          <table:table-cell table:style-name="ce27" table:formula="of:= 1.08*([.$A13]+[.$D$1])*SIN([.$A13]+[.$D$1]) + 1.42*SIN([.$A13]+[.$D$1])^2- 0.72*([.$A13]+[.$D$1])" office:value-type="float" office:value="4.10883655088488" calcext:value-type="float">
            <text:p>4,11</text:p>
          </table:table-cell>
          <table:table-cell table:style-name="ce27" table:formula="of:= 1.08 * ([.$A13]-[.$D$1])*SIN([.$A13]-[.$D$1]) + 1.42*SIN([.$A13]-[.$D$1])^2- 0.72*([.$A13]-[.$D$1])" office:value-type="float" office:value="1.36876879874949" calcext:value-type="float">
            <text:p>1,37</text:p>
          </table:table-cell>
          <table:table-cell table:style-name="ce21" table:formula="of:=([.C13]-[.D13])/(2*[.$D$1])" office:value-type="float" office:value="1.3700338760677" calcext:value-type="float">
            <text:p>1,37</text:p>
          </table:table-cell>
          <table:table-cell table:style-name="ce40" table:formula="of:=ABS([.E13]-[.B13])" office:value-type="float" office:value="0.788376440298408" calcext:value-type="float">
            <text:p>0,79</text:p>
          </table:table-cell>
          <table:table-cell table:style-name="ce27" table:formula="of:= 1.08 * ([.$A13]+[.$H$1])*SIN([.$A13]+[.$H$1]) + 1.42*SIN([.$A13]+[.$H$1])^2- 0.72*([.$A13]+[.$H$1])" office:value-type="float" office:value="4.57816941275664" calcext:value-type="float">
            <text:p>4,58</text:p>
          </table:table-cell>
          <table:table-cell table:style-name="ce27" table:formula="of:= 1.08 *([.$A13]+-[.$H$1])* SIN([.$A13]-[.$H$1]) + 1.42*SIN([.$A13]-[.$H$1])^2- 0.72*([.$A13]-[.$H$1])" office:value-type="float" office:value="2.64550792259221" calcext:value-type="float">
            <text:p>2,65</text:p>
          </table:table-cell>
          <table:table-cell table:style-name="ce21" table:formula="of:=([.G13]-[.H13])/(2*[.$H$1])" office:value-type="float" office:value="1.93266149016443" calcext:value-type="float">
            <text:p>1,93</text:p>
          </table:table-cell>
          <table:table-cell table:style-name="ce40" table:formula="of:=ABS([.I13]-[.B13])" office:value-type="float" office:value="0.225748826201678" calcext:value-type="float">
            <text:p>0,23</text:p>
          </table:table-cell>
          <table:table-cell table:style-name="ce27" table:formula="of:= 1.08 * ([.$A13]+[.$L$1])*SIN([.$A13]+[.$L$1]) + 1.42*SIN([.$A13]+[.$L$1])^2- 0.72*([.$A13]+[.$L$1])" office:value-type="float" office:value="4.29796004117086" calcext:value-type="float">
            <text:p>4,30</text:p>
          </table:table-cell>
          <table:table-cell table:style-name="ce27" table:formula="of:= 1.08 * ([.$A13]-[.$L$1])*SIN([.$A13]-[.$L$1]) + 1.42*SIN([.$A13]-[.$L$1])^2- 0.72*([.$A13]-[.$L$1])" office:value-type="float" office:value="3.44960778884258" calcext:value-type="float">
            <text:p>3,45</text:p>
          </table:table-cell>
          <table:table-cell table:style-name="ce21" table:formula="of:=([.K13]-[.L13])/(2*[.$L$1])" office:value-type="float" office:value="2.12088063082071" calcext:value-type="float">
            <text:p>2,12</text:p>
          </table:table-cell>
          <table:table-cell table:style-name="ce40" table:formula="of:=ABS([.M13]-[.$B13])" office:value-type="float" office:value="0.037529685545393" calcext:value-type="float">
            <text:p>0,04</text:p>
          </table:table-cell>
          <table:table-cell table:style-name="ce27" table:formula="of:= 1.08 *([.$A13]+[.$P$1])* SIN([.$A13]+[.$P$1]) + 1.42*SIN([.$A13]+[.$P$1])^2- 0.72*([.$A13]+[.$P$1])" office:value-type="float" office:value="4.12667628574658" calcext:value-type="float">
            <text:p>4,13</text:p>
          </table:table-cell>
          <table:table-cell table:style-name="ce27" table:formula="of:= 1.08 * ([.$A13]-[.$P$1])*SIN([.$A13]-[.$P$1]) + 1.42*SIN([.$A13]-[.$P$1])^2- 0.72*([.$A13]-[.$P$1])" office:value-type="float" office:value="3.6968810154514" calcext:value-type="float">
            <text:p>3,70</text:p>
          </table:table-cell>
          <table:table-cell table:style-name="ce21" table:formula="of:=([.O13]-[.P13])/(2*[.$P$1])" office:value-type="float" office:value="2.14897635147586" calcext:value-type="float">
            <text:p>2,15</text:p>
          </table:table-cell>
          <table:table-cell table:style-name="ce36" table:formula="of:=ABS([.Q13]-[.$B13])" office:value-type="float" office:value="0.00943396489024062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13] + 0.25" office:value-type="float" office:value="-2.25" calcext:value-type="float">
            <text:p>-2,25</text:p>
          </table:table-cell>
          <table:table-cell table:style-name="ce13" table:formula="of:= 1.08*SIN([.A14])+1.08 *[.A14]* COS([.A14]) + 2.84*SIN([.A14])*COS([.A14])- 0.72" office:value-type="float" office:value="1.35423561766174" calcext:value-type="float">
            <text:p>1,35</text:p>
          </table:table-cell>
          <table:table-cell table:style-name="ce27" table:formula="of:= 1.08*([.$A14]+[.$D$1])*SIN([.$A14]+[.$D$1]) + 1.42*SIN([.$A14]+[.$D$1])^2- 0.72*([.$A14]+[.$D$1])" office:value-type="float" office:value="3.45994120316836" calcext:value-type="float">
            <text:p>3,46</text:p>
          </table:table-cell>
          <table:table-cell table:style-name="ce27" table:formula="of:= 1.08 * ([.$A14]-[.$D$1])*SIN([.$A14]-[.$D$1]) + 1.42*SIN([.$A14]-[.$D$1])^2- 0.72*([.$A14]-[.$D$1])" office:value-type="float" office:value="1.97685786353242" calcext:value-type="float">
            <text:p>1,98</text:p>
          </table:table-cell>
          <table:table-cell table:style-name="ce21" table:formula="of:=([.C14]-[.D14])/(2*[.$D$1])" office:value-type="float" office:value="0.741541669817971" calcext:value-type="float">
            <text:p>0,74</text:p>
          </table:table-cell>
          <table:table-cell table:style-name="ce40" table:formula="of:=ABS([.E14]-[.B14])" office:value-type="float" office:value="0.612693947843769" calcext:value-type="float">
            <text:p>0,61</text:p>
          </table:table-cell>
          <table:table-cell table:style-name="ce27" table:formula="of:= 1.08 * ([.$A14]+[.$H$1])*SIN([.$A14]+[.$H$1]) + 1.42*SIN([.$A14]+[.$H$1])^2- 0.72*([.$A14]+[.$H$1])" office:value-type="float" office:value="4.49461768756821" calcext:value-type="float">
            <text:p>4,49</text:p>
          </table:table-cell>
          <table:table-cell table:style-name="ce27" table:formula="of:= 1.08 *([.$A14]+-[.$H$1])* SIN([.$A14]-[.$H$1]) + 1.42*SIN([.$A14]-[.$H$1])^2- 0.72*([.$A14]-[.$H$1])" office:value-type="float" office:value="3.32037760664863" calcext:value-type="float">
            <text:p>3,32</text:p>
          </table:table-cell>
          <table:table-cell table:style-name="ce21" table:formula="of:=([.G14]-[.H14])/(2*[.$H$1])" office:value-type="float" office:value="1.17424008091958" calcext:value-type="float">
            <text:p>1,17</text:p>
          </table:table-cell>
          <table:table-cell table:style-name="ce40" table:formula="of:=ABS([.I14]-[.B14])" office:value-type="float" office:value="0.179995536742164" calcext:value-type="float">
            <text:p>0,18</text:p>
          </table:table-cell>
          <table:table-cell table:style-name="ce27" table:formula="of:= 1.08 * ([.$A14]+[.$L$1])*SIN([.$A14]+[.$L$1]) + 1.42*SIN([.$A14]+[.$L$1])^2- 0.72*([.$A14]+[.$L$1])" office:value-type="float" office:value="4.55874528619291" calcext:value-type="float">
            <text:p>4,56</text:p>
          </table:table-cell>
          <table:table-cell table:style-name="ce27" table:formula="of:= 1.08 * ([.$A14]-[.$L$1])*SIN([.$A14]-[.$L$1]) + 1.42*SIN([.$A14]-[.$L$1])^2- 0.72*([.$A14]-[.$L$1])" office:value-type="float" office:value="4.02910161955787" calcext:value-type="float">
            <text:p>4,03</text:p>
          </table:table-cell>
          <table:table-cell table:style-name="ce21" table:formula="of:=([.K14]-[.L14])/(2*[.$L$1])" office:value-type="float" office:value="1.32410916658761" calcext:value-type="float">
            <text:p>1,32</text:p>
          </table:table-cell>
          <table:table-cell table:style-name="ce40" table:formula="of:=ABS([.M14]-[.$B14])" office:value-type="float" office:value="0.0301264510741246" calcext:value-type="float">
            <text:p>0,03</text:p>
          </table:table-cell>
          <table:table-cell table:style-name="ce27" table:formula="of:= 1.08 *([.$A14]+[.$P$1])* SIN([.$A14]+[.$P$1]) + 1.42*SIN([.$A14]+[.$P$1])^2- 0.72*([.$A14]+[.$P$1])" office:value-type="float" office:value="4.48584640441089" calcext:value-type="float">
            <text:p>4,49</text:p>
          </table:table-cell>
          <table:table-cell table:style-name="ce27" table:formula="of:= 1.08 * ([.$A14]-[.$P$1])*SIN([.$A14]-[.$P$1]) + 1.42*SIN([.$A14]-[.$P$1])^2- 0.72*([.$A14]-[.$P$1])" office:value-type="float" office:value="4.21651532044182" calcext:value-type="float">
            <text:p>4,22</text:p>
          </table:table-cell>
          <table:table-cell table:style-name="ce21" table:formula="of:=([.O14]-[.P14])/(2*[.$P$1])" office:value-type="float" office:value="1.34665541984539" calcext:value-type="float">
            <text:p>1,35</text:p>
          </table:table-cell>
          <table:table-cell table:style-name="ce36" table:formula="of:=ABS([.Q14]-[.$B14])" office:value-type="float" office:value="0.00758019781634878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14] + 0.25" office:value-type="float" office:value="-2" calcext:value-type="float">
            <text:p>-2</text:p>
          </table:table-cell>
          <table:table-cell table:style-name="ce13" table:formula="of:= 1.08*SIN([.A15])+1.08 *[.A15]* COS([.A15]) + 2.84*SIN([.A15])*COS([.A15])- 0.72" office:value-type="float" office:value="0.271495489307349" calcext:value-type="float">
            <text:p>0,27</text:p>
          </table:table-cell>
          <table:table-cell table:style-name="ce27" table:formula="of:= 1.08*([.$A15]+[.$D$1])*SIN([.$A15]+[.$D$1]) + 1.42*SIN([.$A15]+[.$D$1])^2- 0.72*([.$A15]+[.$D$1])" office:value-type="float" office:value="2.634252917541" calcext:value-type="float">
            <text:p>2,63</text:p>
          </table:table-cell>
          <table:table-cell table:style-name="ce27" table:formula="of:= 1.08 * ([.$A15]-[.$D$1])*SIN([.$A15]-[.$D$1]) + 1.42*SIN([.$A15]-[.$D$1])^2- 0.72*([.$A15]-[.$D$1])" office:value-type="float" office:value="2.64550792259221" calcext:value-type="float">
            <text:p>2,65</text:p>
          </table:table-cell>
          <table:table-cell table:style-name="ce21" table:formula="of:=([.C15]-[.D15])/(2*[.$D$1])" office:value-type="float" office:value="-0.00562750252560518" calcext:value-type="float">
            <text:p>-0,01</text:p>
          </table:table-cell>
          <table:table-cell table:style-name="ce40" table:formula="of:=ABS([.E15]-[.B15])" office:value-type="float" office:value="0.277122991832955" calcext:value-type="float">
            <text:p>0,28</text:p>
          </table:table-cell>
          <table:table-cell table:style-name="ce27" table:formula="of:= 1.08 * ([.$A15]+[.$H$1])*SIN([.$A15]+[.$H$1]) + 1.42*SIN([.$A15]+[.$H$1])^2- 0.72*([.$A15]+[.$H$1])" office:value-type="float" office:value="4.10883655088488" calcext:value-type="float">
            <text:p>4,11</text:p>
          </table:table-cell>
          <table:table-cell table:style-name="ce27" table:formula="of:= 1.08 *([.$A15]+-[.$H$1])* SIN([.$A15]-[.$H$1]) + 1.42*SIN([.$A15]-[.$H$1])^2- 0.72*([.$A15]-[.$H$1])" office:value-type="float" office:value="3.92447463740179" calcext:value-type="float">
            <text:p>3,92</text:p>
          </table:table-cell>
          <table:table-cell table:style-name="ce21" table:formula="of:=([.G15]-[.H15])/(2*[.$H$1])" office:value-type="float" office:value="0.184361913483092" calcext:value-type="float">
            <text:p>0,18</text:p>
          </table:table-cell>
          <table:table-cell table:style-name="ce40" table:formula="of:=ABS([.I15]-[.B15])" office:value-type="float" office:value="0.0871335758242572" calcext:value-type="float">
            <text:p>0,09</text:p>
          </table:table-cell>
          <table:table-cell table:style-name="ce27" table:formula="of:= 1.08 * ([.$A15]+[.$L$1])*SIN([.$A15]+[.$L$1]) + 1.42*SIN([.$A15]+[.$L$1])^2- 0.72*([.$A15]+[.$L$1])" office:value-type="float" office:value="4.53585827002446" calcext:value-type="float">
            <text:p>4,54</text:p>
          </table:table-cell>
          <table:table-cell table:style-name="ce27" table:formula="of:= 1.08 * ([.$A15]-[.$L$1])*SIN([.$A15]-[.$L$1]) + 1.42*SIN([.$A15]-[.$L$1])^2- 0.72*([.$A15]-[.$L$1])" office:value-type="float" office:value="4.43319379316002" calcext:value-type="float">
            <text:p>4,43</text:p>
          </table:table-cell>
          <table:table-cell table:style-name="ce21" table:formula="of:=([.K15]-[.L15])/(2*[.$L$1])" office:value-type="float" office:value="0.256661192161081" calcext:value-type="float">
            <text:p>0,26</text:p>
          </table:table-cell>
          <table:table-cell table:style-name="ce40" table:formula="of:=ABS([.M15]-[.$B15])" office:value-type="float" office:value="0.0148342971462688" calcext:value-type="float">
            <text:p>0,01</text:p>
          </table:table-cell>
          <table:table-cell table:style-name="ce27" table:formula="of:= 1.08 *([.$A15]+[.$P$1])* SIN([.$A15]+[.$P$1]) + 1.42*SIN([.$A15]+[.$P$1])^2- 0.72*([.$A15]+[.$P$1])" office:value-type="float" office:value="4.58139485539381" calcext:value-type="float">
            <text:p>4,58</text:p>
          </table:table-cell>
          <table:table-cell table:style-name="ce27" table:formula="of:= 1.08 * ([.$A15]-[.$P$1])*SIN([.$A15]-[.$P$1]) + 1.42*SIN([.$A15]-[.$P$1])^2- 0.72*([.$A15]-[.$P$1])" office:value-type="float" office:value="4.52784402671154" calcext:value-type="float">
            <text:p>4,53</text:p>
          </table:table-cell>
          <table:table-cell table:style-name="ce21" table:formula="of:=([.O15]-[.P15])/(2*[.$P$1])" office:value-type="float" office:value="0.267754143411341" calcext:value-type="float">
            <text:p>0,27</text:p>
          </table:table-cell>
          <table:table-cell table:style-name="ce36" table:formula="of:=ABS([.Q15]-[.$B15])" office:value-type="float" office:value="0.00374134589600883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15] + 0.25" office:value-type="float" office:value="-1.75" calcext:value-type="float">
            <text:p>-1,75</text:p>
          </table:table-cell>
          <table:table-cell table:style-name="ce13" table:formula="of:= 1.08*SIN([.A16])+1.08 *[.A16]* COS([.A16]) + 2.84*SIN([.A16])*COS([.A16])- 0.72" office:value-type="float" office:value="-0.947707594127052" calcext:value-type="float">
            <text:p>-0,95</text:p>
          </table:table-cell>
          <table:table-cell table:style-name="ce27" table:formula="of:= 1.08*([.$A16]+[.$D$1])*SIN([.$A16]+[.$D$1]) + 1.42*SIN([.$A16]+[.$D$1])^2- 0.72*([.$A16]+[.$D$1])" office:value-type="float" office:value="1.75190398243483" calcext:value-type="float">
            <text:p>1,75</text:p>
          </table:table-cell>
          <table:table-cell table:style-name="ce27" table:formula="of:= 1.08 * ([.$A16]-[.$D$1])*SIN([.$A16]-[.$D$1]) + 1.42*SIN([.$A16]-[.$D$1])^2- 0.72*([.$A16]-[.$D$1])" office:value-type="float" office:value="3.32037760664863" calcext:value-type="float">
            <text:p>3,32</text:p>
          </table:table-cell>
          <table:table-cell table:style-name="ce21" table:formula="of:=([.C16]-[.D16])/(2*[.$D$1])" office:value-type="float" office:value="-0.7842368121069" calcext:value-type="float">
            <text:p>-0,78</text:p>
          </table:table-cell>
          <table:table-cell table:style-name="ce40" table:formula="of:=ABS([.E16]-[.B16])" office:value-type="float" office:value="0.163470782020152" calcext:value-type="float">
            <text:p>0,16</text:p>
          </table:table-cell>
          <table:table-cell table:style-name="ce27" table:formula="of:= 1.08 * ([.$A16]+[.$H$1])*SIN([.$A16]+[.$H$1]) + 1.42*SIN([.$A16]+[.$H$1])^2- 0.72*([.$A16]+[.$H$1])" office:value-type="float" office:value="3.45994120316836" calcext:value-type="float">
            <text:p>3,46</text:p>
          </table:table-cell>
          <table:table-cell table:style-name="ce27" table:formula="of:= 1.08 *([.$A16]+-[.$H$1])* SIN([.$A16]-[.$H$1]) + 1.42*SIN([.$A16]-[.$H$1])^2- 0.72*([.$A16]-[.$H$1])" office:value-type="float" office:value="4.3703828860335" calcext:value-type="float">
            <text:p>4,37</text:p>
          </table:table-cell>
          <table:table-cell table:style-name="ce21" table:formula="of:=([.G16]-[.H16])/(2*[.$H$1])" office:value-type="float" office:value="-0.910441682865138" calcext:value-type="float">
            <text:p>-0,91</text:p>
          </table:table-cell>
          <table:table-cell table:style-name="ce40" table:formula="of:=ABS([.I16]-[.B16])" office:value-type="float" office:value="0.037265911261914" calcext:value-type="float">
            <text:p>0,04</text:p>
          </table:table-cell>
          <table:table-cell table:style-name="ce27" table:formula="of:= 1.08 * ([.$A16]+[.$L$1])*SIN([.$A16]+[.$L$1]) + 1.42*SIN([.$A16]+[.$L$1])^2- 0.72*([.$A16]+[.$L$1])" office:value-type="float" office:value="4.20902397794701" calcext:value-type="float">
            <text:p>4,21</text:p>
          </table:table-cell>
          <table:table-cell table:style-name="ce27" table:formula="of:= 1.08 * ([.$A16]-[.$L$1])*SIN([.$A16]-[.$L$1]) + 1.42*SIN([.$A16]-[.$L$1])^2- 0.72*([.$A16]-[.$L$1])" office:value-type="float" office:value="4.58580109578025" calcext:value-type="float">
            <text:p>4,59</text:p>
          </table:table-cell>
          <table:table-cell table:style-name="ce21" table:formula="of:=([.K16]-[.L16])/(2*[.$L$1])" office:value-type="float" office:value="-0.941942794583091" calcext:value-type="float">
            <text:p>-0,94</text:p>
          </table:table-cell>
          <table:table-cell table:style-name="ce40" table:formula="of:=ABS([.M16]-[.$B16])" office:value-type="float" office:value="0.00576479954396136" calcext:value-type="float">
            <text:p>0,01</text:p>
          </table:table-cell>
          <table:table-cell table:style-name="ce27" table:formula="of:= 1.08 *([.$A16]+[.$P$1])* SIN([.$A16]+[.$P$1]) + 1.42*SIN([.$A16]+[.$P$1])^2- 0.72*([.$A16]+[.$P$1])" office:value-type="float" office:value="4.37552411734018" calcext:value-type="float">
            <text:p>4,38</text:p>
          </table:table-cell>
          <table:table-cell table:style-name="ce27" table:formula="of:= 1.08 * ([.$A16]-[.$P$1])*SIN([.$A16]-[.$P$1]) + 1.42*SIN([.$A16]-[.$P$1])^2- 0.72*([.$A16]-[.$P$1])" office:value-type="float" office:value="4.56477887805904" calcext:value-type="float">
            <text:p>4,56</text:p>
          </table:table-cell>
          <table:table-cell table:style-name="ce21" table:formula="of:=([.O16]-[.P16])/(2*[.$P$1])" office:value-type="float" office:value="-0.946273803594311" calcext:value-type="float">
            <text:p>-0,95</text:p>
          </table:table-cell>
          <table:table-cell table:style-name="ce36" table:formula="of:=ABS([.Q16]-[.$B16])" office:value-type="float" office:value="0.00143379053274106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16] + 0.25" office:value-type="float" office:value="-1.5" calcext:value-type="float">
            <text:p>-1,5</text:p>
          </table:table-cell>
          <table:table-cell table:style-name="ce13" table:formula="of:= 1.08*SIN([.A17])+1.08 *[.A17]* COS([.A17]) + 2.84*SIN([.A17])*COS([.A17])- 0.72" office:value-type="float" office:value="-2.11227926367907" calcext:value-type="float">
            <text:p>-2,11</text:p>
          </table:table-cell>
          <table:table-cell table:style-name="ce27" table:formula="of:= 1.08*([.$A17]+[.$D$1])*SIN([.$A17]+[.$D$1]) + 1.42*SIN([.$A17]+[.$D$1])^2- 0.72*([.$A17]+[.$D$1])" office:value-type="float" office:value="0.94527515367989" calcext:value-type="float">
            <text:p>0,95</text:p>
          </table:table-cell>
          <table:table-cell table:style-name="ce27" table:formula="of:= 1.08 * ([.$A17]-[.$D$1])*SIN([.$A17]-[.$D$1]) + 1.42*SIN([.$A17]-[.$D$1])^2- 0.72*([.$A17]-[.$D$1])" office:value-type="float" office:value="3.92447463740179" calcext:value-type="float">
            <text:p>3,92</text:p>
          </table:table-cell>
          <table:table-cell table:style-name="ce21" table:formula="of:=([.C17]-[.D17])/(2*[.$D$1])" office:value-type="float" office:value="-1.48959974186095" calcext:value-type="float">
            <text:p>-1,49</text:p>
          </table:table-cell>
          <table:table-cell table:style-name="ce40" table:formula="of:=ABS([.E17]-[.B17])" office:value-type="float" office:value="0.622679521818118" calcext:value-type="float">
            <text:p>0,62</text:p>
          </table:table-cell>
          <table:table-cell table:style-name="ce27" table:formula="of:= 1.08 * ([.$A17]+[.$H$1])*SIN([.$A17]+[.$H$1]) + 1.42*SIN([.$A17]+[.$H$1])^2- 0.72*([.$A17]+[.$H$1])" office:value-type="float" office:value="2.634252917541" calcext:value-type="float">
            <text:p>2,63</text:p>
          </table:table-cell>
          <table:table-cell table:style-name="ce27" table:formula="of:= 1.08 *([.$A17]+-[.$H$1])* SIN([.$A17]-[.$H$1]) + 1.42*SIN([.$A17]-[.$H$1])^2- 0.72*([.$A17]-[.$H$1])" office:value-type="float" office:value="4.57816941275664" calcext:value-type="float">
            <text:p>4,58</text:p>
          </table:table-cell>
          <table:table-cell table:style-name="ce21" table:formula="of:=([.G17]-[.H17])/(2*[.$H$1])" office:value-type="float" office:value="-1.94391649521564" calcext:value-type="float">
            <text:p>-1,94</text:p>
          </table:table-cell>
          <table:table-cell table:style-name="ce40" table:formula="of:=ABS([.I17]-[.B17])" office:value-type="float" office:value="0.168362768463432" calcext:value-type="float">
            <text:p>0,17</text:p>
          </table:table-cell>
          <table:table-cell table:style-name="ce27" table:formula="of:= 1.08 * ([.$A17]+[.$L$1])*SIN([.$A17]+[.$L$1]) + 1.42*SIN([.$A17]+[.$L$1])^2- 0.72*([.$A17]+[.$L$1])" office:value-type="float" office:value="3.60722670721769" calcext:value-type="float">
            <text:p>3,61</text:p>
          </table:table-cell>
          <table:table-cell table:style-name="ce27" table:formula="of:= 1.08 * ([.$A17]-[.$L$1])*SIN([.$A17]-[.$L$1]) + 1.42*SIN([.$A17]-[.$L$1])^2- 0.72*([.$A17]-[.$L$1])" office:value-type="float" office:value="4.44112330872215" calcext:value-type="float">
            <text:p>4,44</text:p>
          </table:table-cell>
          <table:table-cell table:style-name="ce21" table:formula="of:=([.K17]-[.L17])/(2*[.$L$1])" office:value-type="float" office:value="-2.08474150376115" calcext:value-type="float">
            <text:p>-2,08</text:p>
          </table:table-cell>
          <table:table-cell table:style-name="ce40" table:formula="of:=ABS([.M17]-[.$B17])" office:value-type="float" office:value="0.0275377599179238" calcext:value-type="float">
            <text:p>0,03</text:p>
          </table:table-cell>
          <table:table-cell table:style-name="ce27" table:formula="of:= 1.08 *([.$A17]+[.$P$1])* SIN([.$A17]+[.$P$1]) + 1.42*SIN([.$A17]+[.$P$1])^2- 0.72*([.$A17]+[.$P$1])" office:value-type="float" office:value="3.8769778536173" calcext:value-type="float">
            <text:p>3,88</text:p>
          </table:table-cell>
          <table:table-cell table:style-name="ce27" table:formula="of:= 1.08 * ([.$A17]-[.$P$1])*SIN([.$A17]-[.$P$1]) + 1.42*SIN([.$A17]-[.$P$1])^2- 0.72*([.$A17]-[.$P$1])" office:value-type="float" office:value="4.29805247687" calcext:value-type="float">
            <text:p>4,30</text:p>
          </table:table-cell>
          <table:table-cell table:style-name="ce21" table:formula="of:=([.O17]-[.P17])/(2*[.$P$1])" office:value-type="float" office:value="-2.10537311626348" calcext:value-type="float">
            <text:p>-2,11</text:p>
          </table:table-cell>
          <table:table-cell table:style-name="ce36" table:formula="of:=ABS([.Q17]-[.$B17])" office:value-type="float" office:value="0.00690614741558626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17] + 0.25" office:value-type="float" office:value="-1.25" calcext:value-type="float">
            <text:p>-1,25</text:p>
          </table:table-cell>
          <table:table-cell table:style-name="ce13" table:formula="of:= 1.08*SIN([.A18])+1.08 *[.A18]* COS([.A18]) + 2.84*SIN([.A18])*COS([.A18])- 0.72" office:value-type="float" office:value="-3.02041902276526" calcext:value-type="float">
            <text:p>-3,02</text:p>
          </table:table-cell>
          <table:table-cell table:style-name="ce27" table:formula="of:= 1.08*([.$A18]+[.$D$1])*SIN([.$A18]+[.$D$1]) + 1.42*SIN([.$A18]+[.$D$1])^2- 0.72*([.$A18]+[.$D$1])" office:value-type="float" office:value="0.333715450056557" calcext:value-type="float">
            <text:p>0,33</text:p>
          </table:table-cell>
          <table:table-cell table:style-name="ce27" table:formula="of:= 1.08 * ([.$A18]-[.$D$1])*SIN([.$A18]-[.$D$1]) + 1.42*SIN([.$A18]-[.$D$1])^2- 0.72*([.$A18]-[.$D$1])" office:value-type="float" office:value="4.3703828860335" calcext:value-type="float">
            <text:p>4,37</text:p>
          </table:table-cell>
          <table:table-cell table:style-name="ce21" table:formula="of:=([.C18]-[.D18])/(2*[.$D$1])" office:value-type="float" office:value="-2.01833371798847" calcext:value-type="float">
            <text:p>-2,02</text:p>
          </table:table-cell>
          <table:table-cell table:style-name="ce40" table:formula="of:=ABS([.E18]-[.B18])" office:value-type="float" office:value="1.00208530477679" calcext:value-type="float">
            <text:p>1,00</text:p>
          </table:table-cell>
          <table:table-cell table:style-name="ce27" table:formula="of:= 1.08 * ([.$A18]+[.$H$1])*SIN([.$A18]+[.$H$1]) + 1.42*SIN([.$A18]+[.$H$1])^2- 0.72*([.$A18]+[.$H$1])" office:value-type="float" office:value="1.75190398243483" calcext:value-type="float">
            <text:p>1,75</text:p>
          </table:table-cell>
          <table:table-cell table:style-name="ce27" table:formula="of:= 1.08 *([.$A18]+-[.$H$1])* SIN([.$A18]-[.$H$1]) + 1.42*SIN([.$A18]-[.$H$1])^2- 0.72*([.$A18]-[.$H$1])" office:value-type="float" office:value="4.49461768756821" calcext:value-type="float">
            <text:p>4,49</text:p>
          </table:table-cell>
          <table:table-cell table:style-name="ce21" table:formula="of:=([.G18]-[.H18])/(2*[.$H$1])" office:value-type="float" office:value="-2.74271370513337" calcext:value-type="float">
            <text:p>-2,74</text:p>
          </table:table-cell>
          <table:table-cell table:style-name="ce40" table:formula="of:=ABS([.I18]-[.B18])" office:value-type="float" office:value="0.27770531763189" calcext:value-type="float">
            <text:p>0,28</text:p>
          </table:table-cell>
          <table:table-cell table:style-name="ce27" table:formula="of:= 1.08 * ([.$A18]+[.$L$1])*SIN([.$A18]+[.$L$1]) + 1.42*SIN([.$A18]+[.$L$1])^2- 0.72*([.$A18]+[.$L$1])" office:value-type="float" office:value="2.80809867208951" calcext:value-type="float">
            <text:p>2,81</text:p>
          </table:table-cell>
          <table:table-cell table:style-name="ce27" table:formula="of:= 1.08 * ([.$A18]-[.$L$1])*SIN([.$A18]-[.$L$1]) + 1.42*SIN([.$A18]-[.$L$1])^2- 0.72*([.$A18]-[.$L$1])" office:value-type="float" office:value="3.99796884122107" calcext:value-type="float">
            <text:p>4,00</text:p>
          </table:table-cell>
          <table:table-cell table:style-name="ce21" table:formula="of:=([.K18]-[.L18])/(2*[.$L$1])" office:value-type="float" office:value="-2.9746754228289" calcext:value-type="float">
            <text:p>-2,97</text:p>
          </table:table-cell>
          <table:table-cell table:style-name="ce40" table:formula="of:=ABS([.M18]-[.$B18])" office:value-type="float" office:value="0.0457435999363667" calcext:value-type="float">
            <text:p>0,05</text:p>
          </table:table-cell>
          <table:table-cell table:style-name="ce27" table:formula="of:= 1.08 *([.$A18]+[.$P$1])* SIN([.$A18]+[.$P$1]) + 1.42*SIN([.$A18]+[.$P$1])^2- 0.72*([.$A18]+[.$P$1])" office:value-type="float" office:value="3.14470878891224" calcext:value-type="float">
            <text:p>3,14</text:p>
          </table:table-cell>
          <table:table-cell table:style-name="ce27" table:formula="of:= 1.08 * ([.$A18]-[.$P$1])*SIN([.$A18]-[.$P$1]) + 1.42*SIN([.$A18]-[.$P$1])^2- 0.72*([.$A18]-[.$P$1])" office:value-type="float" office:value="3.74649587654338" calcext:value-type="float">
            <text:p>3,75</text:p>
          </table:table-cell>
          <table:table-cell table:style-name="ce21" table:formula="of:=([.O18]-[.P18])/(2*[.$P$1])" office:value-type="float" office:value="-3.0089354381557" calcext:value-type="float">
            <text:p>-3,01</text:p>
          </table:table-cell>
          <table:table-cell table:style-name="ce36" table:formula="of:=ABS([.Q18]-[.$B18])" office:value-type="float" office:value="0.0114835846095596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18] + 0.25" office:value-type="float" office:value="-1" calcext:value-type="float">
            <text:p>-1</text:p>
          </table:table-cell>
          <table:table-cell table:style-name="ce13" table:formula="of:= 1.08*SIN([.A19])+1.08 *[.A19]* COS([.A19]) + 2.84*SIN([.A19])*COS([.A19])- 0.72" office:value-type="float" office:value="-3.50351750002259" calcext:value-type="float">
            <text:p>-3,50</text:p>
          </table:table-cell>
          <table:table-cell table:style-name="ce27" table:formula="of:= 1.08*([.$A19]+[.$D$1])*SIN([.$A19]+[.$D$1]) + 1.42*SIN([.$A19]+[.$D$1])^2- 0.72*([.$A19]+[.$D$1])" office:value-type="float" office:value="0" calcext:value-type="float">
            <text:p>0,00</text:p>
          </table:table-cell>
          <table:table-cell table:style-name="ce27" table:formula="of:= 1.08 * ([.$A19]-[.$D$1])*SIN([.$A19]-[.$D$1]) + 1.42*SIN([.$A19]-[.$D$1])^2- 0.72*([.$A19]-[.$D$1])" office:value-type="float" office:value="4.57816941275664" calcext:value-type="float">
            <text:p>4,58</text:p>
          </table:table-cell>
          <table:table-cell table:style-name="ce21" table:formula="of:=([.C19]-[.D19])/(2*[.$D$1])" office:value-type="float" office:value="-2.28908470637832" calcext:value-type="float">
            <text:p>-2,29</text:p>
          </table:table-cell>
          <table:table-cell table:style-name="ce40" table:formula="of:=ABS([.E19]-[.B19])" office:value-type="float" office:value="1.21443279364427" calcext:value-type="float">
            <text:p>1,21</text:p>
          </table:table-cell>
          <table:table-cell table:style-name="ce27" table:formula="of:= 1.08 * ([.$A19]+[.$H$1])*SIN([.$A19]+[.$H$1]) + 1.42*SIN([.$A19]+[.$H$1])^2- 0.72*([.$A19]+[.$H$1])" office:value-type="float" office:value="0.94527515367989" calcext:value-type="float">
            <text:p>0,95</text:p>
          </table:table-cell>
          <table:table-cell table:style-name="ce27" table:formula="of:= 1.08 *([.$A19]+-[.$H$1])* SIN([.$A19]-[.$H$1]) + 1.42*SIN([.$A19]-[.$H$1])^2- 0.72*([.$A19]-[.$H$1])" office:value-type="float" office:value="4.10883655088488" calcext:value-type="float">
            <text:p>4,11</text:p>
          </table:table-cell>
          <table:table-cell table:style-name="ce21" table:formula="of:=([.G19]-[.H19])/(2*[.$H$1])" office:value-type="float" office:value="-3.16356139720499" calcext:value-type="float">
            <text:p>-3,16</text:p>
          </table:table-cell>
          <table:table-cell table:style-name="ce40" table:formula="of:=ABS([.I19]-[.B19])" office:value-type="float" office:value="0.339956102817593" calcext:value-type="float">
            <text:p>0,34</text:p>
          </table:table-cell>
          <table:table-cell table:style-name="ce27" table:formula="of:= 1.08 * ([.$A19]+[.$L$1])*SIN([.$A19]+[.$L$1]) + 1.42*SIN([.$A19]+[.$L$1])^2- 0.72*([.$A19]+[.$L$1])" office:value-type="float" office:value="1.9265273233711" calcext:value-type="float">
            <text:p>1,93</text:p>
          </table:table-cell>
          <table:table-cell table:style-name="ce27" table:formula="of:= 1.08 * ([.$A19]-[.$L$1])*SIN([.$A19]-[.$L$1]) + 1.42*SIN([.$A19]-[.$L$1])^2- 0.72*([.$A19]-[.$L$1])" office:value-type="float" office:value="3.30547219344781" calcext:value-type="float">
            <text:p>3,31</text:p>
          </table:table-cell>
          <table:table-cell table:style-name="ce21" table:formula="of:=([.K19]-[.L19])/(2*[.$L$1])" office:value-type="float" office:value="-3.44736217519177" calcext:value-type="float">
            <text:p>-3,45</text:p>
          </table:table-cell>
          <table:table-cell table:style-name="ce40" table:formula="of:=ABS([.M19]-[.$B19])" office:value-type="float" office:value="0.0561553248308213" calcext:value-type="float">
            <text:p>0,06</text:p>
          </table:table-cell>
          <table:table-cell table:style-name="ce27" table:formula="of:= 1.08 *([.$A19]+[.$P$1])* SIN([.$A19]+[.$P$1]) + 1.42*SIN([.$A19]+[.$P$1])^2- 0.72*([.$A19]+[.$P$1])" office:value-type="float" office:value="2.28070724339001" calcext:value-type="float">
            <text:p>2,28</text:p>
          </table:table-cell>
          <table:table-cell table:style-name="ce27" table:formula="of:= 1.08 * ([.$A19]-[.$P$1])*SIN([.$A19]-[.$P$1]) + 1.42*SIN([.$A19]-[.$P$1])^2- 0.72*([.$A19]-[.$P$1])" office:value-type="float" office:value="2.97859013700428" calcext:value-type="float">
            <text:p>2,98</text:p>
          </table:table-cell>
          <table:table-cell table:style-name="ce21" table:formula="of:=([.O19]-[.P19])/(2*[.$P$1])" office:value-type="float" office:value="-3.48941446807138" calcext:value-type="float">
            <text:p>-3,49</text:p>
          </table:table-cell>
          <table:table-cell table:style-name="ce36" table:formula="of:=ABS([.Q19]-[.$B19])" office:value-type="float" office:value="0.0141030319512105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19] + 0.25" office:value-type="float" office:value="-0.75" calcext:value-type="float">
            <text:p>-0,75</text:p>
          </table:table-cell>
          <table:table-cell table:style-name="ce13" table:formula="of:= 1.08*SIN([.A20])+1.08 *[.A20]* COS([.A20]) + 2.84*SIN([.A20])*COS([.A20])- 0.72" office:value-type="float" office:value="-3.46528072559075" calcext:value-type="float">
            <text:p>-3,47</text:p>
          </table:table-cell>
          <table:table-cell table:style-name="ce27" table:formula="of:= 1.08*([.$A20]+[.$D$1])*SIN([.$A20]+[.$D$1]) + 1.42*SIN([.$A20]+[.$D$1])^2- 0.72*([.$A20]+[.$D$1])" office:value-type="float" office:value="-0.0262845499434434" calcext:value-type="float">
            <text:p>-0,03</text:p>
          </table:table-cell>
          <table:table-cell table:style-name="ce27" table:formula="of:= 1.08 * ([.$A20]-[.$D$1])*SIN([.$A20]-[.$D$1]) + 1.42*SIN([.$A20]-[.$D$1])^2- 0.72*([.$A20]-[.$D$1])" office:value-type="float" office:value="4.49461768756821" calcext:value-type="float">
            <text:p>4,49</text:p>
          </table:table-cell>
          <table:table-cell table:style-name="ce21" table:formula="of:=([.C20]-[.D20])/(2*[.$D$1])" office:value-type="float" office:value="-2.26045111875582" calcext:value-type="float">
            <text:p>-2,26</text:p>
          </table:table-cell>
          <table:table-cell table:style-name="ce40" table:formula="of:=ABS([.E20]-[.B20])" office:value-type="float" office:value="1.20482960683493" calcext:value-type="float">
            <text:p>1,20</text:p>
          </table:table-cell>
          <table:table-cell table:style-name="ce27" table:formula="of:= 1.08 * ([.$A20]+[.$H$1])*SIN([.$A20]+[.$H$1]) + 1.42*SIN([.$A20]+[.$H$1])^2- 0.72*([.$A20]+[.$H$1])" office:value-type="float" office:value="0.333715450056557" calcext:value-type="float">
            <text:p>0,33</text:p>
          </table:table-cell>
          <table:table-cell table:style-name="ce27" table:formula="of:= 1.08 *([.$A20]+-[.$H$1])* SIN([.$A20]-[.$H$1]) + 1.42*SIN([.$A20]-[.$H$1])^2- 0.72*([.$A20]-[.$H$1])" office:value-type="float" office:value="3.45994120316836" calcext:value-type="float">
            <text:p>3,46</text:p>
          </table:table-cell>
          <table:table-cell table:style-name="ce21" table:formula="of:=([.G20]-[.H20])/(2*[.$H$1])" office:value-type="float" office:value="-3.12622575311181" calcext:value-type="float">
            <text:p>-3,13</text:p>
          </table:table-cell>
          <table:table-cell table:style-name="ce40" table:formula="of:=ABS([.I20]-[.B20])" office:value-type="float" office:value="0.339054972478945" calcext:value-type="float">
            <text:p>0,34</text:p>
          </table:table-cell>
          <table:table-cell table:style-name="ce27" table:formula="of:= 1.08 * ([.$A20]+[.$L$1])*SIN([.$A20]+[.$L$1]) + 1.42*SIN([.$A20]+[.$L$1])^2- 0.72*([.$A20]+[.$L$1])" office:value-type="float" office:value="1.09442296777265" calcext:value-type="float">
            <text:p>1,09</text:p>
          </table:table-cell>
          <table:table-cell table:style-name="ce27" table:formula="of:= 1.08 * ([.$A20]-[.$L$1])*SIN([.$A20]-[.$L$1]) + 1.42*SIN([.$A20]-[.$L$1])^2- 0.72*([.$A20]-[.$L$1])" office:value-type="float" office:value="2.45809990038699" calcext:value-type="float">
            <text:p>2,46</text:p>
          </table:table-cell>
          <table:table-cell table:style-name="ce21" table:formula="of:=([.K20]-[.L20])/(2*[.$L$1])" office:value-type="float" office:value="-3.40919233153583" calcext:value-type="float">
            <text:p>-3,41</text:p>
          </table:table-cell>
          <table:table-cell table:style-name="ce40" table:formula="of:=ABS([.M20]-[.$B20])" office:value-type="float" office:value="0.0560883940549197" calcext:value-type="float">
            <text:p>0,06</text:p>
          </table:table-cell>
          <table:table-cell table:style-name="ce27" table:formula="of:= 1.08 *([.$A20]+[.$P$1])* SIN([.$A20]+[.$P$1]) + 1.42*SIN([.$A20]+[.$P$1])^2- 0.72*([.$A20]+[.$P$1])" office:value-type="float" office:value="1.41291668850324" calcext:value-type="float">
            <text:p>1,41</text:p>
          </table:table-cell>
          <table:table-cell table:style-name="ce27" table:formula="of:= 1.08 * ([.$A20]-[.$P$1])*SIN([.$A20]-[.$P$1]) + 1.42*SIN([.$A20]-[.$P$1])^2- 0.72*([.$A20]-[.$P$1])" office:value-type="float" office:value="2.10315500286861" calcext:value-type="float">
            <text:p>2,10</text:p>
          </table:table-cell>
          <table:table-cell table:style-name="ce21" table:formula="of:=([.O20]-[.P20])/(2*[.$P$1])" office:value-type="float" office:value="-3.45119157182684" calcext:value-type="float">
            <text:p>-3,45</text:p>
          </table:table-cell>
          <table:table-cell table:style-name="ce36" table:formula="of:=ABS([.Q20]-[.$B20])" office:value-type="float" office:value="0.0140891537639103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20] + 0.25" office:value-type="float" office:value="-0.5" calcext:value-type="float">
            <text:p>-0,5</text:p>
          </table:table-cell>
          <table:table-cell table:style-name="ce13" table:formula="of:= 1.08*SIN([.A21])+1.08 *[.A21]* COS([.A21]) + 2.84*SIN([.A21])*COS([.A21])- 0.72" office:value-type="float" office:value="-2.90656296354055" calcext:value-type="float">
            <text:p>-2,91</text:p>
          </table:table-cell>
          <table:table-cell table:style-name="ce27" table:formula="of:= 1.08*([.$A21]+[.$D$1])*SIN([.$A21]+[.$D$1]) + 1.42*SIN([.$A21]+[.$D$1])^2- 0.72*([.$A21]+[.$D$1])" office:value-type="float" office:value="0.22527515367989" calcext:value-type="float">
            <text:p>0,23</text:p>
          </table:table-cell>
          <table:table-cell table:style-name="ce27" table:formula="of:= 1.08 * ([.$A21]-[.$D$1])*SIN([.$A21]-[.$D$1]) + 1.42*SIN([.$A21]-[.$D$1])^2- 0.72*([.$A21]-[.$D$1])" office:value-type="float" office:value="4.10883655088488" calcext:value-type="float">
            <text:p>4,11</text:p>
          </table:table-cell>
          <table:table-cell table:style-name="ce21" table:formula="of:=([.C21]-[.D21])/(2*[.$D$1])" office:value-type="float" office:value="-1.9417806986025" calcext:value-type="float">
            <text:p>-1,94</text:p>
          </table:table-cell>
          <table:table-cell table:style-name="ce40" table:formula="of:=ABS([.E21]-[.B21])" office:value-type="float" office:value="0.964782264938056" calcext:value-type="float">
            <text:p>0,96</text:p>
          </table:table-cell>
          <table:table-cell table:style-name="ce27" table:formula="of:= 1.08 * ([.$A21]+[.$H$1])*SIN([.$A21]+[.$H$1]) + 1.42*SIN([.$A21]+[.$H$1])^2- 0.72*([.$A21]+[.$H$1])" office:value-type="float" office:value="0" calcext:value-type="float">
            <text:p>0,00</text:p>
          </table:table-cell>
          <table:table-cell table:style-name="ce27" table:formula="of:= 1.08 *([.$A21]+-[.$H$1])* SIN([.$A21]-[.$H$1]) + 1.42*SIN([.$A21]-[.$H$1])^2- 0.72*([.$A21]-[.$H$1])" office:value-type="float" office:value="2.634252917541" calcext:value-type="float">
            <text:p>2,63</text:p>
          </table:table-cell>
          <table:table-cell table:style-name="ce21" table:formula="of:=([.G21]-[.H21])/(2*[.$H$1])" office:value-type="float" office:value="-2.634252917541" calcext:value-type="float">
            <text:p>-2,63</text:p>
          </table:table-cell>
          <table:table-cell table:style-name="ce40" table:formula="of:=ABS([.I21]-[.B21])" office:value-type="float" office:value="0.272310045999554" calcext:value-type="float">
            <text:p>0,27</text:p>
          </table:table-cell>
          <table:table-cell table:style-name="ce27" table:formula="of:= 1.08 * ([.$A21]+[.$L$1])*SIN([.$A21]+[.$L$1]) + 1.42*SIN([.$A21]+[.$L$1])^2- 0.72*([.$A21]+[.$L$1])" office:value-type="float" office:value="0.435760260372402" calcext:value-type="float">
            <text:p>0,44</text:p>
          </table:table-cell>
          <table:table-cell table:style-name="ce27" table:formula="of:= 1.08 * ([.$A21]-[.$L$1])*SIN([.$A21]-[.$L$1]) + 1.42*SIN([.$A21]-[.$L$1])^2- 0.72*([.$A21]-[.$L$1])" office:value-type="float" office:value="1.58035190009252" calcext:value-type="float">
            <text:p>1,58</text:p>
          </table:table-cell>
          <table:table-cell table:style-name="ce21" table:formula="of:=([.K21]-[.L21])/(2*[.$L$1])" office:value-type="float" office:value="-2.8614790993003" calcext:value-type="float">
            <text:p>-2,86</text:p>
          </table:table-cell>
          <table:table-cell table:style-name="ce40" table:formula="of:=ABS([.M21]-[.$B21])" office:value-type="float" office:value="0.0450838642402514" calcext:value-type="float">
            <text:p>0,05</text:p>
          </table:table-cell>
          <table:table-cell table:style-name="ce27" table:formula="of:= 1.08 *([.$A21]+[.$P$1])* SIN([.$A21]+[.$P$1]) + 1.42*SIN([.$A21]+[.$P$1])^2- 0.72*([.$A21]+[.$P$1])" office:value-type="float" office:value="0.67156696024085" calcext:value-type="float">
            <text:p>0,67</text:p>
          </table:table-cell>
          <table:table-cell table:style-name="ce27" table:formula="of:= 1.08 * ([.$A21]-[.$P$1])*SIN([.$A21]-[.$P$1]) + 1.42*SIN([.$A21]-[.$P$1])^2- 0.72*([.$A21]-[.$P$1])" office:value-type="float" office:value="1.25061431708154" calcext:value-type="float">
            <text:p>1,25</text:p>
          </table:table-cell>
          <table:table-cell table:style-name="ce21" table:formula="of:=([.O21]-[.P21])/(2*[.$P$1])" office:value-type="float" office:value="-2.89523678420348" calcext:value-type="float">
            <text:p>-2,90</text:p>
          </table:table-cell>
          <table:table-cell table:style-name="ce36" table:formula="of:=ABS([.Q21]-[.$B21])" office:value-type="float" office:value="0.011326179337078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21] + 0.25" office:value-type="float" office:value="-0.25" calcext:value-type="float">
            <text:p>-0,25</text:p>
          </table:table-cell>
          <table:table-cell table:style-name="ce13" table:formula="of:= 1.08*SIN([.A22])+1.08 *[.A22]* COS([.A22]) + 2.84*SIN([.A22])*COS([.A22])- 0.72" office:value-type="float" office:value="-1.92958689467473" calcext:value-type="float">
            <text:p>-1,93</text:p>
          </table:table-cell>
          <table:table-cell table:style-name="ce27" table:formula="of:= 1.08*([.$A22]+[.$D$1])*SIN([.$A22]+[.$D$1]) + 1.42*SIN([.$A22]+[.$D$1])^2- 0.72*([.$A22]+[.$D$1])" office:value-type="float" office:value="0.671903982434831" calcext:value-type="float">
            <text:p>0,67</text:p>
          </table:table-cell>
          <table:table-cell table:style-name="ce27" table:formula="of:= 1.08 * ([.$A22]-[.$D$1])*SIN([.$A22]-[.$D$1]) + 1.42*SIN([.$A22]-[.$D$1])^2- 0.72*([.$A22]-[.$D$1])" office:value-type="float" office:value="3.45994120316836" calcext:value-type="float">
            <text:p>3,46</text:p>
          </table:table-cell>
          <table:table-cell table:style-name="ce21" table:formula="of:=([.C22]-[.D22])/(2*[.$D$1])" office:value-type="float" office:value="-1.39401861036677" calcext:value-type="float">
            <text:p>-1,39</text:p>
          </table:table-cell>
          <table:table-cell table:style-name="ce40" table:formula="of:=ABS([.E22]-[.B22])" office:value-type="float" office:value="0.535568284307961" calcext:value-type="float">
            <text:p>0,54</text:p>
          </table:table-cell>
          <table:table-cell table:style-name="ce27" table:formula="of:= 1.08 * ([.$A22]+[.$H$1])*SIN([.$A22]+[.$H$1]) + 1.42*SIN([.$A22]+[.$H$1])^2- 0.72*([.$A22]+[.$H$1])" office:value-type="float" office:value="-0.0262845499434434" calcext:value-type="float">
            <text:p>-0,03</text:p>
          </table:table-cell>
          <table:table-cell table:style-name="ce27" table:formula="of:= 1.08 *([.$A22]+-[.$H$1])* SIN([.$A22]-[.$H$1]) + 1.42*SIN([.$A22]-[.$H$1])^2- 0.72*([.$A22]-[.$H$1])" office:value-type="float" office:value="1.75190398243483" calcext:value-type="float">
            <text:p>1,75</text:p>
          </table:table-cell>
          <table:table-cell table:style-name="ce21" table:formula="of:=([.G22]-[.H22])/(2*[.$H$1])" office:value-type="float" office:value="-1.77818853237828" calcext:value-type="float">
            <text:p>-1,78</text:p>
          </table:table-cell>
          <table:table-cell table:style-name="ce40" table:formula="of:=ABS([.I22]-[.B22])" office:value-type="float" office:value="0.151398362296452" calcext:value-type="float">
            <text:p>0,15</text:p>
          </table:table-cell>
          <table:table-cell table:style-name="ce27" table:formula="of:= 1.08 * ([.$A22]+[.$L$1])*SIN([.$A22]+[.$L$1]) + 1.42*SIN([.$A22]+[.$L$1])^2- 0.72*([.$A22]+[.$L$1])" office:value-type="float" office:value="0.0422459177932183" calcext:value-type="float">
            <text:p>0,04</text:p>
          </table:table-cell>
          <table:table-cell table:style-name="ce27" table:formula="of:= 1.08 * ([.$A22]-[.$L$1])*SIN([.$A22]-[.$L$1]) + 1.42*SIN([.$A22]-[.$L$1])^2- 0.72*([.$A22]-[.$L$1])" office:value-type="float" office:value="0.804050172105886" calcext:value-type="float">
            <text:p>0,80</text:p>
          </table:table-cell>
          <table:table-cell table:style-name="ce21" table:formula="of:=([.K22]-[.L22])/(2*[.$L$1])" office:value-type="float" office:value="-1.90451063578167" calcext:value-type="float">
            <text:p>-1,90</text:p>
          </table:table-cell>
          <table:table-cell table:style-name="ce40" table:formula="of:=ABS([.M22]-[.$B22])" office:value-type="float" office:value="0.0250762588930575" calcext:value-type="float">
            <text:p>0,03</text:p>
          </table:table-cell>
          <table:table-cell table:style-name="ce27" table:formula="of:= 1.08 *([.$A22]+[.$P$1])* SIN([.$A22]+[.$P$1]) + 1.42*SIN([.$A22]+[.$P$1])^2- 0.72*([.$A22]+[.$P$1])" office:value-type="float" office:value="0.163920070181543" calcext:value-type="float">
            <text:p>0,16</text:p>
          </table:table-cell>
          <table:table-cell table:style-name="ce27" table:formula="of:= 1.08 * ([.$A22]-[.$P$1])*SIN([.$A22]-[.$P$1]) + 1.42*SIN([.$A22]-[.$P$1])^2- 0.72*([.$A22]-[.$P$1])" office:value-type="float" office:value="0.548577418246174" calcext:value-type="float">
            <text:p>0,55</text:p>
          </table:table-cell>
          <table:table-cell table:style-name="ce21" table:formula="of:=([.O22]-[.P22])/(2*[.$P$1])" office:value-type="float" office:value="-1.92328674032315" calcext:value-type="float">
            <text:p>-1,92</text:p>
          </table:table-cell>
          <table:table-cell table:style-name="ce36" table:formula="of:=ABS([.Q22]-[.$B22])" office:value-type="float" office:value="0.00630015435157216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22] + 0.25" office:value-type="float" office:value="0" calcext:value-type="float">
            <text:p>0</text:p>
          </table:table-cell>
          <table:table-cell table:style-name="ce13" table:formula="of:= 1.08*SIN([.A23])+1.08 *[.A23]* COS([.A23]) + 2.84*SIN([.A23])*COS([.A23])- 0.72" office:value-type="float" office:value="-0.72" calcext:value-type="float">
            <text:p>-0,72</text:p>
          </table:table-cell>
          <table:table-cell table:style-name="ce27" table:formula="of:= 1.08*([.$A23]+[.$D$1])*SIN([.$A23]+[.$D$1]) + 1.42*SIN([.$A23]+[.$D$1])^2- 0.72*([.$A23]+[.$D$1])" office:value-type="float" office:value="1.194252917541" calcext:value-type="float">
            <text:p>1,19</text:p>
          </table:table-cell>
          <table:table-cell table:style-name="ce27" table:formula="of:= 1.08 * ([.$A23]-[.$D$1])*SIN([.$A23]-[.$D$1]) + 1.42*SIN([.$A23]-[.$D$1])^2- 0.72*([.$A23]-[.$D$1])" office:value-type="float" office:value="2.634252917541" calcext:value-type="float">
            <text:p>2,63</text:p>
          </table:table-cell>
          <table:table-cell table:style-name="ce21" table:formula="of:=([.C23]-[.D23])/(2*[.$D$1])" office:value-type="float" office:value="-0.72" calcext:value-type="float">
            <text:p>-0,72</text:p>
          </table:table-cell>
          <table:table-cell table:style-name="ce40" table:formula="of:=ABS([.E23]-[.B23])" office:value-type="float" office:value="0" calcext:value-type="float">
            <text:p>0,00</text:p>
          </table:table-cell>
          <table:table-cell table:style-name="ce27" table:formula="of:= 1.08 * ([.$A23]+[.$H$1])*SIN([.$A23]+[.$H$1]) + 1.42*SIN([.$A23]+[.$H$1])^2- 0.72*([.$A23]+[.$H$1])" office:value-type="float" office:value="0.22527515367989" calcext:value-type="float">
            <text:p>0,23</text:p>
          </table:table-cell>
          <table:table-cell table:style-name="ce27" table:formula="of:= 1.08 *([.$A23]+-[.$H$1])* SIN([.$A23]-[.$H$1]) + 1.42*SIN([.$A23]-[.$H$1])^2- 0.72*([.$A23]-[.$H$1])" office:value-type="float" office:value="0.94527515367989" calcext:value-type="float">
            <text:p>0,95</text:p>
          </table:table-cell>
          <table:table-cell table:style-name="ce21" table:formula="of:=([.G23]-[.H23])/(2*[.$H$1])" office:value-type="float" office:value="-0.72" calcext:value-type="float">
            <text:p>-0,72</text:p>
          </table:table-cell>
          <table:table-cell table:style-name="ce40" table:formula="of:=ABS([.I23]-[.B23])" office:value-type="float" office:value="0" calcext:value-type="float">
            <text:p>0,00</text:p>
          </table:table-cell>
          <table:table-cell table:style-name="ce27" table:formula="of:= 1.08 * ([.$A23]+[.$L$1])*SIN([.$A23]+[.$L$1]) + 1.42*SIN([.$A23]+[.$L$1])^2- 0.72*([.$A23]+[.$L$1])" office:value-type="float" office:value="-0.0450407302903152" calcext:value-type="float">
            <text:p>-0,05</text:p>
          </table:table-cell>
          <table:table-cell table:style-name="ce27" table:formula="of:= 1.08 * ([.$A23]-[.$L$1])*SIN([.$A23]-[.$L$1]) + 1.42*SIN([.$A23]-[.$L$1])^2- 0.72*([.$A23]-[.$L$1])" office:value-type="float" office:value="0.242959269709685" calcext:value-type="float">
            <text:p>0,24</text:p>
          </table:table-cell>
          <table:table-cell table:style-name="ce21" table:formula="of:=([.K23]-[.L23])/(2*[.$L$1])" office:value-type="float" office:value="-0.72" calcext:value-type="float">
            <text:p>-0,72</text:p>
          </table:table-cell>
          <table:table-cell table:style-name="ce40" table:formula="of:=ABS([.M23]-[.$B23])" office:value-type="float" office:value="0" calcext:value-type="float">
            <text:p>0,00</text:p>
          </table:table-cell>
          <table:table-cell table:style-name="ce27" table:formula="of:= 1.08 *([.$A23]+[.$P$1])* SIN([.$A23]+[.$P$1]) + 1.42*SIN([.$A23]+[.$P$1])^2- 0.72*([.$A23]+[.$P$1])" office:value-type="float" office:value="-0.0470652612694241" calcext:value-type="float">
            <text:p>-0,05</text:p>
          </table:table-cell>
          <table:table-cell table:style-name="ce27" table:formula="of:= 1.08 * ([.$A23]-[.$P$1])*SIN([.$A23]-[.$P$1]) + 1.42*SIN([.$A23]-[.$P$1])^2- 0.72*([.$A23]-[.$P$1])" office:value-type="float" office:value="0.0969347387305759" calcext:value-type="float">
            <text:p>0,10</text:p>
          </table:table-cell>
          <table:table-cell table:style-name="ce21" table:formula="of:=([.O23]-[.P23])/(2*[.$P$1])" office:value-type="float" office:value="-0.72" calcext:value-type="float">
            <text:p>-0,72</text:p>
          </table:table-cell>
          <table:table-cell table:style-name="ce36" table:formula="of:=ABS([.Q23]-[.$B23])" office:value-type="float" office:value="0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23] + 0.25" office:value-type="float" office:value="0.25" calcext:value-type="float">
            <text:p>0,25</text:p>
          </table:table-cell>
          <table:table-cell table:style-name="ce13" table:formula="of:= 1.08*SIN([.A24])+1.08 *[.A24]* COS([.A24]) + 2.84*SIN([.A24])*COS([.A24])- 0.72" office:value-type="float" office:value="0.489586894674727" calcext:value-type="float">
            <text:p>0,49</text:p>
          </table:table-cell>
          <table:table-cell table:style-name="ce27" table:formula="of:= 1.08*([.$A24]+[.$D$1])*SIN([.$A24]+[.$D$1]) + 1.42*SIN([.$A24]+[.$D$1])^2- 0.72*([.$A24]+[.$D$1])" office:value-type="float" office:value="1.65994120316836" calcext:value-type="float">
            <text:p>1,66</text:p>
          </table:table-cell>
          <table:table-cell table:style-name="ce27" table:formula="of:= 1.08 * ([.$A24]-[.$D$1])*SIN([.$A24]-[.$D$1]) + 1.42*SIN([.$A24]-[.$D$1])^2- 0.72*([.$A24]-[.$D$1])" office:value-type="float" office:value="1.75190398243483" calcext:value-type="float">
            <text:p>1,75</text:p>
          </table:table-cell>
          <table:table-cell table:style-name="ce21" table:formula="of:=([.C24]-[.D24])/(2*[.$D$1])" office:value-type="float" office:value="-0.0459813896332336" calcext:value-type="float">
            <text:p>-0,05</text:p>
          </table:table-cell>
          <table:table-cell table:style-name="ce40" table:formula="of:=ABS([.E24]-[.B24])" office:value-type="float" office:value="0.535568284307961" calcext:value-type="float">
            <text:p>0,54</text:p>
          </table:table-cell>
          <table:table-cell table:style-name="ce27" table:formula="of:= 1.08 * ([.$A24]+[.$H$1])*SIN([.$A24]+[.$H$1]) + 1.42*SIN([.$A24]+[.$H$1])^2- 0.72*([.$A24]+[.$H$1])" office:value-type="float" office:value="0.671903982434831" calcext:value-type="float">
            <text:p>0,67</text:p>
          </table:table-cell>
          <table:table-cell table:style-name="ce27" table:formula="of:= 1.08 *([.$A24]+-[.$H$1])* SIN([.$A24]-[.$H$1]) + 1.42*SIN([.$A24]-[.$H$1])^2- 0.72*([.$A24]-[.$H$1])" office:value-type="float" office:value="0.333715450056557" calcext:value-type="float">
            <text:p>0,33</text:p>
          </table:table-cell>
          <table:table-cell table:style-name="ce21" table:formula="of:=([.G24]-[.H24])/(2*[.$H$1])" office:value-type="float" office:value="0.338188532378275" calcext:value-type="float">
            <text:p>0,34</text:p>
          </table:table-cell>
          <table:table-cell table:style-name="ce40" table:formula="of:=ABS([.I24]-[.B24])" office:value-type="float" office:value="0.151398362296452" calcext:value-type="float">
            <text:p>0,15</text:p>
          </table:table-cell>
          <table:table-cell table:style-name="ce27" table:formula="of:= 1.08 * ([.$A24]+[.$L$1])*SIN([.$A24]+[.$L$1]) + 1.42*SIN([.$A24]+[.$L$1])^2- 0.72*([.$A24]+[.$L$1])" office:value-type="float" office:value="0.156050172105886" calcext:value-type="float">
            <text:p>0,16</text:p>
          </table:table-cell>
          <table:table-cell table:style-name="ce27" table:formula="of:= 1.08 * ([.$A24]-[.$L$1])*SIN([.$A24]-[.$L$1]) + 1.42*SIN([.$A24]-[.$L$1])^2- 0.72*([.$A24]-[.$L$1])" office:value-type="float" office:value="-0.0297540822067817" calcext:value-type="float">
            <text:p>-0,03</text:p>
          </table:table-cell>
          <table:table-cell table:style-name="ce21" table:formula="of:=([.K24]-[.L24])/(2*[.$L$1])" office:value-type="float" office:value="0.46451063578167" calcext:value-type="float">
            <text:p>0,46</text:p>
          </table:table-cell>
          <table:table-cell table:style-name="ce40" table:formula="of:=ABS([.M24]-[.$B24])" office:value-type="float" office:value="0.0250762588930575" calcext:value-type="float">
            <text:p>0,03</text:p>
          </table:table-cell>
          <table:table-cell table:style-name="ce27" table:formula="of:= 1.08 *([.$A24]+[.$P$1])* SIN([.$A24]+[.$P$1]) + 1.42*SIN([.$A24]+[.$P$1])^2- 0.72*([.$A24]+[.$P$1])" office:value-type="float" office:value="0.0445774182461738" calcext:value-type="float">
            <text:p>0,04</text:p>
          </table:table-cell>
          <table:table-cell table:style-name="ce27" table:formula="of:= 1.08 * ([.$A24]-[.$P$1])*SIN([.$A24]-[.$P$1]) + 1.42*SIN([.$A24]-[.$P$1])^2- 0.72*([.$A24]-[.$P$1])" office:value-type="float" office:value="-0.0520799298184572" calcext:value-type="float">
            <text:p>-0,05</text:p>
          </table:table-cell>
          <table:table-cell table:style-name="ce21" table:formula="of:=([.O24]-[.P24])/(2*[.$P$1])" office:value-type="float" office:value="0.483286740323155" calcext:value-type="float">
            <text:p>0,48</text:p>
          </table:table-cell>
          <table:table-cell table:style-name="ce36" table:formula="of:=ABS([.Q24]-[.$B24])" office:value-type="float" office:value="0.00630015435157216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24] + 0.25" office:value-type="float" office:value="0.5" calcext:value-type="float">
            <text:p>0,5</text:p>
          </table:table-cell>
          <table:table-cell table:style-name="ce13" table:formula="of:= 1.08*SIN([.A25])+1.08 *[.A25]* COS([.A25]) + 2.84*SIN([.A25])*COS([.A25])- 0.72" office:value-type="float" office:value="1.46656296354055" calcext:value-type="float">
            <text:p>1,47</text:p>
          </table:table-cell>
          <table:table-cell table:style-name="ce27" table:formula="of:= 1.08*([.$A25]+[.$D$1])*SIN([.$A25]+[.$D$1]) + 1.42*SIN([.$A25]+[.$D$1])^2- 0.72*([.$A25]+[.$D$1])" office:value-type="float" office:value="1.94883655088488" calcext:value-type="float">
            <text:p>1,95</text:p>
          </table:table-cell>
          <table:table-cell table:style-name="ce27" table:formula="of:= 1.08 * ([.$A25]-[.$D$1])*SIN([.$A25]-[.$D$1]) + 1.42*SIN([.$A25]-[.$D$1])^2- 0.72*([.$A25]-[.$D$1])" office:value-type="float" office:value="0.94527515367989" calcext:value-type="float">
            <text:p>0,95</text:p>
          </table:table-cell>
          <table:table-cell table:style-name="ce21" table:formula="of:=([.C25]-[.D25])/(2*[.$D$1])" office:value-type="float" office:value="0.501780698602497" calcext:value-type="float">
            <text:p>0,50</text:p>
          </table:table-cell>
          <table:table-cell table:style-name="ce40" table:formula="of:=ABS([.E25]-[.B25])" office:value-type="float" office:value="0.964782264938056" calcext:value-type="float">
            <text:p>0,96</text:p>
          </table:table-cell>
          <table:table-cell table:style-name="ce27" table:formula="of:= 1.08 * ([.$A25]+[.$H$1])*SIN([.$A25]+[.$H$1]) + 1.42*SIN([.$A25]+[.$H$1])^2- 0.72*([.$A25]+[.$H$1])" office:value-type="float" office:value="1.194252917541" calcext:value-type="float">
            <text:p>1,19</text:p>
          </table:table-cell>
          <table:table-cell table:style-name="ce27" table:formula="of:= 1.08 *([.$A25]+-[.$H$1])* SIN([.$A25]-[.$H$1]) + 1.42*SIN([.$A25]-[.$H$1])^2- 0.72*([.$A25]-[.$H$1])" office:value-type="float" office:value="0" calcext:value-type="float">
            <text:p>0,00</text:p>
          </table:table-cell>
          <table:table-cell table:style-name="ce21" table:formula="of:=([.G25]-[.H25])/(2*[.$H$1])" office:value-type="float" office:value="1.194252917541" calcext:value-type="float">
            <text:p>1,19</text:p>
          </table:table-cell>
          <table:table-cell table:style-name="ce40" table:formula="of:=ABS([.I25]-[.B25])" office:value-type="float" office:value="0.272310045999554" calcext:value-type="float">
            <text:p>0,27</text:p>
          </table:table-cell>
          <table:table-cell table:style-name="ce27" table:formula="of:= 1.08 * ([.$A25]+[.$L$1])*SIN([.$A25]+[.$L$1]) + 1.42*SIN([.$A25]+[.$L$1])^2- 0.72*([.$A25]+[.$L$1])" office:value-type="float" office:value="0.572351900092523" calcext:value-type="float">
            <text:p>0,57</text:p>
          </table:table-cell>
          <table:table-cell table:style-name="ce27" table:formula="of:= 1.08 * ([.$A25]-[.$L$1])*SIN([.$A25]-[.$L$1]) + 1.42*SIN([.$A25]-[.$L$1])^2- 0.72*([.$A25]-[.$L$1])" office:value-type="float" office:value="0.0037602603724024" calcext:value-type="float">
            <text:p>0,00</text:p>
          </table:table-cell>
          <table:table-cell table:style-name="ce21" table:formula="of:=([.K25]-[.L25])/(2*[.$L$1])" office:value-type="float" office:value="1.4214790993003" calcext:value-type="float">
            <text:p>1,42</text:p>
          </table:table-cell>
          <table:table-cell table:style-name="ce40" table:formula="of:=ABS([.M25]-[.$B25])" office:value-type="float" office:value="0.0450838642402516" calcext:value-type="float">
            <text:p>0,05</text:p>
          </table:table-cell>
          <table:table-cell table:style-name="ce27" table:formula="of:= 1.08 *([.$A25]+[.$P$1])* SIN([.$A25]+[.$P$1]) + 1.42*SIN([.$A25]+[.$P$1])^2- 0.72*([.$A25]+[.$P$1])" office:value-type="float" office:value="0.386614317081545" calcext:value-type="float">
            <text:p>0,39</text:p>
          </table:table-cell>
          <table:table-cell table:style-name="ce27" table:formula="of:= 1.08 * ([.$A25]-[.$P$1])*SIN([.$A25]-[.$P$1]) + 1.42*SIN([.$A25]-[.$P$1])^2- 0.72*([.$A25]-[.$P$1])" office:value-type="float" office:value="0.0955669602408496" calcext:value-type="float">
            <text:p>0,10</text:p>
          </table:table-cell>
          <table:table-cell table:style-name="ce21" table:formula="of:=([.O25]-[.P25])/(2*[.$P$1])" office:value-type="float" office:value="1.45523678420348" calcext:value-type="float">
            <text:p>1,46</text:p>
          </table:table-cell>
          <table:table-cell table:style-name="ce36" table:formula="of:=ABS([.Q25]-[.$B25])" office:value-type="float" office:value="0.0113261793370778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25] + 0.25" office:value-type="float" office:value="0.75" calcext:value-type="float">
            <text:p>0,75</text:p>
          </table:table-cell>
          <table:table-cell table:style-name="ce13" table:formula="of:= 1.08*SIN([.A26])+1.08 *[.A26]* COS([.A26]) + 2.84*SIN([.A26])*COS([.A26])- 0.72" office:value-type="float" office:value="2.02528072559075" calcext:value-type="float">
            <text:p>2,03</text:p>
          </table:table-cell>
          <table:table-cell table:style-name="ce27" table:formula="of:= 1.08*([.$A26]+[.$D$1])*SIN([.$A26]+[.$D$1]) + 1.42*SIN([.$A26]+[.$D$1])^2- 0.72*([.$A26]+[.$D$1])" office:value-type="float" office:value="1.97461768756821" calcext:value-type="float">
            <text:p>1,97</text:p>
          </table:table-cell>
          <table:table-cell table:style-name="ce27" table:formula="of:= 1.08 * ([.$A26]-[.$D$1])*SIN([.$A26]-[.$D$1]) + 1.42*SIN([.$A26]-[.$D$1])^2- 0.72*([.$A26]-[.$D$1])" office:value-type="float" office:value="0.333715450056557" calcext:value-type="float">
            <text:p>0,33</text:p>
          </table:table-cell>
          <table:table-cell table:style-name="ce21" table:formula="of:=([.C26]-[.D26])/(2*[.$D$1])" office:value-type="float" office:value="0.820451118755825" calcext:value-type="float">
            <text:p>0,82</text:p>
          </table:table-cell>
          <table:table-cell table:style-name="ce40" table:formula="of:=ABS([.E26]-[.B26])" office:value-type="float" office:value="1.20482960683493" calcext:value-type="float">
            <text:p>1,20</text:p>
          </table:table-cell>
          <table:table-cell table:style-name="ce27" table:formula="of:= 1.08 * ([.$A26]+[.$H$1])*SIN([.$A26]+[.$H$1]) + 1.42*SIN([.$A26]+[.$H$1])^2- 0.72*([.$A26]+[.$H$1])" office:value-type="float" office:value="1.65994120316836" calcext:value-type="float">
            <text:p>1,66</text:p>
          </table:table-cell>
          <table:table-cell table:style-name="ce27" table:formula="of:= 1.08 *([.$A26]+-[.$H$1])* SIN([.$A26]-[.$H$1]) + 1.42*SIN([.$A26]-[.$H$1])^2- 0.72*([.$A26]-[.$H$1])" office:value-type="float" office:value="-0.0262845499434434" calcext:value-type="float">
            <text:p>-0,03</text:p>
          </table:table-cell>
          <table:table-cell table:style-name="ce21" table:formula="of:=([.G26]-[.H26])/(2*[.$H$1])" office:value-type="float" office:value="1.68622575311181" calcext:value-type="float">
            <text:p>1,69</text:p>
          </table:table-cell>
          <table:table-cell table:style-name="ce40" table:formula="of:=ABS([.I26]-[.B26])" office:value-type="float" office:value="0.339054972478946" calcext:value-type="float">
            <text:p>0,34</text:p>
          </table:table-cell>
          <table:table-cell table:style-name="ce27" table:formula="of:= 1.08 * ([.$A26]+[.$L$1])*SIN([.$A26]+[.$L$1]) + 1.42*SIN([.$A26]+[.$L$1])^2- 0.72*([.$A26]+[.$L$1])" office:value-type="float" office:value="1.09009990038699" calcext:value-type="float">
            <text:p>1,09</text:p>
          </table:table-cell>
          <table:table-cell table:style-name="ce27" table:formula="of:= 1.08 * ([.$A26]-[.$L$1])*SIN([.$A26]-[.$L$1]) + 1.42*SIN([.$A26]-[.$L$1])^2- 0.72*([.$A26]-[.$L$1])" office:value-type="float" office:value="0.302422967772652" calcext:value-type="float">
            <text:p>0,30</text:p>
          </table:table-cell>
          <table:table-cell table:style-name="ce21" table:formula="of:=([.K26]-[.L26])/(2*[.$L$1])" office:value-type="float" office:value="1.96919233153583" calcext:value-type="float">
            <text:p>1,97</text:p>
          </table:table-cell>
          <table:table-cell table:style-name="ce40" table:formula="of:=ABS([.M26]-[.$B26])" office:value-type="float" office:value="0.0560883940549202" calcext:value-type="float">
            <text:p>0,06</text:p>
          </table:table-cell>
          <table:table-cell table:style-name="ce27" table:formula="of:= 1.08 *([.$A26]+[.$P$1])* SIN([.$A26]+[.$P$1]) + 1.42*SIN([.$A26]+[.$P$1])^2- 0.72*([.$A26]+[.$P$1])" office:value-type="float" office:value="0.879155002868611" calcext:value-type="float">
            <text:p>0,88</text:p>
          </table:table-cell>
          <table:table-cell table:style-name="ce27" table:formula="of:= 1.08 * ([.$A26]-[.$P$1])*SIN([.$A26]-[.$P$1]) + 1.42*SIN([.$A26]-[.$P$1])^2- 0.72*([.$A26]-[.$P$1])" office:value-type="float" office:value="0.476916688503243" calcext:value-type="float">
            <text:p>0,48</text:p>
          </table:table-cell>
          <table:table-cell table:style-name="ce21" table:formula="of:=([.O26]-[.P26])/(2*[.$P$1])" office:value-type="float" office:value="2.01119157182684" calcext:value-type="float">
            <text:p>2,01</text:p>
          </table:table-cell>
          <table:table-cell table:style-name="ce36" table:formula="of:=ABS([.Q26]-[.$B26])" office:value-type="float" office:value="0.0140891537639116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26] + 0.25" office:value-type="float" office:value="1" calcext:value-type="float">
            <text:p>1</text:p>
          </table:table-cell>
          <table:table-cell table:style-name="ce13" table:formula="of:= 1.08*SIN([.A27])+1.08 *[.A27]* COS([.A27]) + 2.84*SIN([.A27])*COS([.A27])- 0.72" office:value-type="float" office:value="2.06351750002259" calcext:value-type="float">
            <text:p>2,06</text:p>
          </table:table-cell>
          <table:table-cell table:style-name="ce27" table:formula="of:= 1.08*([.$A27]+[.$D$1])*SIN([.$A27]+[.$D$1]) + 1.42*SIN([.$A27]+[.$D$1])^2- 0.72*([.$A27]+[.$D$1])" office:value-type="float" office:value="1.69816941275664" calcext:value-type="float">
            <text:p>1,70</text:p>
          </table:table-cell>
          <table:table-cell table:style-name="ce27" table:formula="of:= 1.08 * ([.$A27]-[.$D$1])*SIN([.$A27]-[.$D$1]) + 1.42*SIN([.$A27]-[.$D$1])^2- 0.72*([.$A27]-[.$D$1])" office:value-type="float" office:value="0" calcext:value-type="float">
            <text:p>0,00</text:p>
          </table:table-cell>
          <table:table-cell table:style-name="ce21" table:formula="of:=([.C27]-[.D27])/(2*[.$D$1])" office:value-type="float" office:value="0.849084706378319" calcext:value-type="float">
            <text:p>0,85</text:p>
          </table:table-cell>
          <table:table-cell table:style-name="ce40" table:formula="of:=ABS([.E27]-[.B27])" office:value-type="float" office:value="1.21443279364427" calcext:value-type="float">
            <text:p>1,21</text:p>
          </table:table-cell>
          <table:table-cell table:style-name="ce27" table:formula="of:= 1.08 * ([.$A27]+[.$H$1])*SIN([.$A27]+[.$H$1]) + 1.42*SIN([.$A27]+[.$H$1])^2- 0.72*([.$A27]+[.$H$1])" office:value-type="float" office:value="1.94883655088488" calcext:value-type="float">
            <text:p>1,95</text:p>
          </table:table-cell>
          <table:table-cell table:style-name="ce27" table:formula="of:= 1.08 *([.$A27]+-[.$H$1])* SIN([.$A27]-[.$H$1]) + 1.42*SIN([.$A27]-[.$H$1])^2- 0.72*([.$A27]-[.$H$1])" office:value-type="float" office:value="0.22527515367989" calcext:value-type="float">
            <text:p>0,23</text:p>
          </table:table-cell>
          <table:table-cell table:style-name="ce21" table:formula="of:=([.G27]-[.H27])/(2*[.$H$1])" office:value-type="float" office:value="1.72356139720499" calcext:value-type="float">
            <text:p>1,72</text:p>
          </table:table-cell>
          <table:table-cell table:style-name="ce40" table:formula="of:=ABS([.I27]-[.B27])" office:value-type="float" office:value="0.339956102817594" calcext:value-type="float">
            <text:p>0,34</text:p>
          </table:table-cell>
          <table:table-cell table:style-name="ce27" table:formula="of:= 1.08 * ([.$A27]+[.$L$1])*SIN([.$A27]+[.$L$1]) + 1.42*SIN([.$A27]+[.$L$1])^2- 0.72*([.$A27]+[.$L$1])" office:value-type="float" office:value="1.57747219344781" calcext:value-type="float">
            <text:p>1,58</text:p>
          </table:table-cell>
          <table:table-cell table:style-name="ce27" table:formula="of:= 1.08 * ([.$A27]-[.$L$1])*SIN([.$A27]-[.$L$1]) + 1.42*SIN([.$A27]-[.$L$1])^2- 0.72*([.$A27]-[.$L$1])" office:value-type="float" office:value="0.774527323371103" calcext:value-type="float">
            <text:p>0,77</text:p>
          </table:table-cell>
          <table:table-cell table:style-name="ce21" table:formula="of:=([.K27]-[.L27])/(2*[.$L$1])" office:value-type="float" office:value="2.00736217519177" calcext:value-type="float">
            <text:p>2,01</text:p>
          </table:table-cell>
          <table:table-cell table:style-name="ce40" table:formula="of:=ABS([.M27]-[.$B27])" office:value-type="float" office:value="0.0561553248308213" calcext:value-type="float">
            <text:p>0,06</text:p>
          </table:table-cell>
          <table:table-cell table:style-name="ce27" table:formula="of:= 1.08 *([.$A27]+[.$P$1])* SIN([.$A27]+[.$P$1]) + 1.42*SIN([.$A27]+[.$P$1])^2- 0.72*([.$A27]+[.$P$1])" office:value-type="float" office:value="1.39459013700428" calcext:value-type="float">
            <text:p>1,39</text:p>
          </table:table-cell>
          <table:table-cell table:style-name="ce27" table:formula="of:= 1.08 * ([.$A27]-[.$P$1])*SIN([.$A27]-[.$P$1]) + 1.42*SIN([.$A27]-[.$P$1])^2- 0.72*([.$A27]-[.$P$1])" office:value-type="float" office:value="0.984707243390006" calcext:value-type="float">
            <text:p>0,98</text:p>
          </table:table-cell>
          <table:table-cell table:style-name="ce21" table:formula="of:=([.O27]-[.P27])/(2*[.$P$1])" office:value-type="float" office:value="2.04941446807138" calcext:value-type="float">
            <text:p>2,05</text:p>
          </table:table-cell>
          <table:table-cell table:style-name="ce36" table:formula="of:=ABS([.Q27]-[.$B27])" office:value-type="float" office:value="0.0141030319512119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27] + 0.25" office:value-type="float" office:value="1.25" calcext:value-type="float">
            <text:p>1,25</text:p>
          </table:table-cell>
          <table:table-cell table:style-name="ce13" table:formula="of:= 1.08*SIN([.A28])+1.08 *[.A28]* COS([.A28]) + 2.84*SIN([.A28])*COS([.A28])- 0.72" office:value-type="float" office:value="1.58041902276526" calcext:value-type="float">
            <text:p>1,58</text:p>
          </table:table-cell>
          <table:table-cell table:style-name="ce27" table:formula="of:= 1.08*([.$A28]+[.$D$1])*SIN([.$A28]+[.$D$1]) + 1.42*SIN([.$A28]+[.$D$1])^2- 0.72*([.$A28]+[.$D$1])" office:value-type="float" office:value="1.1303828860335" calcext:value-type="float">
            <text:p>1,13</text:p>
          </table:table-cell>
          <table:table-cell table:style-name="ce27" table:formula="of:= 1.08 * ([.$A28]-[.$D$1])*SIN([.$A28]-[.$D$1]) + 1.42*SIN([.$A28]-[.$D$1])^2- 0.72*([.$A28]-[.$D$1])" office:value-type="float" office:value="-0.0262845499434434" calcext:value-type="float">
            <text:p>-0,03</text:p>
          </table:table-cell>
          <table:table-cell table:style-name="ce21" table:formula="of:=([.C28]-[.D28])/(2*[.$D$1])" office:value-type="float" office:value="0.578333717988473" calcext:value-type="float">
            <text:p>0,58</text:p>
          </table:table-cell>
          <table:table-cell table:style-name="ce40" table:formula="of:=ABS([.E28]-[.B28])" office:value-type="float" office:value="1.00208530477679" calcext:value-type="float">
            <text:p>1,00</text:p>
          </table:table-cell>
          <table:table-cell table:style-name="ce27" table:formula="of:= 1.08 * ([.$A28]+[.$H$1])*SIN([.$A28]+[.$H$1]) + 1.42*SIN([.$A28]+[.$H$1])^2- 0.72*([.$A28]+[.$H$1])" office:value-type="float" office:value="1.97461768756821" calcext:value-type="float">
            <text:p>1,97</text:p>
          </table:table-cell>
          <table:table-cell table:style-name="ce27" table:formula="of:= 1.08 *([.$A28]+-[.$H$1])* SIN([.$A28]-[.$H$1]) + 1.42*SIN([.$A28]-[.$H$1])^2- 0.72*([.$A28]-[.$H$1])" office:value-type="float" office:value="0.671903982434831" calcext:value-type="float">
            <text:p>0,67</text:p>
          </table:table-cell>
          <table:table-cell table:style-name="ce21" table:formula="of:=([.G28]-[.H28])/(2*[.$H$1])" office:value-type="float" office:value="1.30271370513337" calcext:value-type="float">
            <text:p>1,30</text:p>
          </table:table-cell>
          <table:table-cell table:style-name="ce40" table:formula="of:=ABS([.I28]-[.B28])" office:value-type="float" office:value="0.27770531763189" calcext:value-type="float">
            <text:p>0,28</text:p>
          </table:table-cell>
          <table:table-cell table:style-name="ce27" table:formula="of:= 1.08 * ([.$A28]+[.$L$1])*SIN([.$A28]+[.$L$1]) + 1.42*SIN([.$A28]+[.$L$1])^2- 0.72*([.$A28]+[.$L$1])" office:value-type="float" office:value="1.90996884122107" calcext:value-type="float">
            <text:p>1,91</text:p>
          </table:table-cell>
          <table:table-cell table:style-name="ce27" table:formula="of:= 1.08 * ([.$A28]-[.$L$1])*SIN([.$A28]-[.$L$1]) + 1.42*SIN([.$A28]-[.$L$1])^2- 0.72*([.$A28]-[.$L$1])" office:value-type="float" office:value="1.29609867208951" calcext:value-type="float">
            <text:p>1,30</text:p>
          </table:table-cell>
          <table:table-cell table:style-name="ce21" table:formula="of:=([.K28]-[.L28])/(2*[.$L$1])" office:value-type="float" office:value="1.5346754228289" calcext:value-type="float">
            <text:p>1,53</text:p>
          </table:table-cell>
          <table:table-cell table:style-name="ce40" table:formula="of:=ABS([.M28]-[.$B28])" office:value-type="float" office:value="0.0457435999363676" calcext:value-type="float">
            <text:p>0,05</text:p>
          </table:table-cell>
          <table:table-cell table:style-name="ce27" table:formula="of:= 1.08 *([.$A28]+[.$P$1])* SIN([.$A28]+[.$P$1]) + 1.42*SIN([.$A28]+[.$P$1])^2- 0.72*([.$A28]+[.$P$1])" office:value-type="float" office:value="1.80249587654338" calcext:value-type="float">
            <text:p>1,80</text:p>
          </table:table-cell>
          <table:table-cell table:style-name="ce27" table:formula="of:= 1.08 * ([.$A28]-[.$P$1])*SIN([.$A28]-[.$P$1]) + 1.42*SIN([.$A28]-[.$P$1])^2- 0.72*([.$A28]-[.$P$1])" office:value-type="float" office:value="1.48870878891224" calcext:value-type="float">
            <text:p>1,49</text:p>
          </table:table-cell>
          <table:table-cell table:style-name="ce21" table:formula="of:=([.O28]-[.P28])/(2*[.$P$1])" office:value-type="float" office:value="1.5689354381557" calcext:value-type="float">
            <text:p>1,57</text:p>
          </table:table-cell>
          <table:table-cell table:style-name="ce36" table:formula="of:=ABS([.Q28]-[.$B28])" office:value-type="float" office:value="0.0114835846095611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28] + 0.25" office:value-type="float" office:value="1.5" calcext:value-type="float">
            <text:p>1,5</text:p>
          </table:table-cell>
          <table:table-cell table:style-name="ce13" table:formula="of:= 1.08*SIN([.A29])+1.08 *[.A29]* COS([.A29]) + 2.84*SIN([.A29])*COS([.A29])- 0.72" office:value-type="float" office:value="0.672279263679069" calcext:value-type="float">
            <text:p>0,67</text:p>
          </table:table-cell>
          <table:table-cell table:style-name="ce27" table:formula="of:= 1.08*([.$A29]+[.$D$1])*SIN([.$A29]+[.$D$1]) + 1.42*SIN([.$A29]+[.$D$1])^2- 0.72*([.$A29]+[.$D$1])" office:value-type="float" office:value="0.324474637401793" calcext:value-type="float">
            <text:p>0,32</text:p>
          </table:table-cell>
          <table:table-cell table:style-name="ce27" table:formula="of:= 1.08 * ([.$A29]-[.$D$1])*SIN([.$A29]-[.$D$1]) + 1.42*SIN([.$A29]-[.$D$1])^2- 0.72*([.$A29]-[.$D$1])" office:value-type="float" office:value="0.22527515367989" calcext:value-type="float">
            <text:p>0,23</text:p>
          </table:table-cell>
          <table:table-cell table:style-name="ce21" table:formula="of:=([.C29]-[.D29])/(2*[.$D$1])" office:value-type="float" office:value="0.0495997418609511" calcext:value-type="float">
            <text:p>0,05</text:p>
          </table:table-cell>
          <table:table-cell table:style-name="ce40" table:formula="of:=ABS([.E29]-[.B29])" office:value-type="float" office:value="0.622679521818118" calcext:value-type="float">
            <text:p>0,62</text:p>
          </table:table-cell>
          <table:table-cell table:style-name="ce27" table:formula="of:= 1.08 * ([.$A29]+[.$H$1])*SIN([.$A29]+[.$H$1]) + 1.42*SIN([.$A29]+[.$H$1])^2- 0.72*([.$A29]+[.$H$1])" office:value-type="float" office:value="1.69816941275664" calcext:value-type="float">
            <text:p>1,70</text:p>
          </table:table-cell>
          <table:table-cell table:style-name="ce27" table:formula="of:= 1.08 *([.$A29]+-[.$H$1])* SIN([.$A29]-[.$H$1]) + 1.42*SIN([.$A29]-[.$H$1])^2- 0.72*([.$A29]-[.$H$1])" office:value-type="float" office:value="1.194252917541" calcext:value-type="float">
            <text:p>1,19</text:p>
          </table:table-cell>
          <table:table-cell table:style-name="ce21" table:formula="of:=([.G29]-[.H29])/(2*[.$H$1])" office:value-type="float" office:value="0.503916495215638" calcext:value-type="float">
            <text:p>0,50</text:p>
          </table:table-cell>
          <table:table-cell table:style-name="ce40" table:formula="of:=ABS([.I29]-[.B29])" office:value-type="float" office:value="0.168362768463431" calcext:value-type="float">
            <text:p>0,17</text:p>
          </table:table-cell>
          <table:table-cell table:style-name="ce27" table:formula="of:= 1.08 * ([.$A29]+[.$L$1])*SIN([.$A29]+[.$L$1]) + 1.42*SIN([.$A29]+[.$L$1])^2- 0.72*([.$A29]+[.$L$1])" office:value-type="float" office:value="1.99312330872215" calcext:value-type="float">
            <text:p>1,99</text:p>
          </table:table-cell>
          <table:table-cell table:style-name="ce27" table:formula="of:= 1.08 * ([.$A29]-[.$L$1])*SIN([.$A29]-[.$L$1]) + 1.42*SIN([.$A29]-[.$L$1])^2- 0.72*([.$A29]-[.$L$1])" office:value-type="float" office:value="1.73522670721769" calcext:value-type="float">
            <text:p>1,74</text:p>
          </table:table-cell>
          <table:table-cell table:style-name="ce21" table:formula="of:=([.K29]-[.L29])/(2*[.$L$1])" office:value-type="float" office:value="0.644741503761144" calcext:value-type="float">
            <text:p>0,64</text:p>
          </table:table-cell>
          <table:table-cell table:style-name="ce40" table:formula="of:=ABS([.M29]-[.$B29])" office:value-type="float" office:value="0.0275377599179248" calcext:value-type="float">
            <text:p>0,03</text:p>
          </table:table-cell>
          <table:table-cell table:style-name="ce27" table:formula="of:= 1.08 *([.$A29]+[.$P$1])* SIN([.$A29]+[.$P$1]) + 1.42*SIN([.$A29]+[.$P$1])^2- 0.72*([.$A29]+[.$P$1])" office:value-type="float" office:value="1.99405247687" calcext:value-type="float">
            <text:p>1,99</text:p>
          </table:table-cell>
          <table:table-cell table:style-name="ce27" table:formula="of:= 1.08 * ([.$A29]-[.$P$1])*SIN([.$A29]-[.$P$1]) + 1.42*SIN([.$A29]-[.$P$1])^2- 0.72*([.$A29]-[.$P$1])" office:value-type="float" office:value="1.8609778536173" calcext:value-type="float">
            <text:p>1,86</text:p>
          </table:table-cell>
          <table:table-cell table:style-name="ce21" table:formula="of:=([.O29]-[.P29])/(2*[.$P$1])" office:value-type="float" office:value="0.665373116263485" calcext:value-type="float">
            <text:p>0,67</text:p>
          </table:table-cell>
          <table:table-cell table:style-name="ce36" table:formula="of:=ABS([.Q29]-[.$B29])" office:value-type="float" office:value="0.00690614741558449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29] + 0.25" office:value-type="float" office:value="1.75" calcext:value-type="float">
            <text:p>1,75</text:p>
          </table:table-cell>
          <table:table-cell table:style-name="ce13" table:formula="of:= 1.08*SIN([.A30])+1.08 *[.A30]* COS([.A30]) + 2.84*SIN([.A30])*COS([.A30])- 0.72" office:value-type="float" office:value="-0.492292405872948" calcext:value-type="float">
            <text:p>-0,49</text:p>
          </table:table-cell>
          <table:table-cell table:style-name="ce27" table:formula="of:= 1.08*([.$A30]+[.$D$1])*SIN([.$A30]+[.$D$1]) + 1.42*SIN([.$A30]+[.$D$1])^2- 0.72*([.$A30]+[.$D$1])" office:value-type="float" office:value="-0.639622393351369" calcext:value-type="float">
            <text:p>-0,64</text:p>
          </table:table-cell>
          <table:table-cell table:style-name="ce27" table:formula="of:= 1.08 * ([.$A30]-[.$D$1])*SIN([.$A30]-[.$D$1]) + 1.42*SIN([.$A30]-[.$D$1])^2- 0.72*([.$A30]-[.$D$1])" office:value-type="float" office:value="0.671903982434831" calcext:value-type="float">
            <text:p>0,67</text:p>
          </table:table-cell>
          <table:table-cell table:style-name="ce21" table:formula="of:=([.C30]-[.D30])/(2*[.$D$1])" office:value-type="float" office:value="-0.6557631878931" calcext:value-type="float">
            <text:p>-0,66</text:p>
          </table:table-cell>
          <table:table-cell table:style-name="ce40" table:formula="of:=ABS([.E30]-[.B30])" office:value-type="float" office:value="0.163470782020152" calcext:value-type="float">
            <text:p>0,16</text:p>
          </table:table-cell>
          <table:table-cell table:style-name="ce27" table:formula="of:= 1.08 * ([.$A30]+[.$H$1])*SIN([.$A30]+[.$H$1]) + 1.42*SIN([.$A30]+[.$H$1])^2- 0.72*([.$A30]+[.$H$1])" office:value-type="float" office:value="1.1303828860335" calcext:value-type="float">
            <text:p>1,13</text:p>
          </table:table-cell>
          <table:table-cell table:style-name="ce27" table:formula="of:= 1.08 *([.$A30]+-[.$H$1])* SIN([.$A30]-[.$H$1]) + 1.42*SIN([.$A30]-[.$H$1])^2- 0.72*([.$A30]-[.$H$1])" office:value-type="float" office:value="1.65994120316836" calcext:value-type="float">
            <text:p>1,66</text:p>
          </table:table-cell>
          <table:table-cell table:style-name="ce21" table:formula="of:=([.G30]-[.H30])/(2*[.$H$1])" office:value-type="float" office:value="-0.529558317134862" calcext:value-type="float">
            <text:p>-0,53</text:p>
          </table:table-cell>
          <table:table-cell table:style-name="ce40" table:formula="of:=ABS([.I30]-[.B30])" office:value-type="float" office:value="0.0372659112619138" calcext:value-type="float">
            <text:p>0,04</text:p>
          </table:table-cell>
          <table:table-cell table:style-name="ce27" table:formula="of:= 1.08 * ([.$A30]+[.$L$1])*SIN([.$A30]+[.$L$1]) + 1.42*SIN([.$A30]+[.$L$1])^2- 0.72*([.$A30]+[.$L$1])" office:value-type="float" office:value="1.77780109578025" calcext:value-type="float">
            <text:p>1,78</text:p>
          </table:table-cell>
          <table:table-cell table:style-name="ce27" table:formula="of:= 1.08 * ([.$A30]-[.$L$1])*SIN([.$A30]-[.$L$1]) + 1.42*SIN([.$A30]-[.$L$1])^2- 0.72*([.$A30]-[.$L$1])" office:value-type="float" office:value="1.97702397794701" calcext:value-type="float">
            <text:p>1,98</text:p>
          </table:table-cell>
          <table:table-cell table:style-name="ce21" table:formula="of:=([.K30]-[.L30])/(2*[.$L$1])" office:value-type="float" office:value="-0.49805720541691" calcext:value-type="float">
            <text:p>-0,50</text:p>
          </table:table-cell>
          <table:table-cell table:style-name="ce40" table:formula="of:=ABS([.M30]-[.$B30])" office:value-type="float" office:value="0.00576479954396209" calcext:value-type="float">
            <text:p>0,01</text:p>
          </table:table-cell>
          <table:table-cell table:style-name="ce27" table:formula="of:= 1.08 *([.$A30]+[.$P$1])* SIN([.$A30]+[.$P$1]) + 1.42*SIN([.$A30]+[.$P$1])^2- 0.72*([.$A30]+[.$P$1])" office:value-type="float" office:value="1.90077887805904" calcext:value-type="float">
            <text:p>1,90</text:p>
          </table:table-cell>
          <table:table-cell table:style-name="ce27" table:formula="of:= 1.08 * ([.$A30]-[.$P$1])*SIN([.$A30]-[.$P$1]) + 1.42*SIN([.$A30]-[.$P$1])^2- 0.72*([.$A30]-[.$P$1])" office:value-type="float" office:value="1.99952411734018" calcext:value-type="float">
            <text:p>2,00</text:p>
          </table:table-cell>
          <table:table-cell table:style-name="ce21" table:formula="of:=([.O30]-[.P30])/(2*[.$P$1])" office:value-type="float" office:value="-0.493726196405693" calcext:value-type="float">
            <text:p>-0,49</text:p>
          </table:table-cell>
          <table:table-cell table:style-name="ce36" table:formula="of:=ABS([.Q30]-[.$B30])" office:value-type="float" office:value="0.00143379053274456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30] + 0.25" office:value-type="float" office:value="2" calcext:value-type="float">
            <text:p>2</text:p>
          </table:table-cell>
          <table:table-cell table:style-name="ce13" table:formula="of:= 1.08*SIN([.A31])+1.08 *[.A31]* COS([.A31]) + 2.84*SIN([.A31])*COS([.A31])- 0.72" office:value-type="float" office:value="-1.71149548930735" calcext:value-type="float">
            <text:p>-1,71</text:p>
          </table:table-cell>
          <table:table-cell table:style-name="ce27" table:formula="of:= 1.08*([.$A31]+[.$D$1])*SIN([.$A31]+[.$D$1]) + 1.42*SIN([.$A31]+[.$D$1])^2- 0.72*([.$A31]+[.$D$1])" office:value-type="float" office:value="-1.67449207740779" calcext:value-type="float">
            <text:p>-1,67</text:p>
          </table:table-cell>
          <table:table-cell table:style-name="ce27" table:formula="of:= 1.08 * ([.$A31]-[.$D$1])*SIN([.$A31]-[.$D$1]) + 1.42*SIN([.$A31]-[.$D$1])^2- 0.72*([.$A31]-[.$D$1])" office:value-type="float" office:value="1.194252917541" calcext:value-type="float">
            <text:p>1,19</text:p>
          </table:table-cell>
          <table:table-cell table:style-name="ce21" table:formula="of:=([.C31]-[.D31])/(2*[.$D$1])" office:value-type="float" office:value="-1.43437249747439" calcext:value-type="float">
            <text:p>-1,43</text:p>
          </table:table-cell>
          <table:table-cell table:style-name="ce40" table:formula="of:=ABS([.E31]-[.B31])" office:value-type="float" office:value="0.277122991832955" calcext:value-type="float">
            <text:p>0,28</text:p>
          </table:table-cell>
          <table:table-cell table:style-name="ce27" table:formula="of:= 1.08 * ([.$A31]+[.$H$1])*SIN([.$A31]+[.$H$1]) + 1.42*SIN([.$A31]+[.$H$1])^2- 0.72*([.$A31]+[.$H$1])" office:value-type="float" office:value="0.324474637401793" calcext:value-type="float">
            <text:p>0,32</text:p>
          </table:table-cell>
          <table:table-cell table:style-name="ce27" table:formula="of:= 1.08 *([.$A31]+-[.$H$1])* SIN([.$A31]-[.$H$1]) + 1.42*SIN([.$A31]-[.$H$1])^2- 0.72*([.$A31]-[.$H$1])" office:value-type="float" office:value="1.94883655088488" calcext:value-type="float">
            <text:p>1,95</text:p>
          </table:table-cell>
          <table:table-cell table:style-name="ce21" table:formula="of:=([.G31]-[.H31])/(2*[.$H$1])" office:value-type="float" office:value="-1.62436191348309" calcext:value-type="float">
            <text:p>-1,62</text:p>
          </table:table-cell>
          <table:table-cell table:style-name="ce40" table:formula="of:=ABS([.I31]-[.B31])" office:value-type="float" office:value="0.0871335758242577" calcext:value-type="float">
            <text:p>0,09</text:p>
          </table:table-cell>
          <table:table-cell table:style-name="ce27" table:formula="of:= 1.08 * ([.$A31]+[.$L$1])*SIN([.$A31]+[.$L$1]) + 1.42*SIN([.$A31]+[.$L$1])^2- 0.72*([.$A31]+[.$L$1])" office:value-type="float" office:value="1.26519379316002" calcext:value-type="float">
            <text:p>1,27</text:p>
          </table:table-cell>
          <table:table-cell table:style-name="ce27" table:formula="of:= 1.08 * ([.$A31]-[.$L$1])*SIN([.$A31]-[.$L$1]) + 1.42*SIN([.$A31]-[.$L$1])^2- 0.72*([.$A31]-[.$L$1])" office:value-type="float" office:value="1.94385827002446" calcext:value-type="float">
            <text:p>1,94</text:p>
          </table:table-cell>
          <table:table-cell table:style-name="ce21" table:formula="of:=([.K31]-[.L31])/(2*[.$L$1])" office:value-type="float" office:value="-1.69666119216108" calcext:value-type="float">
            <text:p>-1,70</text:p>
          </table:table-cell>
          <table:table-cell table:style-name="ce40" table:formula="of:=ABS([.M31]-[.$B31])" office:value-type="float" office:value="0.0148342971462694" calcext:value-type="float">
            <text:p>0,01</text:p>
          </table:table-cell>
          <table:table-cell table:style-name="ce27" table:formula="of:= 1.08 *([.$A31]+[.$P$1])* SIN([.$A31]+[.$P$1]) + 1.42*SIN([.$A31]+[.$P$1])^2- 0.72*([.$A31]+[.$P$1])" office:value-type="float" office:value="1.50384402671154" calcext:value-type="float">
            <text:p>1,50</text:p>
          </table:table-cell>
          <table:table-cell table:style-name="ce27" table:formula="of:= 1.08 * ([.$A31]-[.$P$1])*SIN([.$A31]-[.$P$1]) + 1.42*SIN([.$A31]-[.$P$1])^2- 0.72*([.$A31]-[.$P$1])" office:value-type="float" office:value="1.84539485539381" calcext:value-type="float">
            <text:p>1,85</text:p>
          </table:table-cell>
          <table:table-cell table:style-name="ce21" table:formula="of:=([.O31]-[.P31])/(2*[.$P$1])" office:value-type="float" office:value="-1.70775414341134" calcext:value-type="float">
            <text:p>-1,71</text:p>
          </table:table-cell>
          <table:table-cell table:style-name="ce36" table:formula="of:=ABS([.Q31]-[.$B31])" office:value-type="float" office:value="0.00374134589600983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31] + 0.25" office:value-type="float" office:value="2.25" calcext:value-type="float">
            <text:p>2,25</text:p>
          </table:table-cell>
          <table:table-cell table:style-name="ce13" table:formula="of:= 1.08*SIN([.A32])+1.08 *[.A32]* COS([.A32]) + 2.84*SIN([.A32])*COS([.A32])- 0.72" office:value-type="float" office:value="-2.79423561766174" calcext:value-type="float">
            <text:p>-2,79</text:p>
          </table:table-cell>
          <table:table-cell table:style-name="ce27" table:formula="of:= 1.08*([.$A32]+[.$D$1])*SIN([.$A32]+[.$D$1]) + 1.42*SIN([.$A32]+[.$D$1])^2- 0.72*([.$A32]+[.$D$1])" office:value-type="float" office:value="-2.70314213646758" calcext:value-type="float">
            <text:p>-2,70</text:p>
          </table:table-cell>
          <table:table-cell table:style-name="ce27" table:formula="of:= 1.08 * ([.$A32]-[.$D$1])*SIN([.$A32]-[.$D$1]) + 1.42*SIN([.$A32]-[.$D$1])^2- 0.72*([.$A32]-[.$D$1])" office:value-type="float" office:value="1.65994120316836" calcext:value-type="float">
            <text:p>1,66</text:p>
          </table:table-cell>
          <table:table-cell table:style-name="ce21" table:formula="of:=([.C32]-[.D32])/(2*[.$D$1])" office:value-type="float" office:value="-2.18154166981797" calcext:value-type="float">
            <text:p>-2,18</text:p>
          </table:table-cell>
          <table:table-cell table:style-name="ce40" table:formula="of:=ABS([.E32]-[.B32])" office:value-type="float" office:value="0.612693947843769" calcext:value-type="float">
            <text:p>0,61</text:p>
          </table:table-cell>
          <table:table-cell table:style-name="ce27" table:formula="of:= 1.08 * ([.$A32]+[.$H$1])*SIN([.$A32]+[.$H$1]) + 1.42*SIN([.$A32]+[.$H$1])^2- 0.72*([.$A32]+[.$H$1])" office:value-type="float" office:value="-0.639622393351369" calcext:value-type="float">
            <text:p>-0,64</text:p>
          </table:table-cell>
          <table:table-cell table:style-name="ce27" table:formula="of:= 1.08 *([.$A32]+-[.$H$1])* SIN([.$A32]-[.$H$1]) + 1.42*SIN([.$A32]-[.$H$1])^2- 0.72*([.$A32]-[.$H$1])" office:value-type="float" office:value="1.97461768756821" calcext:value-type="float">
            <text:p>1,97</text:p>
          </table:table-cell>
          <table:table-cell table:style-name="ce21" table:formula="of:=([.G32]-[.H32])/(2*[.$H$1])" office:value-type="float" office:value="-2.61424008091958" calcext:value-type="float">
            <text:p>-2,61</text:p>
          </table:table-cell>
          <table:table-cell table:style-name="ce40" table:formula="of:=ABS([.I32]-[.B32])" office:value-type="float" office:value="0.179995536742164" calcext:value-type="float">
            <text:p>0,18</text:p>
          </table:table-cell>
          <table:table-cell table:style-name="ce27" table:formula="of:= 1.08 * ([.$A32]+[.$L$1])*SIN([.$A32]+[.$L$1]) + 1.42*SIN([.$A32]+[.$L$1])^2- 0.72*([.$A32]+[.$L$1])" office:value-type="float" office:value="0.501101619557868" calcext:value-type="float">
            <text:p>0,50</text:p>
          </table:table-cell>
          <table:table-cell table:style-name="ce27" table:formula="of:= 1.08 * ([.$A32]-[.$L$1])*SIN([.$A32]-[.$L$1]) + 1.42*SIN([.$A32]-[.$L$1])^2- 0.72*([.$A32]-[.$L$1])" office:value-type="float" office:value="1.60674528619291" calcext:value-type="float">
            <text:p>1,61</text:p>
          </table:table-cell>
          <table:table-cell table:style-name="ce21" table:formula="of:=([.K32]-[.L32])/(2*[.$L$1])" office:value-type="float" office:value="-2.76410916658762" calcext:value-type="float">
            <text:p>-2,76</text:p>
          </table:table-cell>
          <table:table-cell table:style-name="ce40" table:formula="of:=ABS([.M32]-[.$B32])" office:value-type="float" office:value="0.030126451074123" calcext:value-type="float">
            <text:p>0,03</text:p>
          </table:table-cell>
          <table:table-cell table:style-name="ce27" table:formula="of:= 1.08 *([.$A32]+[.$P$1])* SIN([.$A32]+[.$P$1]) + 1.42*SIN([.$A32]+[.$P$1])^2- 0.72*([.$A32]+[.$P$1])" office:value-type="float" office:value="0.832515320441815" calcext:value-type="float">
            <text:p>0,83</text:p>
          </table:table-cell>
          <table:table-cell table:style-name="ce27" table:formula="of:= 1.08 * ([.$A32]-[.$P$1])*SIN([.$A32]-[.$P$1]) + 1.42*SIN([.$A32]-[.$P$1])^2- 0.72*([.$A32]-[.$P$1])" office:value-type="float" office:value="1.38984640441089" calcext:value-type="float">
            <text:p>1,39</text:p>
          </table:table-cell>
          <table:table-cell table:style-name="ce21" table:formula="of:=([.O32]-[.P32])/(2*[.$P$1])" office:value-type="float" office:value="-2.78665541984539" calcext:value-type="float">
            <text:p>-2,79</text:p>
          </table:table-cell>
          <table:table-cell table:style-name="ce36" table:formula="of:=ABS([.Q32]-[.$B32])" office:value-type="float" office:value="0.007580197816345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32] + 0.25" office:value-type="float" office:value="2.5" calcext:value-type="float">
            <text:p>2,5</text:p>
          </table:table-cell>
          <table:table-cell table:style-name="ce13" table:formula="of:= 1.08*SIN([.A33])+1.08 *[.A33]* COS([.A33]) + 2.84*SIN([.A33])*COS([.A33])- 0.72" office:value-type="float" office:value="-3.59841031636611" calcext:value-type="float">
            <text:p>-3,60</text:p>
          </table:table-cell>
          <table:table-cell table:style-name="ce27" table:formula="of:= 1.08*([.$A33]+[.$D$1])*SIN([.$A33]+[.$D$1]) + 1.42*SIN([.$A33]+[.$D$1])^2- 0.72*([.$A33]+[.$D$1])" office:value-type="float" office:value="-3.67123120125051" calcext:value-type="float">
            <text:p>-3,67</text:p>
          </table:table-cell>
          <table:table-cell table:style-name="ce27" table:formula="of:= 1.08 * ([.$A33]-[.$D$1])*SIN([.$A33]-[.$D$1]) + 1.42*SIN([.$A33]-[.$D$1])^2- 0.72*([.$A33]-[.$D$1])" office:value-type="float" office:value="1.94883655088488" calcext:value-type="float">
            <text:p>1,95</text:p>
          </table:table-cell>
          <table:table-cell table:style-name="ce21" table:formula="of:=([.C33]-[.D33])/(2*[.$D$1])" office:value-type="float" office:value="-2.8100338760677" calcext:value-type="float">
            <text:p>-2,81</text:p>
          </table:table-cell>
          <table:table-cell table:style-name="ce40" table:formula="of:=ABS([.E33]-[.B33])" office:value-type="float" office:value="0.788376440298408" calcext:value-type="float">
            <text:p>0,79</text:p>
          </table:table-cell>
          <table:table-cell table:style-name="ce27" table:formula="of:= 1.08 * ([.$A33]+[.$H$1])*SIN([.$A33]+[.$H$1]) + 1.42*SIN([.$A33]+[.$H$1])^2- 0.72*([.$A33]+[.$H$1])" office:value-type="float" office:value="-1.67449207740779" calcext:value-type="float">
            <text:p>-1,67</text:p>
          </table:table-cell>
          <table:table-cell table:style-name="ce27" table:formula="of:= 1.08 *([.$A33]+-[.$H$1])* SIN([.$A33]-[.$H$1]) + 1.42*SIN([.$A33]-[.$H$1])^2- 0.72*([.$A33]-[.$H$1])" office:value-type="float" office:value="1.69816941275664" calcext:value-type="float">
            <text:p>1,70</text:p>
          </table:table-cell>
          <table:table-cell table:style-name="ce21" table:formula="of:=([.G33]-[.H33])/(2*[.$H$1])" office:value-type="float" office:value="-3.37266149016443" calcext:value-type="float">
            <text:p>-3,37</text:p>
          </table:table-cell>
          <table:table-cell table:style-name="ce40" table:formula="of:=ABS([.I33]-[.B33])" office:value-type="float" office:value="0.225748826201678" calcext:value-type="float">
            <text:p>0,23</text:p>
          </table:table-cell>
          <table:table-cell table:style-name="ce27" table:formula="of:= 1.08 * ([.$A33]+[.$L$1])*SIN([.$A33]+[.$L$1]) + 1.42*SIN([.$A33]+[.$L$1])^2- 0.72*([.$A33]+[.$L$1])" office:value-type="float" office:value="-0.438392211157423" calcext:value-type="float">
            <text:p>-0,44</text:p>
          </table:table-cell>
          <table:table-cell table:style-name="ce27" table:formula="of:= 1.08 * ([.$A33]-[.$L$1])*SIN([.$A33]-[.$L$1]) + 1.42*SIN([.$A33]-[.$L$1])^2- 0.72*([.$A33]-[.$L$1])" office:value-type="float" office:value="0.985960041170862" calcext:value-type="float">
            <text:p>0,99</text:p>
          </table:table-cell>
          <table:table-cell table:style-name="ce21" table:formula="of:=([.K33]-[.L33])/(2*[.$L$1])" office:value-type="float" office:value="-3.56088063082071" calcext:value-type="float">
            <text:p>-3,56</text:p>
          </table:table-cell>
          <table:table-cell table:style-name="ce40" table:formula="of:=ABS([.M33]-[.$B33])" office:value-type="float" office:value="0.0375296855453935" calcext:value-type="float">
            <text:p>0,04</text:p>
          </table:table-cell>
          <table:table-cell table:style-name="ce27" table:formula="of:= 1.08 *([.$A33]+[.$P$1])* SIN([.$A33]+[.$P$1]) + 1.42*SIN([.$A33]+[.$P$1])^2- 0.72*([.$A33]+[.$P$1])" office:value-type="float" office:value="-0.0471189845485962" calcext:value-type="float">
            <text:p>-0,05</text:p>
          </table:table-cell>
          <table:table-cell table:style-name="ce27" table:formula="of:= 1.08 * ([.$A33]-[.$P$1])*SIN([.$A33]-[.$P$1]) + 1.42*SIN([.$A33]-[.$P$1])^2- 0.72*([.$A33]-[.$P$1])" office:value-type="float" office:value="0.670676285746576" calcext:value-type="float">
            <text:p>0,67</text:p>
          </table:table-cell>
          <table:table-cell table:style-name="ce21" table:formula="of:=([.O33]-[.P33])/(2*[.$P$1])" office:value-type="float" office:value="-3.58897635147586" calcext:value-type="float">
            <text:p>-3,59</text:p>
          </table:table-cell>
          <table:table-cell table:style-name="ce36" table:formula="of:=ABS([.Q33]-[.$B33])" office:value-type="float" office:value="0.00943396489024329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33] + 0.25" office:value-type="float" office:value="2.75" calcext:value-type="float">
            <text:p>2,75</text:p>
          </table:table-cell>
          <table:table-cell table:style-name="ce13" table:formula="of:= 1.08*SIN([.A34])+1.08 *[.A34]* COS([.A34]) + 2.84*SIN([.A34])*COS([.A34])- 0.72" office:value-type="float" office:value="-4.05485145543186" calcext:value-type="float">
            <text:p>-4,05</text:p>
          </table:table-cell>
          <table:table-cell table:style-name="ce27" table:formula="of:= 1.08*([.$A34]+[.$D$1])*SIN([.$A34]+[.$D$1]) + 1.42*SIN([.$A34]+[.$D$1])^2- 0.72*([.$A34]+[.$D$1])" office:value-type="float" office:value="-4.55093441656936" calcext:value-type="float">
            <text:p>-4,55</text:p>
          </table:table-cell>
          <table:table-cell table:style-name="ce27" table:formula="of:= 1.08 * ([.$A34]-[.$D$1])*SIN([.$A34]-[.$D$1]) + 1.42*SIN([.$A34]-[.$D$1])^2- 0.72*([.$A34]-[.$D$1])" office:value-type="float" office:value="1.97461768756821" calcext:value-type="float">
            <text:p>1,97</text:p>
          </table:table-cell>
          <table:table-cell table:style-name="ce21" table:formula="of:=([.C34]-[.D34])/(2*[.$D$1])" office:value-type="float" office:value="-3.26277605206878" calcext:value-type="float">
            <text:p>-3,26</text:p>
          </table:table-cell>
          <table:table-cell table:style-name="ce40" table:formula="of:=ABS([.E34]-[.B34])" office:value-type="float" office:value="0.792075403363072" calcext:value-type="float">
            <text:p>0,79</text:p>
          </table:table-cell>
          <table:table-cell table:style-name="ce27" table:formula="of:= 1.08 * ([.$A34]+[.$H$1])*SIN([.$A34]+[.$H$1]) + 1.42*SIN([.$A34]+[.$H$1])^2- 0.72*([.$A34]+[.$H$1])" office:value-type="float" office:value="-2.70314213646758" calcext:value-type="float">
            <text:p>-2,70</text:p>
          </table:table-cell>
          <table:table-cell table:style-name="ce27" table:formula="of:= 1.08 *([.$A34]+-[.$H$1])* SIN([.$A34]-[.$H$1]) + 1.42*SIN([.$A34]-[.$H$1])^2- 0.72*([.$A34]-[.$H$1])" office:value-type="float" office:value="1.1303828860335" calcext:value-type="float">
            <text:p>1,13</text:p>
          </table:table-cell>
          <table:table-cell table:style-name="ce21" table:formula="of:=([.G34]-[.H34])/(2*[.$H$1])" office:value-type="float" office:value="-3.83352502250108" calcext:value-type="float">
            <text:p>-3,83</text:p>
          </table:table-cell>
          <table:table-cell table:style-name="ce40" table:formula="of:=ABS([.I34]-[.B34])" office:value-type="float" office:value="0.221326432930776" calcext:value-type="float">
            <text:p>0,22</text:p>
          </table:table-cell>
          <table:table-cell table:style-name="ce27" table:formula="of:= 1.08 * ([.$A34]+[.$L$1])*SIN([.$A34]+[.$L$1]) + 1.42*SIN([.$A34]+[.$L$1])^2- 0.72*([.$A34]+[.$L$1])" office:value-type="float" office:value="-1.46582313133603" calcext:value-type="float">
            <text:p>-1,47</text:p>
          </table:table-cell>
          <table:table-cell table:style-name="ce27" table:formula="of:= 1.08 * ([.$A34]-[.$L$1])*SIN([.$A34]-[.$L$1]) + 1.42*SIN([.$A34]-[.$L$1])^2- 0.72*([.$A34]-[.$L$1])" office:value-type="float" office:value="0.141496760369746" calcext:value-type="float">
            <text:p>0,14</text:p>
          </table:table-cell>
          <table:table-cell table:style-name="ce21" table:formula="of:=([.K34]-[.L34])/(2*[.$L$1])" office:value-type="float" office:value="-4.01829972926445" calcext:value-type="float">
            <text:p>-4,02</text:p>
          </table:table-cell>
          <table:table-cell table:style-name="ce40" table:formula="of:=ABS([.M34]-[.$B34])" office:value-type="float" office:value="0.0365517261674055" calcext:value-type="float">
            <text:p>0,04</text:p>
          </table:table-cell>
          <table:table-cell table:style-name="ce27" table:formula="of:= 1.08 *([.$A34]+[.$P$1])* SIN([.$A34]+[.$P$1]) + 1.42*SIN([.$A34]+[.$P$1])^2- 0.72*([.$A34]+[.$P$1])" office:value-type="float" office:value="-1.04978875524545" calcext:value-type="float">
            <text:p>-1,05</text:p>
          </table:table-cell>
          <table:table-cell table:style-name="ce27" table:formula="of:= 1.08 * ([.$A34]-[.$P$1])*SIN([.$A34]-[.$P$1]) + 1.42*SIN([.$A34]-[.$P$1])^2- 0.72*([.$A34]-[.$P$1])" office:value-type="float" office:value="-0.24065436951556" calcext:value-type="float">
            <text:p>-0,24</text:p>
          </table:table-cell>
          <table:table-cell table:style-name="ce21" table:formula="of:=([.O34]-[.P34])/(2*[.$P$1])" office:value-type="float" office:value="-4.04567192864946" calcext:value-type="float">
            <text:p>-4,05</text:p>
          </table:table-cell>
          <table:table-cell table:style-name="ce36" table:formula="of:=ABS([.Q34]-[.$B34])" office:value-type="float" office:value="0.00917952678239775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34] + 0.25" office:value-type="float" office:value="3" calcext:value-type="float">
            <text:p>3</text:p>
          </table:table-cell>
          <table:table-cell table:style-name="ce13" table:formula="of:= 1.08*SIN([.A35])+1.08 *[.A35]* COS([.A35]) + 2.84*SIN([.A35])*COS([.A35])- 0.72" office:value-type="float" office:value="-4.17193608772326" calcext:value-type="float">
            <text:p>-4,17</text:p>
          </table:table-cell>
          <table:table-cell table:style-name="ce27" table:formula="of:= 1.08*([.$A35]+[.$D$1])*SIN([.$A35]+[.$D$1]) + 1.42*SIN([.$A35]+[.$D$1])^2- 0.72*([.$A35]+[.$D$1])" office:value-type="float" office:value="-5.33608175572613" calcext:value-type="float">
            <text:p>-5,34</text:p>
          </table:table-cell>
          <table:table-cell table:style-name="ce27" table:formula="of:= 1.08 * ([.$A35]-[.$D$1])*SIN([.$A35]-[.$D$1]) + 1.42*SIN([.$A35]-[.$D$1])^2- 0.72*([.$A35]-[.$D$1])" office:value-type="float" office:value="1.69816941275664" calcext:value-type="float">
            <text:p>1,70</text:p>
          </table:table-cell>
          <table:table-cell table:style-name="ce21" table:formula="of:=([.C35]-[.D35])/(2*[.$D$1])" office:value-type="float" office:value="-3.51712558424139" calcext:value-type="float">
            <text:p>-3,52</text:p>
          </table:table-cell>
          <table:table-cell table:style-name="ce40" table:formula="of:=ABS([.E35]-[.B35])" office:value-type="float" office:value="0.654810503481875" calcext:value-type="float">
            <text:p>0,65</text:p>
          </table:table-cell>
          <table:table-cell table:style-name="ce27" table:formula="of:= 1.08 * ([.$A35]+[.$H$1])*SIN([.$A35]+[.$H$1]) + 1.42*SIN([.$A35]+[.$H$1])^2- 0.72*([.$A35]+[.$H$1])" office:value-type="float" office:value="-3.67123120125051" calcext:value-type="float">
            <text:p>-3,67</text:p>
          </table:table-cell>
          <table:table-cell table:style-name="ce27" table:formula="of:= 1.08 *([.$A35]+-[.$H$1])* SIN([.$A35]-[.$H$1]) + 1.42*SIN([.$A35]-[.$H$1])^2- 0.72*([.$A35]-[.$H$1])" office:value-type="float" office:value="0.324474637401793" calcext:value-type="float">
            <text:p>0,32</text:p>
          </table:table-cell>
          <table:table-cell table:style-name="ce21" table:formula="of:=([.G35]-[.H35])/(2*[.$H$1])" office:value-type="float" office:value="-3.9957058386523" calcext:value-type="float">
            <text:p>-4,00</text:p>
          </table:table-cell>
          <table:table-cell table:style-name="ce40" table:formula="of:=ABS([.I35]-[.B35])" office:value-type="float" office:value="0.176230249070959" calcext:value-type="float">
            <text:p>0,18</text:p>
          </table:table-cell>
          <table:table-cell table:style-name="ce27" table:formula="of:= 1.08 * ([.$A35]+[.$L$1])*SIN([.$A35]+[.$L$1]) + 1.42*SIN([.$A35]+[.$L$1])^2- 0.72*([.$A35]+[.$L$1])" office:value-type="float" office:value="-2.50090233200403" calcext:value-type="float">
            <text:p>-2,50</text:p>
          </table:table-cell>
          <table:table-cell table:style-name="ce27" table:formula="of:= 1.08 * ([.$A35]-[.$L$1])*SIN([.$A35]-[.$L$1]) + 1.42*SIN([.$A35]-[.$L$1])^2- 0.72*([.$A35]-[.$L$1])" office:value-type="float" office:value="-0.84364760767082" calcext:value-type="float">
            <text:p>-0,84</text:p>
          </table:table-cell>
          <table:table-cell table:style-name="ce21" table:formula="of:=([.K35]-[.L35])/(2*[.$L$1])" office:value-type="float" office:value="-4.14313681083303" calcext:value-type="float">
            <text:p>-4,14</text:p>
          </table:table-cell>
          <table:table-cell table:style-name="ce40" table:formula="of:=ABS([.M35]-[.$B35])" office:value-type="float" office:value="0.0287992768902283" calcext:value-type="float">
            <text:p>0,03</text:p>
          </table:table-cell>
          <table:table-cell table:style-name="ce27" table:formula="of:= 1.08 *([.$A35]+[.$P$1])* SIN([.$A35]+[.$P$1]) + 1.42*SIN([.$A35]+[.$P$1])^2- 0.72*([.$A35]+[.$P$1])" office:value-type="float" office:value="-2.09033283105983" calcext:value-type="float">
            <text:p>-2,09</text:p>
          </table:table-cell>
          <table:table-cell table:style-name="ce27" table:formula="of:= 1.08 * ([.$A35]-[.$P$1])*SIN([.$A35]-[.$P$1]) + 1.42*SIN([.$A35]-[.$P$1])^2- 0.72*([.$A35]-[.$P$1])" office:value-type="float" office:value="-1.25738995793014" calcext:value-type="float">
            <text:p>-1,26</text:p>
          </table:table-cell>
          <table:table-cell table:style-name="ce21" table:formula="of:=([.O35]-[.P35])/(2*[.$P$1])" office:value-type="float" office:value="-4.16471436564842" calcext:value-type="float">
            <text:p>-4,16</text:p>
          </table:table-cell>
          <table:table-cell table:style-name="ce36" table:formula="of:=ABS([.Q35]-[.$B35])" office:value-type="float" office:value="0.00722172207484029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35] + 0.25" office:value-type="float" office:value="3.25" calcext:value-type="float">
            <text:p>3,25</text:p>
          </table:table-cell>
          <table:table-cell table:style-name="ce13" table:formula="of:= 1.08*SIN([.A36])+1.08 *[.A36]* COS([.A36]) + 2.84*SIN([.A36])*COS([.A36])- 0.72" office:value-type="float" office:value="-4.02077552525054" calcext:value-type="float">
            <text:p>-4,02</text:p>
          </table:table-cell>
          <table:table-cell table:style-name="ce27" table:formula="of:= 1.08*([.$A36]+[.$D$1])*SIN([.$A36]+[.$D$1]) + 1.42*SIN([.$A36]+[.$D$1])^2- 0.72*([.$A36]+[.$D$1])" office:value-type="float" office:value="-6.03057270336297" calcext:value-type="float">
            <text:p>-6,03</text:p>
          </table:table-cell>
          <table:table-cell table:style-name="ce27" table:formula="of:= 1.08 * ([.$A36]-[.$D$1])*SIN([.$A36]-[.$D$1]) + 1.42*SIN([.$A36]-[.$D$1])^2- 0.72*([.$A36]-[.$D$1])" office:value-type="float" office:value="1.1303828860335" calcext:value-type="float">
            <text:p>1,13</text:p>
          </table:table-cell>
          <table:table-cell table:style-name="ce21" table:formula="of:=([.C36]-[.D36])/(2*[.$D$1])" office:value-type="float" office:value="-3.58047779469824" calcext:value-type="float">
            <text:p>-3,58</text:p>
          </table:table-cell>
          <table:table-cell table:style-name="ce40" table:formula="of:=ABS([.E36]-[.B36])" office:value-type="float" office:value="0.440297730552299" calcext:value-type="float">
            <text:p>0,44</text:p>
          </table:table-cell>
          <table:table-cell table:style-name="ce27" table:formula="of:= 1.08 * ([.$A36]+[.$H$1])*SIN([.$A36]+[.$H$1]) + 1.42*SIN([.$A36]+[.$H$1])^2- 0.72*([.$A36]+[.$H$1])" office:value-type="float" office:value="-4.55093441656936" calcext:value-type="float">
            <text:p>-4,55</text:p>
          </table:table-cell>
          <table:table-cell table:style-name="ce27" table:formula="of:= 1.08 *([.$A36]+-[.$H$1])* SIN([.$A36]-[.$H$1]) + 1.42*SIN([.$A36]-[.$H$1])^2- 0.72*([.$A36]-[.$H$1])" office:value-type="float" office:value="-0.639622393351369" calcext:value-type="float">
            <text:p>-0,64</text:p>
          </table:table-cell>
          <table:table-cell table:style-name="ce21" table:formula="of:=([.G36]-[.H36])/(2*[.$H$1])" office:value-type="float" office:value="-3.91131202321799" calcext:value-type="float">
            <text:p>-3,91</text:p>
          </table:table-cell>
          <table:table-cell table:style-name="ce40" table:formula="of:=ABS([.I36]-[.B36])" office:value-type="float" office:value="0.109463502032546" calcext:value-type="float">
            <text:p>0,11</text:p>
          </table:table-cell>
          <table:table-cell table:style-name="ce27" table:formula="of:= 1.08 * ([.$A36]+[.$L$1])*SIN([.$A36]+[.$L$1]) + 1.42*SIN([.$A36]+[.$L$1])^2- 0.72*([.$A36]+[.$L$1])" office:value-type="float" office:value="-3.48416049744061" calcext:value-type="float">
            <text:p>-3,48</text:p>
          </table:table-cell>
          <table:table-cell table:style-name="ce27" table:formula="of:= 1.08 * ([.$A36]-[.$L$1])*SIN([.$A36]-[.$L$1]) + 1.42*SIN([.$A36]-[.$L$1])^2- 0.72*([.$A36]-[.$L$1])" office:value-type="float" office:value="-1.88283605978059" calcext:value-type="float">
            <text:p>-1,88</text:p>
          </table:table-cell>
          <table:table-cell table:style-name="ce21" table:formula="of:=([.K36]-[.L36])/(2*[.$L$1])" office:value-type="float" office:value="-4.00331109415006" calcext:value-type="float">
            <text:p>-4,00</text:p>
          </table:table-cell>
          <table:table-cell table:style-name="ce40" table:formula="of:=ABS([.M36]-[.$B36])" office:value-type="float" office:value="0.0174644311004757" calcext:value-type="float">
            <text:p>0,02</text:p>
          </table:table-cell>
          <table:table-cell table:style-name="ce27" table:formula="of:= 1.08 *([.$A36]+[.$P$1])* SIN([.$A36]+[.$P$1]) + 1.42*SIN([.$A36]+[.$P$1])^2- 0.72*([.$A36]+[.$P$1])" office:value-type="float" office:value="-3.09978336876144" calcext:value-type="float">
            <text:p>-3,10</text:p>
          </table:table-cell>
          <table:table-cell table:style-name="ce27" table:formula="of:= 1.08 * ([.$A36]-[.$P$1])*SIN([.$A36]-[.$P$1]) + 1.42*SIN([.$A36]-[.$P$1])^2- 0.72*([.$A36]-[.$P$1])" office:value-type="float" office:value="-2.29650108737526" calcext:value-type="float">
            <text:p>-2,30</text:p>
          </table:table-cell>
          <table:table-cell table:style-name="ce21" table:formula="of:=([.O36]-[.P36])/(2*[.$P$1])" office:value-type="float" office:value="-4.01641140693086" calcext:value-type="float">
            <text:p>-4,02</text:p>
          </table:table-cell>
          <table:table-cell table:style-name="ce36" table:formula="of:=ABS([.Q36]-[.$B36])" office:value-type="float" office:value="0.00436411831967298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36] + 0.25" office:value-type="float" office:value="3.5" calcext:value-type="float">
            <text:p>3,5</text:p>
          </table:table-cell>
          <table:table-cell table:style-name="ce13" table:formula="of:= 1.08*SIN([.A37])+1.08 *[.A37]* COS([.A37]) + 2.84*SIN([.A37])*COS([.A37])- 0.72" office:value-type="float" office:value="-3.70573119368332" calcext:value-type="float">
            <text:p>-3,71</text:p>
          </table:table-cell>
          <table:table-cell table:style-name="ce27" table:formula="of:= 1.08*([.$A37]+[.$D$1])*SIN([.$A37]+[.$D$1]) + 1.42*SIN([.$A37]+[.$D$1])^2- 0.72*([.$A37]+[.$D$1])" office:value-type="float" office:value="-6.63389388591425" calcext:value-type="float">
            <text:p>-6,63</text:p>
          </table:table-cell>
          <table:table-cell table:style-name="ce27" table:formula="of:= 1.08 * ([.$A37]-[.$D$1])*SIN([.$A37]-[.$D$1]) + 1.42*SIN([.$A37]-[.$D$1])^2- 0.72*([.$A37]-[.$D$1])" office:value-type="float" office:value="0.324474637401793" calcext:value-type="float">
            <text:p>0,32</text:p>
          </table:table-cell>
          <table:table-cell table:style-name="ce21" table:formula="of:=([.C37]-[.D37])/(2*[.$D$1])" office:value-type="float" office:value="-3.47918426165802" calcext:value-type="float">
            <text:p>-3,48</text:p>
          </table:table-cell>
          <table:table-cell table:style-name="ce40" table:formula="of:=ABS([.E37]-[.B37])" office:value-type="float" office:value="0.226546932025298" calcext:value-type="float">
            <text:p>0,23</text:p>
          </table:table-cell>
          <table:table-cell table:style-name="ce27" table:formula="of:= 1.08 * ([.$A37]+[.$H$1])*SIN([.$A37]+[.$H$1]) + 1.42*SIN([.$A37]+[.$H$1])^2- 0.72*([.$A37]+[.$H$1])" office:value-type="float" office:value="-5.33608175572613" calcext:value-type="float">
            <text:p>-5,34</text:p>
          </table:table-cell>
          <table:table-cell table:style-name="ce27" table:formula="of:= 1.08 *([.$A37]+-[.$H$1])* SIN([.$A37]-[.$H$1]) + 1.42*SIN([.$A37]-[.$H$1])^2- 0.72*([.$A37]-[.$H$1])" office:value-type="float" office:value="-1.67449207740779" calcext:value-type="float">
            <text:p>-1,67</text:p>
          </table:table-cell>
          <table:table-cell table:style-name="ce21" table:formula="of:=([.G37]-[.H37])/(2*[.$H$1])" office:value-type="float" office:value="-3.66158967831834" calcext:value-type="float">
            <text:p>-3,66</text:p>
          </table:table-cell>
          <table:table-cell table:style-name="ce40" table:formula="of:=ABS([.I37]-[.B37])" office:value-type="float" office:value="0.0441415153649754" calcext:value-type="float">
            <text:p>0,04</text:p>
          </table:table-cell>
          <table:table-cell table:style-name="ce27" table:formula="of:= 1.08 * ([.$A37]+[.$L$1])*SIN([.$A37]+[.$L$1]) + 1.42*SIN([.$A37]+[.$L$1])^2- 0.72*([.$A37]+[.$L$1])" office:value-type="float" office:value="-4.38259382164816" calcext:value-type="float">
            <text:p>-4,38</text:p>
          </table:table-cell>
          <table:table-cell table:style-name="ce27" table:formula="of:= 1.08 * ([.$A37]-[.$L$1])*SIN([.$A37]-[.$L$1]) + 1.42*SIN([.$A37]-[.$L$1])^2- 0.72*([.$A37]-[.$L$1])" office:value-type="float" office:value="-2.90287079421709" calcext:value-type="float">
            <text:p>-2,90</text:p>
          </table:table-cell>
          <table:table-cell table:style-name="ce21" table:formula="of:=([.K37]-[.L37])/(2*[.$L$1])" office:value-type="float" office:value="-3.69930756857766" calcext:value-type="float">
            <text:p>-3,70</text:p>
          </table:table-cell>
          <table:table-cell table:style-name="ce40" table:formula="of:=ABS([.M37]-[.$B37])" office:value-type="float" office:value="0.00642362510565731" calcext:value-type="float">
            <text:p>0,01</text:p>
          </table:table-cell>
          <table:table-cell table:style-name="ce27" table:formula="of:= 1.08 *([.$A37]+[.$P$1])* SIN([.$A37]+[.$P$1]) + 1.42*SIN([.$A37]+[.$P$1])^2- 0.72*([.$A37]+[.$P$1])" office:value-type="float" office:value="-4.03444891684829" calcext:value-type="float">
            <text:p>-4,03</text:p>
          </table:table-cell>
          <table:table-cell table:style-name="ce27" table:formula="of:= 1.08 * ([.$A37]-[.$P$1])*SIN([.$A37]-[.$P$1]) + 1.42*SIN([.$A37]-[.$P$1])^2- 0.72*([.$A37]-[.$P$1])" office:value-type="float" office:value="-3.2936191447909" calcext:value-type="float">
            <text:p>-3,29</text:p>
          </table:table-cell>
          <table:table-cell table:style-name="ce21" table:formula="of:=([.O37]-[.P37])/(2*[.$P$1])" office:value-type="float" office:value="-3.70414886028694" calcext:value-type="float">
            <text:p>-3,70</text:p>
          </table:table-cell>
          <table:table-cell table:style-name="ce36" table:formula="of:=ABS([.Q37]-[.$B37])" office:value-type="float" office:value="0.00158233339638381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37] + 0.25" office:value-type="float" office:value="3.75" calcext:value-type="float">
            <text:p>3,75</text:p>
          </table:table-cell>
          <table:table-cell table:style-name="ce13" table:formula="of:= 1.08*SIN([.A38])+1.08 *[.A38]* COS([.A38]) + 2.84*SIN([.A38])*COS([.A38])- 0.72" office:value-type="float" office:value="-3.32859165444682" calcext:value-type="float">
            <text:p>-3,33</text:p>
          </table:table-cell>
          <table:table-cell table:style-name="ce27" table:formula="of:= 1.08*([.$A38]+[.$D$1])*SIN([.$A38]+[.$D$1]) + 1.42*SIN([.$A38]+[.$D$1])^2- 0.72*([.$A38]+[.$D$1])" office:value-type="float" office:value="-7.12837977654426" calcext:value-type="float">
            <text:p>-7,13</text:p>
          </table:table-cell>
          <table:table-cell table:style-name="ce27" table:formula="of:= 1.08 * ([.$A38]-[.$D$1])*SIN([.$A38]-[.$D$1]) + 1.42*SIN([.$A38]-[.$D$1])^2- 0.72*([.$A38]-[.$D$1])" office:value-type="float" office:value="-0.639622393351369" calcext:value-type="float">
            <text:p>-0,64</text:p>
          </table:table-cell>
          <table:table-cell table:style-name="ce21" table:formula="of:=([.C38]-[.D38])/(2*[.$D$1])" office:value-type="float" office:value="-3.24437869159645" calcext:value-type="float">
            <text:p>-3,24</text:p>
          </table:table-cell>
          <table:table-cell table:style-name="ce40" table:formula="of:=ABS([.E38]-[.B38])" office:value-type="float" office:value="0.0842129628503785" calcext:value-type="float">
            <text:p>0,08</text:p>
          </table:table-cell>
          <table:table-cell table:style-name="ce27" table:formula="of:= 1.08 * ([.$A38]+[.$H$1])*SIN([.$A38]+[.$H$1]) + 1.42*SIN([.$A38]+[.$H$1])^2- 0.72*([.$A38]+[.$H$1])" office:value-type="float" office:value="-6.03057270336297" calcext:value-type="float">
            <text:p>-6,03</text:p>
          </table:table-cell>
          <table:table-cell table:style-name="ce27" table:formula="of:= 1.08 *([.$A38]+-[.$H$1])* SIN([.$A38]-[.$H$1]) + 1.42*SIN([.$A38]-[.$H$1])^2- 0.72*([.$A38]-[.$H$1])" office:value-type="float" office:value="-2.70314213646758" calcext:value-type="float">
            <text:p>-2,70</text:p>
          </table:table-cell>
          <table:table-cell table:style-name="ce21" table:formula="of:=([.G38]-[.H38])/(2*[.$H$1])" office:value-type="float" office:value="-3.3274305668954" calcext:value-type="float">
            <text:p>-3,33</text:p>
          </table:table-cell>
          <table:table-cell table:style-name="ce40" table:formula="of:=ABS([.I38]-[.B38])" office:value-type="float" office:value="0.00116108755142763" calcext:value-type="float">
            <text:p>0,00</text:p>
          </table:table-cell>
          <table:table-cell table:style-name="ce27" table:formula="of:= 1.08 * ([.$A38]+[.$L$1])*SIN([.$A38]+[.$L$1]) + 1.42*SIN([.$A38]+[.$L$1])^2- 0.72*([.$A38]+[.$L$1])" office:value-type="float" office:value="-5.18645902814899" calcext:value-type="float">
            <text:p>-5,19</text:p>
          </table:table-cell>
          <table:table-cell table:style-name="ce27" table:formula="of:= 1.08 * ([.$A38]-[.$L$1])*SIN([.$A38]-[.$L$1]) + 1.42*SIN([.$A38]-[.$L$1])^2- 0.72*([.$A38]-[.$L$1])" office:value-type="float" office:value="-3.85469420654876" calcext:value-type="float">
            <text:p>-3,85</text:p>
          </table:table-cell>
          <table:table-cell table:style-name="ce21" table:formula="of:=([.K38]-[.L38])/(2*[.$L$1])" office:value-type="float" office:value="-3.32941205400057" calcext:value-type="float">
            <text:p>-3,33</text:p>
          </table:table-cell>
          <table:table-cell table:style-name="ce40" table:formula="of:=ABS([.M38]-[.$B38])" office:value-type="float" office:value="0.000820399553744799" calcext:value-type="float">
            <text:p>0,00</text:p>
          </table:table-cell>
          <table:table-cell table:style-name="ce27" table:formula="of:= 1.08 *([.$A38]+[.$P$1])* SIN([.$A38]+[.$P$1]) + 1.42*SIN([.$A38]+[.$P$1])^2- 0.72*([.$A38]+[.$P$1])" office:value-type="float" office:value="-4.87619476196385" calcext:value-type="float">
            <text:p>-4,88</text:p>
          </table:table-cell>
          <table:table-cell table:style-name="ce27" table:formula="of:= 1.08 * ([.$A38]-[.$P$1])*SIN([.$A38]-[.$P$1]) + 1.42*SIN([.$A38]-[.$P$1])^2- 0.72*([.$A38]-[.$P$1])" office:value-type="float" office:value="-4.21042800634135" calcext:value-type="float">
            <text:p>-4,21</text:p>
          </table:table-cell>
          <table:table-cell table:style-name="ce21" table:formula="of:=([.O38]-[.P38])/(2*[.$P$1])" office:value-type="float" office:value="-3.32883377811249" calcext:value-type="float">
            <text:p>-3,33</text:p>
          </table:table-cell>
          <table:table-cell table:style-name="ce36" table:formula="of:=ABS([.Q38]-[.$B38])" office:value-type="float" office:value="0.000242123665668004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38] + 0.25" office:value-type="float" office:value="4" calcext:value-type="float">
            <text:p>4</text:p>
          </table:table-cell>
          <table:table-cell table:style-name="ce13" table:formula="of:= 1.08*SIN([.A39])+1.08 *[.A39]* COS([.A39]) + 2.84*SIN([.A39])*COS([.A39])- 0.72" office:value-type="float" office:value="-2.95619842685816" calcext:value-type="float">
            <text:p>-2,96</text:p>
          </table:table-cell>
          <table:table-cell table:style-name="ce27" table:formula="of:= 1.08*([.$A39]+[.$D$1])*SIN([.$A39]+[.$D$1]) + 1.42*SIN([.$A39]+[.$D$1])^2- 0.72*([.$A39]+[.$D$1])" office:value-type="float" office:value="-7.47245029753667" calcext:value-type="float">
            <text:p>-7,47</text:p>
          </table:table-cell>
          <table:table-cell table:style-name="ce27" table:formula="of:= 1.08 * ([.$A39]-[.$D$1])*SIN([.$A39]-[.$D$1]) + 1.42*SIN([.$A39]-[.$D$1])^2- 0.72*([.$A39]-[.$D$1])" office:value-type="float" office:value="-1.67449207740779" calcext:value-type="float">
            <text:p>-1,67</text:p>
          </table:table-cell>
          <table:table-cell table:style-name="ce21" table:formula="of:=([.C39]-[.D39])/(2*[.$D$1])" office:value-type="float" office:value="-2.89897911006444" calcext:value-type="float">
            <text:p>-2,90</text:p>
          </table:table-cell>
          <table:table-cell table:style-name="ce40" table:formula="of:=ABS([.E39]-[.B39])" office:value-type="float" office:value="0.0572193167937263" calcext:value-type="float">
            <text:p>0,06</text:p>
          </table:table-cell>
          <table:table-cell table:style-name="ce27" table:formula="of:= 1.08 * ([.$A39]+[.$H$1])*SIN([.$A39]+[.$H$1]) + 1.42*SIN([.$A39]+[.$H$1])^2- 0.72*([.$A39]+[.$H$1])" office:value-type="float" office:value="-6.63389388591425" calcext:value-type="float">
            <text:p>-6,63</text:p>
          </table:table-cell>
          <table:table-cell table:style-name="ce27" table:formula="of:= 1.08 *([.$A39]+-[.$H$1])* SIN([.$A39]-[.$H$1]) + 1.42*SIN([.$A39]-[.$H$1])^2- 0.72*([.$A39]-[.$H$1])" office:value-type="float" office:value="-3.67123120125051" calcext:value-type="float">
            <text:p>-3,67</text:p>
          </table:table-cell>
          <table:table-cell table:style-name="ce21" table:formula="of:=([.G39]-[.H39])/(2*[.$H$1])" office:value-type="float" office:value="-2.96266268466374" calcext:value-type="float">
            <text:p>-2,96</text:p>
          </table:table-cell>
          <table:table-cell table:style-name="ce40" table:formula="of:=ABS([.I39]-[.B39])" office:value-type="float" office:value="0.00646425780557713" calcext:value-type="float">
            <text:p>0,01</text:p>
          </table:table-cell>
          <table:table-cell table:style-name="ce27" table:formula="of:= 1.08 * ([.$A39]+[.$L$1])*SIN([.$A39]+[.$L$1]) + 1.42*SIN([.$A39]+[.$L$1])^2- 0.72*([.$A39]+[.$L$1])" office:value-type="float" office:value="-5.89877275924519" calcext:value-type="float">
            <text:p>-5,90</text:p>
          </table:table-cell>
          <table:table-cell table:style-name="ce27" table:formula="of:= 1.08 * ([.$A39]-[.$L$1])*SIN([.$A39]-[.$L$1]) + 1.42*SIN([.$A39]-[.$L$1])^2- 0.72*([.$A39]-[.$L$1])" office:value-type="float" office:value="-4.71545927266232" calcext:value-type="float">
            <text:p>-4,72</text:p>
          </table:table-cell>
          <table:table-cell table:style-name="ce21" table:formula="of:=([.K39]-[.L39])/(2*[.$L$1])" office:value-type="float" office:value="-2.95828371645717" calcext:value-type="float">
            <text:p>-2,96</text:p>
          </table:table-cell>
          <table:table-cell table:style-name="ce40" table:formula="of:=ABS([.M39]-[.$B39])" office:value-type="float" office:value="0.00208528959900844" calcext:value-type="float">
            <text:p>0,00</text:p>
          </table:table-cell>
          <table:table-cell table:style-name="ce27" table:formula="of:= 1.08 *([.$A39]+[.$P$1])* SIN([.$A39]+[.$P$1]) + 1.42*SIN([.$A39]+[.$P$1])^2- 0.72*([.$A39]+[.$P$1])" office:value-type="float" office:value="-5.62453109649469" calcext:value-type="float">
            <text:p>-5,62</text:p>
          </table:table-cell>
          <table:table-cell table:style-name="ce27" table:formula="of:= 1.08 * ([.$A39]-[.$P$1])*SIN([.$A39]-[.$P$1]) + 1.42*SIN([.$A39]-[.$P$1])^2- 0.72*([.$A39]-[.$P$1])" office:value-type="float" office:value="-5.03317941108238" calcext:value-type="float">
            <text:p>-5,03</text:p>
          </table:table-cell>
          <table:table-cell table:style-name="ce21" table:formula="of:=([.O39]-[.P39])/(2*[.$P$1])" office:value-type="float" office:value="-2.95675842706153" calcext:value-type="float">
            <text:p>-2,96</text:p>
          </table:table-cell>
          <table:table-cell table:style-name="ce36" table:formula="of:=ABS([.Q39]-[.$B39])" office:value-type="float" office:value="0.000560000203369881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39] + 0.25" office:value-type="float" office:value="4.25" calcext:value-type="float">
            <text:p>4,25</text:p>
          </table:table-cell>
          <table:table-cell table:style-name="ce13" table:formula="of:= 1.08*SIN([.A40])+1.08 *[.A40]* COS([.A40]) + 2.84*SIN([.A40])*COS([.A40])- 0.72" office:value-type="float" office:value="-2.60027838566582" calcext:value-type="float">
            <text:p>-2,60</text:p>
          </table:table-cell>
          <table:table-cell table:style-name="ce27" table:formula="of:= 1.08*([.$A40]+[.$D$1])*SIN([.$A40]+[.$D$1]) + 1.42*SIN([.$A40]+[.$D$1])^2- 0.72*([.$A40]+[.$D$1])" office:value-type="float" office:value="-7.60252735885162" calcext:value-type="float">
            <text:p>-7,60</text:p>
          </table:table-cell>
          <table:table-cell table:style-name="ce27" table:formula="of:= 1.08 * ([.$A40]-[.$D$1])*SIN([.$A40]-[.$D$1]) + 1.42*SIN([.$A40]-[.$D$1])^2- 0.72*([.$A40]-[.$D$1])" office:value-type="float" office:value="-2.70314213646758" calcext:value-type="float">
            <text:p>-2,70</text:p>
          </table:table-cell>
          <table:table-cell table:style-name="ce21" table:formula="of:=([.C40]-[.D40])/(2*[.$D$1])" office:value-type="float" office:value="-2.44969261119202" calcext:value-type="float">
            <text:p>-2,45</text:p>
          </table:table-cell>
          <table:table-cell table:style-name="ce40" table:formula="of:=ABS([.E40]-[.B40])" office:value-type="float" office:value="0.1505857744738" calcext:value-type="float">
            <text:p>0,15</text:p>
          </table:table-cell>
          <table:table-cell table:style-name="ce27" table:formula="of:= 1.08 * ([.$A40]+[.$H$1])*SIN([.$A40]+[.$H$1]) + 1.42*SIN([.$A40]+[.$H$1])^2- 0.72*([.$A40]+[.$H$1])" office:value-type="float" office:value="-7.12837977654426" calcext:value-type="float">
            <text:p>-7,13</text:p>
          </table:table-cell>
          <table:table-cell table:style-name="ce27" table:formula="of:= 1.08 *([.$A40]+-[.$H$1])* SIN([.$A40]-[.$H$1]) + 1.42*SIN([.$A40]-[.$H$1])^2- 0.72*([.$A40]-[.$H$1])" office:value-type="float" office:value="-4.55093441656936" calcext:value-type="float">
            <text:p>-4,55</text:p>
          </table:table-cell>
          <table:table-cell table:style-name="ce21" table:formula="of:=([.G40]-[.H40])/(2*[.$H$1])" office:value-type="float" office:value="-2.5774453599749" calcext:value-type="float">
            <text:p>-2,58</text:p>
          </table:table-cell>
          <table:table-cell table:style-name="ce40" table:formula="of:=ABS([.I40]-[.B40])" office:value-type="float" office:value="0.0228330256909226" calcext:value-type="float">
            <text:p>0,02</text:p>
          </table:table-cell>
          <table:table-cell table:style-name="ce27" table:formula="of:= 1.08 * ([.$A40]+[.$L$1])*SIN([.$A40]+[.$L$1]) + 1.42*SIN([.$A40]+[.$L$1])^2- 0.72*([.$A40]+[.$L$1])" office:value-type="float" office:value="-6.5210463307816" calcext:value-type="float">
            <text:p>-6,52</text:p>
          </table:table-cell>
          <table:table-cell table:style-name="ce27" table:formula="of:= 1.08 * ([.$A40]-[.$L$1])*SIN([.$A40]-[.$L$1]) + 1.42*SIN([.$A40]-[.$L$1])^2- 0.72*([.$A40]-[.$L$1])" office:value-type="float" office:value="-5.48209311370777" calcext:value-type="float">
            <text:p>-5,48</text:p>
          </table:table-cell>
          <table:table-cell table:style-name="ce21" table:formula="of:=([.K40]-[.L40])/(2*[.$L$1])" office:value-type="float" office:value="-2.59738304268459" calcext:value-type="float">
            <text:p>-2,60</text:p>
          </table:table-cell>
          <table:table-cell table:style-name="ce40" table:formula="of:=ABS([.M40]-[.$B40])" office:value-type="float" office:value="0.00289534298123195" calcext:value-type="float">
            <text:p>0,00</text:p>
          </table:table-cell>
          <table:table-cell table:style-name="ce27" table:formula="of:= 1.08 *([.$A40]+[.$P$1])* SIN([.$A40]+[.$P$1]) + 1.42*SIN([.$A40]+[.$P$1])^2- 0.72*([.$A40]+[.$P$1])" office:value-type="float" office:value="-6.28333789099544" calcext:value-type="float">
            <text:p>-6,28</text:p>
          </table:table-cell>
          <table:table-cell table:style-name="ce27" table:formula="of:= 1.08 * ([.$A40]-[.$P$1])*SIN([.$A40]-[.$P$1]) + 1.42*SIN([.$A40]-[.$P$1])^2- 0.72*([.$A40]-[.$P$1])" office:value-type="float" office:value="-5.76342138829101" calcext:value-type="float">
            <text:p>-5,76</text:p>
          </table:table-cell>
          <table:table-cell table:style-name="ce21" table:formula="of:=([.O40]-[.P40])/(2*[.$P$1])" office:value-type="float" office:value="-2.59958251352215" calcext:value-type="float">
            <text:p>-2,60</text:p>
          </table:table-cell>
          <table:table-cell table:style-name="ce36" table:formula="of:=ABS([.Q40]-[.$B40])" office:value-type="float" office:value="0.000695872143675835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40] + 0.25" office:value-type="float" office:value="4.5" calcext:value-type="float">
            <text:p>4,5</text:p>
          </table:table-cell>
          <table:table-cell table:style-name="ce13" table:formula="of:= 1.08*SIN([.A41])+1.08 *[.A41]* COS([.A41]) + 2.84*SIN([.A41])*COS([.A41])- 0.72" office:value-type="float" office:value="-2.2149918632686" calcext:value-type="float">
            <text:p>-2,21</text:p>
          </table:table-cell>
          <table:table-cell table:style-name="ce27" table:formula="of:= 1.08*([.$A41]+[.$D$1])*SIN([.$A41]+[.$D$1]) + 1.42*SIN([.$A41]+[.$D$1])^2- 0.72*([.$A41]+[.$D$1])" office:value-type="float" office:value="-7.44405177945964" calcext:value-type="float">
            <text:p>-7,44</text:p>
          </table:table-cell>
          <table:table-cell table:style-name="ce27" table:formula="of:= 1.08 * ([.$A41]-[.$D$1])*SIN([.$A41]-[.$D$1]) + 1.42*SIN([.$A41]-[.$D$1])^2- 0.72*([.$A41]-[.$D$1])" office:value-type="float" office:value="-3.67123120125051" calcext:value-type="float">
            <text:p>-3,67</text:p>
          </table:table-cell>
          <table:table-cell table:style-name="ce21" table:formula="of:=([.C41]-[.D41])/(2*[.$D$1])" office:value-type="float" office:value="-1.88641028910457" calcext:value-type="float">
            <text:p>-1,89</text:p>
          </table:table-cell>
          <table:table-cell table:style-name="ce40" table:formula="of:=ABS([.E41]-[.B41])" office:value-type="float" office:value="0.328581574164033" calcext:value-type="float">
            <text:p>0,33</text:p>
          </table:table-cell>
          <table:table-cell table:style-name="ce27" table:formula="of:= 1.08 * ([.$A41]+[.$H$1])*SIN([.$A41]+[.$H$1]) + 1.42*SIN([.$A41]+[.$H$1])^2- 0.72*([.$A41]+[.$H$1])" office:value-type="float" office:value="-7.47245029753667" calcext:value-type="float">
            <text:p>-7,47</text:p>
          </table:table-cell>
          <table:table-cell table:style-name="ce27" table:formula="of:= 1.08 *([.$A41]+-[.$H$1])* SIN([.$A41]-[.$H$1]) + 1.42*SIN([.$A41]-[.$H$1])^2- 0.72*([.$A41]-[.$H$1])" office:value-type="float" office:value="-5.33608175572613" calcext:value-type="float">
            <text:p>-5,34</text:p>
          </table:table-cell>
          <table:table-cell table:style-name="ce21" table:formula="of:=([.G41]-[.H41])/(2*[.$H$1])" office:value-type="float" office:value="-2.13636854181053" calcext:value-type="float">
            <text:p>-2,14</text:p>
          </table:table-cell>
          <table:table-cell table:style-name="ce40" table:formula="of:=ABS([.I41]-[.B41])" office:value-type="float" office:value="0.0786233214580676" calcext:value-type="float">
            <text:p>0,08</text:p>
          </table:table-cell>
          <table:table-cell table:style-name="ce27" table:formula="of:= 1.08 * ([.$A41]+[.$L$1])*SIN([.$A41]+[.$L$1]) + 1.42*SIN([.$A41]+[.$L$1])^2- 0.72*([.$A41]+[.$L$1])" office:value-type="float" office:value="-7.03982839555038" calcext:value-type="float">
            <text:p>-7,04</text:p>
          </table:table-cell>
          <table:table-cell table:style-name="ce27" table:formula="of:= 1.08 * ([.$A41]-[.$L$1])*SIN([.$A41]-[.$L$1]) + 1.42*SIN([.$A41]-[.$L$1])^2- 0.72*([.$A41]-[.$L$1])" office:value-type="float" office:value="-6.15878337666726" calcext:value-type="float">
            <text:p>-6,16</text:p>
          </table:table-cell>
          <table:table-cell table:style-name="ce21" table:formula="of:=([.K41]-[.L41])/(2*[.$L$1])" office:value-type="float" office:value="-2.2026125472078" calcext:value-type="float">
            <text:p>-2,20</text:p>
          </table:table-cell>
          <table:table-cell table:style-name="ce40" table:formula="of:=ABS([.M41]-[.$B41])" office:value-type="float" office:value="0.0123793160607995" calcext:value-type="float">
            <text:p>0,01</text:p>
          </table:table-cell>
          <table:table-cell table:style-name="ce27" table:formula="of:= 1.08 *([.$A41]+[.$P$1])* SIN([.$A41]+[.$P$1]) + 1.42*SIN([.$A41]+[.$P$1])^2- 0.72*([.$A41]+[.$P$1])" office:value-type="float" office:value="-6.8465179348541" calcext:value-type="float">
            <text:p>-6,85</text:p>
          </table:table-cell>
          <table:table-cell table:style-name="ce27" table:formula="of:= 1.08 * ([.$A41]-[.$P$1])*SIN([.$A41]-[.$P$1]) + 1.42*SIN([.$A41]-[.$P$1])^2- 0.72*([.$A41]-[.$P$1])" office:value-type="float" office:value="-6.40413701513921" calcext:value-type="float">
            <text:p>-6,40</text:p>
          </table:table-cell>
          <table:table-cell table:style-name="ce21" table:formula="of:=([.O41]-[.P41])/(2*[.$P$1])" office:value-type="float" office:value="-2.21190459857445" calcext:value-type="float">
            <text:p>-2,21</text:p>
          </table:table-cell>
          <table:table-cell table:style-name="ce36" table:formula="of:=ABS([.Q41]-[.$B41])" office:value-type="float" office:value="0.00308726469415443" calcext:value-type="float">
            <text:p>0,00</text:p>
          </table:table-cell>
          <table:table-cell table:number-columns-repeated="16366"/>
        </table:table-row>
        <table:table-row table:style-name="ro1">
          <table:table-cell table:style-name="ce1" table:formula="of:= [.A41] + 0.25" office:value-type="float" office:value="4.75" calcext:value-type="float">
            <text:p>4,75</text:p>
          </table:table-cell>
          <table:table-cell table:style-name="ce13" table:formula="of:= 1.08*SIN([.A42])+1.08 *[.A42]* COS([.A42]) + 2.84*SIN([.A42])*COS([.A42])- 0.72" office:value-type="float" office:value="-1.71305175883386" calcext:value-type="float">
            <text:p>-1,71</text:p>
          </table:table-cell>
          <table:table-cell table:style-name="ce27" table:formula="of:= 1.08*([.$A42]+[.$D$1])*SIN([.$A42]+[.$D$1]) + 1.42*SIN([.$A42]+[.$D$1])^2- 0.72*([.$A42]+[.$D$1])" office:value-type="float" office:value="-6.92955944998503" calcext:value-type="float">
            <text:p>-6,93</text:p>
          </table:table-cell>
          <table:table-cell table:style-name="ce27" table:formula="of:= 1.08 * ([.$A42]-[.$D$1])*SIN([.$A42]-[.$D$1]) + 1.42*SIN([.$A42]-[.$D$1])^2- 0.72*([.$A42]-[.$D$1])" office:value-type="float" office:value="-4.55093441656936" calcext:value-type="float">
            <text:p>-4,55</text:p>
          </table:table-cell>
          <table:table-cell table:style-name="ce21" table:formula="of:=([.C42]-[.D42])/(2*[.$D$1])" office:value-type="float" office:value="-1.18931251670783" calcext:value-type="float">
            <text:p>-1,19</text:p>
          </table:table-cell>
          <table:table-cell table:style-name="ce40" table:formula="of:=ABS([.E42]-[.B42])" office:value-type="float" office:value="0.523739242126023" calcext:value-type="float">
            <text:p>0,52</text:p>
          </table:table-cell>
          <table:table-cell table:style-name="ce27" table:formula="of:= 1.08 * ([.$A42]+[.$H$1])*SIN([.$A42]+[.$H$1]) + 1.42*SIN([.$A42]+[.$H$1])^2- 0.72*([.$A42]+[.$H$1])" office:value-type="float" office:value="-7.60252735885162" calcext:value-type="float">
            <text:p>-7,60</text:p>
          </table:table-cell>
          <table:table-cell table:style-name="ce27" table:formula="of:= 1.08 *([.$A42]+-[.$H$1])* SIN([.$A42]-[.$H$1]) + 1.42*SIN([.$A42]-[.$H$1])^2- 0.72*([.$A42]-[.$H$1])" office:value-type="float" office:value="-6.03057270336297" calcext:value-type="float">
            <text:p>-6,03</text:p>
          </table:table-cell>
          <table:table-cell table:style-name="ce21" table:formula="of:=([.G42]-[.H42])/(2*[.$H$1])" office:value-type="float" office:value="-1.57195465548865" calcext:value-type="float">
            <text:p>-1,57</text:p>
          </table:table-cell>
          <table:table-cell table:style-name="ce40" table:formula="of:=ABS([.I42]-[.B42])" office:value-type="float" office:value="0.141097103345209" calcext:value-type="float">
            <text:p>0,14</text:p>
          </table:table-cell>
          <table:table-cell table:style-name="ce27" table:formula="of:= 1.08 * ([.$A42]+[.$L$1])*SIN([.$A42]+[.$L$1]) + 1.42*SIN([.$A42]+[.$L$1])^2- 0.72*([.$A42]+[.$L$1])" office:value-type="float" office:value="-7.41846809065813" calcext:value-type="float">
            <text:p>-7,42</text:p>
          </table:table-cell>
          <table:table-cell table:style-name="ce27" table:formula="of:= 1.08 * ([.$A42]-[.$L$1])*SIN([.$A42]-[.$L$1]) + 1.42*SIN([.$A42]-[.$L$1])^2- 0.72*([.$A42]-[.$L$1])" office:value-type="float" office:value="-6.74246838317182" calcext:value-type="float">
            <text:p>-6,74</text:p>
          </table:table-cell>
          <table:table-cell table:style-name="ce21" table:formula="of:=([.K42]-[.L42])/(2*[.$L$1])" office:value-type="float" office:value="-1.68999926871579" calcext:value-type="float">
            <text:p>-1,69</text:p>
          </table:table-cell>
          <table:table-cell table:style-name="ce40" table:formula="of:=ABS([.M42]-[.$B42])" office:value-type="float" office:value="0.0230524901180726" calcext:value-type="float">
            <text:p>0,02</text:p>
          </table:table-cell>
          <table:table-cell table:style-name="ce27" table:formula="of:= 1.08 *([.$A42]+[.$P$1])* SIN([.$A42]+[.$P$1]) + 1.42*SIN([.$A42]+[.$P$1])^2- 0.72*([.$A42]+[.$P$1])" office:value-type="float" office:value="-7.28720369071341" calcext:value-type="float">
            <text:p>-7,29</text:p>
          </table:table-cell>
          <table:table-cell table:style-name="ce27" table:formula="of:= 1.08 * ([.$A42]-[.$P$1])*SIN([.$A42]-[.$P$1]) + 1.42*SIN([.$A42]-[.$P$1])^2- 0.72*([.$A42]-[.$P$1])" office:value-type="float" office:value="-6.94574941037575" calcext:value-type="float">
            <text:p>-6,95</text:p>
          </table:table-cell>
          <table:table-cell table:style-name="ce21" table:formula="of:=([.O42]-[.P42])/(2*[.$P$1])" office:value-type="float" office:value="-1.70727140168833" calcext:value-type="float">
            <text:p>-1,71</text:p>
          </table:table-cell>
          <table:table-cell table:style-name="ce36" table:formula="of:=ABS([.Q42]-[.$B42])" office:value-type="float" office:value="0.00578035714552483" calcext:value-type="float">
            <text:p>0,01</text:p>
          </table:table-cell>
          <table:table-cell table:number-columns-repeated="16366"/>
        </table:table-row>
        <table:table-row table:style-name="ro1">
          <table:table-cell table:style-name="ce1" table:formula="of:= [.A42] + 0.25" office:value-type="float" office:value="5" calcext:value-type="float">
            <text:p>5</text:p>
          </table:table-cell>
          <table:table-cell table:style-name="ce13" table:formula="of:= 1.08*SIN([.A43])+1.08 *[.A43]* COS([.A43]) + 2.84*SIN([.A43])*COS([.A43])- 0.72" office:value-type="float" office:value="-0.996372392597673" calcext:value-type="float">
            <text:p>-1,00</text:p>
          </table:table-cell>
          <table:table-cell table:style-name="ce18" table:formula="of:= 1.08*([.$A43]+[.$D$1])*SIN([.$A43]+[.$D$1]) + 1.42*SIN([.$A43]+[.$D$1])^2- 0.72*([.$A43]+[.$D$1])" office:value-type="float" office:value="-6.01974873902911" calcext:value-type="float">
            <text:p>-6,02</text:p>
          </table:table-cell>
          <table:table-cell table:style-name="ce18" table:formula="of:= 1.08 * ([.$A43]-[.$D$1])*SIN([.$A43]-[.$D$1]) + 1.42*SIN([.$A43]-[.$D$1])^2- 0.72*([.$A43]-[.$D$1])" office:value-type="float" office:value="-5.33608175572613" calcext:value-type="float">
            <text:p>-5,34</text:p>
          </table:table-cell>
          <table:table-cell table:style-name="ce21" table:formula="of:=([.C43]-[.D43])/(2*[.$D$1])" office:value-type="float" office:value="-0.341833491651488" calcext:value-type="float">
            <text:p>-0,34</text:p>
          </table:table-cell>
          <table:table-cell table:style-name="ce41" table:formula="of:=ABS([.E43]-[.B43])" office:value-type="float" office:value="0.654538900946185" calcext:value-type="float">
            <text:p>0,65</text:p>
          </table:table-cell>
          <table:table-cell table:style-name="ce18" table:formula="of:= 1.08 * ([.$A43]+[.$H$1])*SIN([.$A43]+[.$H$1]) + 1.42*SIN([.$A43]+[.$H$1])^2- 0.72*([.$A43]+[.$H$1])" office:value-type="float" office:value="-7.44405177945964" calcext:value-type="float">
            <text:p>-7,44</text:p>
          </table:table-cell>
          <table:table-cell table:style-name="ce18" table:formula="of:= 1.08 *([.$A43]+-[.$H$1])* SIN([.$A43]-[.$H$1]) + 1.42*SIN([.$A43]-[.$H$1])^2- 0.72*([.$A43]-[.$H$1])" office:value-type="float" office:value="-6.63389388591425" calcext:value-type="float">
            <text:p>-6,63</text:p>
          </table:table-cell>
          <table:table-cell table:style-name="ce21" table:formula="of:=([.G43]-[.H43])/(2*[.$H$1])" office:value-type="float" office:value="-0.810157893545393" calcext:value-type="float">
            <text:p>-0,81</text:p>
          </table:table-cell>
          <table:table-cell table:style-name="ce41" table:formula="of:=ABS([.I43]-[.B43])" office:value-type="float" office:value="0.18621449905228" calcext:value-type="float">
            <text:p>0,19</text:p>
          </table:table-cell>
          <table:table-cell table:style-name="ce18" table:formula="of:= 1.08 * ([.$A43]+[.$L$1])*SIN([.$A43]+[.$L$1]) + 1.42*SIN([.$A43]+[.$L$1])^2- 0.72*([.$A43]+[.$L$1])" office:value-type="float" office:value="-7.59718252375105" calcext:value-type="float">
            <text:p>-7,60</text:p>
          </table:table-cell>
          <table:table-cell table:style-name="ce18" table:formula="of:= 1.08 * ([.$A43]-[.$L$1])*SIN([.$A43]-[.$L$1]) + 1.42*SIN([.$A43]-[.$L$1])^2- 0.72*([.$A43]-[.$L$1])" office:value-type="float" office:value="-7.21098895459117" calcext:value-type="float">
            <text:p>-7,21</text:p>
          </table:table-cell>
          <table:table-cell table:style-name="ce21" table:formula="of:=([.K43]-[.L43])/(2*[.$L$1])" office:value-type="float" office:value="-0.965483922899697" calcext:value-type="float">
            <text:p>-0,97</text:p>
          </table:table-cell>
          <table:table-cell table:style-name="ce41" table:formula="of:=ABS([.M43]-[.$B43])" office:value-type="float" office:value="0.0308884696979757" calcext:value-type="float">
            <text:p>0,03</text:p>
          </table:table-cell>
          <table:table-cell table:style-name="ce18" table:formula="of:= 1.08 *([.$A43]+[.$P$1])* SIN([.$A43]+[.$P$1]) + 1.42*SIN([.$A43]+[.$P$1])^2- 0.72*([.$A43]+[.$P$1])" office:value-type="float" office:value="-7.55425865732184" calcext:value-type="float">
            <text:p>-7,55</text:p>
          </table:table-cell>
          <table:table-cell table:style-name="ce18" table:formula="of:= 1.08 * ([.$A43]-[.$P$1])*SIN([.$A43]-[.$P$1]) + 1.42*SIN([.$A43]-[.$P$1])^2- 0.72*([.$A43]-[.$P$1])" office:value-type="float" office:value="-7.35653657281359" calcext:value-type="float">
            <text:p>-7,36</text:p>
          </table:table-cell>
          <table:table-cell table:style-name="ce21" table:formula="of:=([.O43]-[.P43])/(2*[.$P$1])" office:value-type="float" office:value="-0.988610422541218" calcext:value-type="float">
            <text:p>-0,99</text:p>
          </table:table-cell>
          <table:table-cell table:style-name="ce37" table:formula="of:=ABS([.Q43]-[.$B43])" office:value-type="float" office:value="0.00776197005645418" calcext:value-type="float">
            <text:p>0,01</text:p>
          </table:table-cell>
          <table:table-cell table:number-columns-repeated="16366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4" table:style-name="ta1">
        <table:shapes>
          <draw:frame draw:z-index="0" draw:style-name="gr3" draw:text-style-name="P1" svg:width="17.814cm" svg:height="9.244cm" svg:x="4.626cm" svg:y="0.106cm">
            <draw:object draw:notify-on-update-of-ranges="Лист4.A2:Лист4.A5 Лист4.B1:Лист4.B1 Лист4.B2:Лист4.B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34"/>
        <table:table-row table:style-name="ro1">
          <table:table-cell office:value-type="string" calcext:value-type="string">
            <text:p>Δx</text:p>
          </table:table-cell>
          <table:table-cell office:value-type="string" calcext:value-type="string">
            <text:p>Абс. ошибк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table:formula="of:=AVERAGE([$Лист3.F3:.F43])" office:value-type="float" office:value="0.551153672150834" calcext:value-type="float">
            <text:p>0,5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table:formula="of:=AVERAGE([$Лист3.J3:.J43])" office:value-type="float" office:value="0.149584703122957" calcext:value-type="float">
            <text:p>0,1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ce27" table:formula="of:=AVERAGE([$Лист3.N3:.N43])" office:value-type="float" office:value="0.0246488196320825" calcext:value-type="float">
            <text:p>0,0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27" table:formula="of:=AVERAGE([$Лист3.R3:.R43])" office:value-type="float" office:value="0.00618891897787293" calcext:value-type="float">
            <text:p>0,01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7" number:min-decimal-places="17" number:min-integer-digits="1"/>
    </number:number-style>
    <number:number-style style:name="N117">
      <number:number number:decimal-places="16" number:min-decimal-places="16" number:min-integer-digits="1"/>
    </number:number-style>
    <number:number-style style:name="N118">
      <number:number number:decimal-places="18" number:min-decimal-places="18" number:min-integer-digits="1"/>
    </number:number-style>
    <number:number-style style:name="N119">
      <number:number number:decimal-places="19" number:min-decimal-places="19" number:min-integer-digits="1"/>
    </number:number-style>
    <number:number-style style:name="N120">
      <number:number number:decimal-places="20" number:min-decimal-places="20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.00.0000</text:date>, <text:time style:data-style-name="N2" text:time-value="21:34:41.38653116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21:57:00.562726295</meta:creation-date>
    <dc:date>2024-09-26T22:55:04.099564264</dc:date>
    <meta:editing-duration>PT2H13M24S</meta:editing-duration>
    <meta:editing-cycles>11</meta:editing-cycles>
    <meta:generator>LibreOffice/24.2.6.2$Linux_X86_64 LibreOffice_project/420$Build-2</meta:generator>
    <meta:document-statistic meta:table-count="4" meta:cell-count="987" meta:object-count="5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n>1.08</mn>
      </mrow>
      <mi mathvariant="italic">xsin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n>1.42</mn>
      </mrow>
      <msup>
        <mi>sin</mi>
        <mn>2</mn>
      </msup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n>0.72</mn>
      </mrow>
      <mi>x</mi>
    </mrow>
    <annotation encoding="StarMath 5.0">y = 1.08xsin(x) + 1.42sin^2(x) -0.72
x</annotation>
  </semantics>
</math>
</file>

<file path=Object 2/content.xml><?xml version="1.0" encoding="utf-8"?>
<math xmlns="http://www.w3.org/1998/Math/MathML" display="block">
  <semantics>
    <mrow>
      <mi>y</mi>
      <mrow>
        <mi>'</mi>
        <mo stretchy="false">=</mo>
        <mn>1</mn>
      </mrow>
      <mn>,08</mn>
      <mi>sin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n>1</mn>
      </mrow>
      <mn>,08</mn>
      <mi mathvariant="italic">xcos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n>2</mn>
      </mrow>
      <mn>,84</mn>
      <mi>sin</mi>
      <mrow>
        <mo fence="true" form="prefix" stretchy="false">(</mo>
        <mrow>
          <mi>x</mi>
        </mrow>
        <mo fence="true" form="postfix" stretchy="false">)</mo>
      </mrow>
      <mi>cos</mi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n>0.72</mn>
      </mrow>
    </mrow>
    <annotation encoding="StarMath 5.0">y' = 1,08sin(x)+1,08xcos(x) +2,84sin(x)cos(x) - 0.72

</annotation>
  </semantics>
</math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338cm" svg:height="18.839cm" xlink:href=".." xlink:type="simple" chart:class="chart:line" chart:style-name="ch1">
        <chart:legend chart:legend-position="end" svg:x="35.835cm" svg:y="9.12cm" style:legend-expansion="high" chart:style-name="ch2"/>
        <chart:plot-area chart:style-name="ch3" table:cell-range-address="Лист1.A6:Лист1.B47" chart:data-source-has-labels="both" svg:x="1.757cm" svg:y="0.376cm" svg:width="33.332cm" svg:height="17.106cm">
          <chart:coordinate-region svg:x="2.961cm" svg:y="0.575cm" svg:width="32.034cm" svg:height="16.708cm"/>
          <chart:axis chart:dimension="x" chart:name="primary-x" chart:style-name="ch4" chartooo:axis-type="auto">
            <chartooo:date-scale/>
            <chart:title svg:x="17.995cm" svg:y="17.858cm" chart:style-name="ch5">
              <text:p>ось x</text:p>
            </chart:title>
            <chart:categories table:cell-range-address="Лист1.A7:Лист1.A47"/>
          </chart:axis>
          <chart:axis chart:dimension="y" chart:name="primary-y" chart:style-name="ch6">
            <chart:title svg:x="0.451cm" svg:y="9.357cm" chart:style-name="ch7">
              <text:p>ось y</text:p>
            </chart:title>
            <chart:grid chart:style-name="ch8" chart:class="major"/>
          </chart:axis>
          <chart:series chart:style-name="ch9" chart:values-cell-range-address="Лист1.B7:Лист1.B47" chart:label-cell-address="Лист1.B6:Лист1.B6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Лист1.B6:Лист1.B6</svg:desc>
                </draw:g>
              </table:table-cell>
            </table:table-row>
          </table:table-header-rows>
          <table:table-rows>
            <table:table-row>
              <table:table-cell office:value-type="float" office:value="-5">
                <text:p>-5</text:p>
                <draw:g>
                  <svg:desc>Лист1.A7:Лист1.A47</svg:desc>
                </draw:g>
              </table:table-cell>
              <table:table-cell office:value-type="float" office:value="-0.272450297536667">
                <text:p>-0.272450297536667</text:p>
                <draw:g>
                  <svg:desc>Лист1.B7:Лист1.B47</svg:desc>
                </draw:g>
              </table:table-cell>
            </table:table-row>
            <table:table-row>
              <table:table-cell office:value-type="float" office:value="-4.75">
                <text:p>-4.75</text:p>
              </table:table-cell>
              <table:table-cell office:value-type="float" office:value="-0.288379776544261">
                <text:p>-0.288379776544261</text:p>
              </table:table-cell>
            </table:table-row>
            <table:table-row>
              <table:table-cell office:value-type="float" office:value="-4.5">
                <text:p>-4.5</text:p>
              </table:table-cell>
              <table:table-cell office:value-type="float" office:value="-0.153893885914251">
                <text:p>-0.153893885914251</text:p>
              </table:table-cell>
            </table:table-row>
            <table:table-row>
              <table:table-cell office:value-type="float" office:value="-4.25">
                <text:p>-4.25</text:p>
              </table:table-cell>
              <table:table-cell office:value-type="float" office:value="0.0894272966370266">
                <text:p>0.089427296637026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423918244273866">
                <text:p>0.423918244273866</text:p>
              </table:table-cell>
            </table:table-row>
            <table:table-row>
              <table:table-cell office:value-type="float" office:value="-3.75">
                <text:p>-3.75</text:p>
              </table:table-cell>
              <table:table-cell office:value-type="float" office:value="0.849065583430639">
                <text:p>0.849065583430639</text:p>
              </table:table-cell>
            </table:table-row>
            <table:table-row>
              <table:table-cell office:value-type="float" office:value="-3.5">
                <text:p>-3.5</text:p>
              </table:table-cell>
              <table:table-cell office:value-type="float" office:value="1.36876879874949">
                <text:p>1.36876879874949</text:p>
              </table:table-cell>
            </table:table-row>
            <table:table-row>
              <table:table-cell office:value-type="float" office:value="-3.25">
                <text:p>-3.25</text:p>
              </table:table-cell>
              <table:table-cell office:value-type="float" office:value="1.97685786353242">
                <text:p>1.97685786353242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2.64550792259221">
                <text:p>2.64550792259221</text:p>
              </table:table-cell>
            </table:table-row>
            <table:table-row>
              <table:table-cell office:value-type="float" office:value="-2.75">
                <text:p>-2.75</text:p>
              </table:table-cell>
              <table:table-cell office:value-type="float" office:value="3.32037760664863">
                <text:p>3.32037760664863</text:p>
              </table:table-cell>
            </table:table-row>
            <table:table-row>
              <table:table-cell office:value-type="float" office:value="-2.5">
                <text:p>-2.5</text:p>
              </table:table-cell>
              <table:table-cell office:value-type="float" office:value="3.92447463740179">
                <text:p>3.92447463740179</text:p>
              </table:table-cell>
            </table:table-row>
            <table:table-row>
              <table:table-cell office:value-type="float" office:value="-2.25">
                <text:p>-2.25</text:p>
              </table:table-cell>
              <table:table-cell office:value-type="float" office:value="4.3703828860335">
                <text:p>4.370382886033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4.57816941275664">
                <text:p>4.57816941275664</text:p>
              </table:table-cell>
            </table:table-row>
            <table:table-row>
              <table:table-cell office:value-type="float" office:value="-1.75">
                <text:p>-1.75</text:p>
              </table:table-cell>
              <table:table-cell office:value-type="float" office:value="4.49461768756821">
                <text:p>4.49461768756821</text:p>
              </table:table-cell>
            </table:table-row>
            <table:table-row>
              <table:table-cell office:value-type="float" office:value="-1.5">
                <text:p>-1.5</text:p>
              </table:table-cell>
              <table:table-cell office:value-type="float" office:value="4.10883655088488">
                <text:p>4.10883655088488</text:p>
              </table:table-cell>
            </table:table-row>
            <table:table-row>
              <table:table-cell office:value-type="float" office:value="-1.25">
                <text:p>-1.25</text:p>
              </table:table-cell>
              <table:table-cell office:value-type="float" office:value="3.45994120316836">
                <text:p>3.4599412031683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2.634252917541">
                <text:p>2.634252917541</text:p>
              </table:table-cell>
            </table:table-row>
            <table:table-row>
              <table:table-cell office:value-type="float" office:value="-0.75">
                <text:p>-0.75</text:p>
              </table:table-cell>
              <table:table-cell office:value-type="float" office:value="1.75190398243483">
                <text:p>1.75190398243483</text:p>
              </table:table-cell>
            </table:table-row>
            <table:table-row>
              <table:table-cell office:value-type="float" office:value="-0.5">
                <text:p>-0.5</text:p>
              </table:table-cell>
              <table:table-cell office:value-type="float" office:value="0.94527515367989">
                <text:p>0.94527515367989</text:p>
              </table:table-cell>
            </table:table-row>
            <table:table-row>
              <table:table-cell office:value-type="float" office:value="-0.25">
                <text:p>-0.25</text:p>
              </table:table-cell>
              <table:table-cell office:value-type="float" office:value="0.333715450056557">
                <text:p>0.3337154500565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-0.0262845499434434">
                <text:p>-0.026284549943443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22527515367989">
                <text:p>0.2252751536798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671903982434831">
                <text:p>0.67190398243483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194252917541">
                <text:p>1.194252917541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65994120316836">
                <text:p>1.6599412031683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94883655088488">
                <text:p>1.94883655088488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.97461768756821">
                <text:p>1.974617687568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69816941275664">
                <text:p>1.69816941275664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.1303828860335">
                <text:p>1.13038288603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24474637401793">
                <text:p>0.324474637401793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-0.639622393351369">
                <text:p>-0.6396223933513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67449207740779">
                <text:p>-1.67449207740779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-2.70314213646758">
                <text:p>-2.7031421364675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3.67123120125051">
                <text:p>-3.67123120125051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-4.55093441656936">
                <text:p>-4.550934416569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5.33608175572613">
                <text:p>-5.33608175572613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-6.03057270336297">
                <text:p>-6.0305727033629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6.63389388591425">
                <text:p>-6.63389388591425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-7.12837977654426">
                <text:p>-7.12837977654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7.47245029753667">
                <text:p>-7.47245029753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686cm" svg:height="18.4cm" xlink:href=".." xlink:type="simple" chart:class="chart:line" chart:style-name="ch1">
        <chart:legend chart:legend-position="end" svg:x="28.104cm" svg:y="8.652cm" style:legend-expansion="high" chart:style-name="ch2"/>
        <chart:plot-area chart:style-name="ch3" table:cell-range-address="Лист2.A1:Лист2.C42" chart:data-source-has-labels="both" svg:x="2.094cm" svg:y="0.809cm" svg:width="22.877cm" svg:height="15.238cm">
          <chart:coordinate-region svg:x="3.298cm" svg:y="1.008cm" svg:width="21.532cm" svg:height="14.84cm"/>
          <chart:axis chart:dimension="x" chart:name="primary-x" chart:style-name="ch4" chartooo:axis-type="auto">
            <chartooo:date-scale/>
            <chart:title svg:x="13.104cm" svg:y="16.415cm" chart:style-name="ch5">
              <text:p>ось x</text:p>
            </chart:title>
            <chart:categories table:cell-range-address="Лист2.A2:Лист2.A42"/>
          </chart:axis>
          <chart:axis chart:dimension="y" chart:name="primary-y" chart:style-name="ch6">
            <chart:title svg:x="0.941cm" svg:y="8.856cm" chart:style-name="ch7">
              <text:p>ось y</text:p>
            </chart:title>
            <chart:grid chart:style-name="ch8" chart:class="major"/>
          </chart:axis>
          <chart:series chart:style-name="ch9" chart:values-cell-range-address="Лист2.B2:Лист2.B42" chart:label-cell-address="Лист2.B1:Лист2.B1" chart:class="chart:line">
            <chart:data-point chart:repeated="41"/>
          </chart:series>
          <chart:series chart:style-name="ch10" chart:values-cell-range-address="Лист2.C2:Лист2.C42" chart:label-cell-address="Лист2.C1:Лист2.C1" chart:class="chart:line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Лист2.B1:Лист2.B1</svg:desc>
                </draw:g>
              </table:table-cell>
              <table:table-cell office:value-type="string">
                <text:p>y’</text:p>
                <draw:g>
                  <svg:desc>Лист2.C1:Лист2.C1</svg:desc>
                </draw:g>
              </table:table-cell>
            </table:table-row>
          </table:table-header-rows>
          <table:table-rows>
            <table:table-row>
              <table:table-cell office:value-type="float" office:value="-5">
                <text:p>-5</text:p>
                <draw:g>
                  <svg:desc>Лист2.A2:Лист2.A42</svg:desc>
                </draw:g>
              </table:table-cell>
              <table:table-cell office:value-type="float" office:value="-0.272450297536667">
                <text:p>-0.272450297536667</text:p>
                <draw:g>
                  <svg:desc>Лист2.B2:Лист2.B42</svg:desc>
                </draw:g>
              </table:table-cell>
              <table:table-cell office:value-type="float" office:value="-0.443627607402327">
                <text:p>-0.443627607402327</text:p>
                <draw:g>
                  <svg:desc>Лист2.C2:Лист2.C42</svg:desc>
                </draw:g>
              </table:table-cell>
            </table:table-row>
            <table:table-row>
              <table:table-cell office:value-type="float" office:value="-4.75">
                <text:p>-4.75</text:p>
              </table:table-cell>
              <table:table-cell office:value-type="float" office:value="-0.288379776544261">
                <text:p>-0.288379776544261</text:p>
              </table:table-cell>
              <table:table-cell office:value-type="float" office:value="0.273051758833858">
                <text:p>0.273051758833858</text:p>
              </table:table-cell>
            </table:table-row>
            <table:table-row>
              <table:table-cell office:value-type="float" office:value="-4.5">
                <text:p>-4.5</text:p>
              </table:table-cell>
              <table:table-cell office:value-type="float" office:value="-0.153893885914251">
                <text:p>-0.153893885914251</text:p>
              </table:table-cell>
              <table:table-cell office:value-type="float" office:value="0.7749918632686">
                <text:p>0.7749918632686</text:p>
              </table:table-cell>
            </table:table-row>
            <table:table-row>
              <table:table-cell office:value-type="float" office:value="-4.25">
                <text:p>-4.25</text:p>
              </table:table-cell>
              <table:table-cell office:value-type="float" office:value="0.0894272966370266">
                <text:p>0.0894272966370266</text:p>
              </table:table-cell>
              <table:table-cell office:value-type="float" office:value="1.16027838566582">
                <text:p>1.16027838566582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423918244273866">
                <text:p>0.423918244273866</text:p>
              </table:table-cell>
              <table:table-cell office:value-type="float" office:value="1.51619842685816">
                <text:p>1.51619842685816</text:p>
              </table:table-cell>
            </table:table-row>
            <table:table-row>
              <table:table-cell office:value-type="float" office:value="-3.75">
                <text:p>-3.75</text:p>
              </table:table-cell>
              <table:table-cell office:value-type="float" office:value="0.849065583430639">
                <text:p>0.849065583430639</text:p>
              </table:table-cell>
              <table:table-cell office:value-type="float" office:value="1.88859165444682">
                <text:p>1.88859165444682</text:p>
              </table:table-cell>
            </table:table-row>
            <table:table-row>
              <table:table-cell office:value-type="float" office:value="-3.5">
                <text:p>-3.5</text:p>
              </table:table-cell>
              <table:table-cell office:value-type="float" office:value="1.36876879874949">
                <text:p>1.36876879874949</text:p>
              </table:table-cell>
              <table:table-cell office:value-type="float" office:value="2.26573119368332">
                <text:p>2.26573119368332</text:p>
              </table:table-cell>
            </table:table-row>
            <table:table-row>
              <table:table-cell office:value-type="float" office:value="-3.25">
                <text:p>-3.25</text:p>
              </table:table-cell>
              <table:table-cell office:value-type="float" office:value="1.97685786353242">
                <text:p>1.97685786353242</text:p>
              </table:table-cell>
              <table:table-cell office:value-type="float" office:value="2.58077552525054">
                <text:p>2.58077552525054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2.64550792259221">
                <text:p>2.64550792259221</text:p>
              </table:table-cell>
              <table:table-cell office:value-type="float" office:value="2.73193608772326">
                <text:p>2.73193608772326</text:p>
              </table:table-cell>
            </table:table-row>
            <table:table-row>
              <table:table-cell office:value-type="float" office:value="-2.75">
                <text:p>-2.75</text:p>
              </table:table-cell>
              <table:table-cell office:value-type="float" office:value="3.32037760664863">
                <text:p>3.32037760664863</text:p>
              </table:table-cell>
              <table:table-cell office:value-type="float" office:value="2.61485145543185">
                <text:p>2.61485145543185</text:p>
              </table:table-cell>
            </table:table-row>
            <table:table-row>
              <table:table-cell office:value-type="float" office:value="-2.5">
                <text:p>-2.5</text:p>
              </table:table-cell>
              <table:table-cell office:value-type="float" office:value="3.92447463740179">
                <text:p>3.92447463740179</text:p>
              </table:table-cell>
              <table:table-cell office:value-type="float" office:value="2.15841031636611">
                <text:p>2.15841031636611</text:p>
              </table:table-cell>
            </table:table-row>
            <table:table-row>
              <table:table-cell office:value-type="float" office:value="-2.25">
                <text:p>-2.25</text:p>
              </table:table-cell>
              <table:table-cell office:value-type="float" office:value="4.3703828860335">
                <text:p>4.3703828860335</text:p>
              </table:table-cell>
              <table:table-cell office:value-type="float" office:value="1.35423561766174">
                <text:p>1.35423561766174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4.57816941275664">
                <text:p>4.57816941275664</text:p>
              </table:table-cell>
              <table:table-cell office:value-type="float" office:value="0.271495489307349">
                <text:p>0.271495489307349</text:p>
              </table:table-cell>
            </table:table-row>
            <table:table-row>
              <table:table-cell office:value-type="float" office:value="-1.75">
                <text:p>-1.75</text:p>
              </table:table-cell>
              <table:table-cell office:value-type="float" office:value="4.49461768756821">
                <text:p>4.49461768756821</text:p>
              </table:table-cell>
              <table:table-cell office:value-type="float" office:value="-0.947707594127052">
                <text:p>-0.947707594127052</text:p>
              </table:table-cell>
            </table:table-row>
            <table:table-row>
              <table:table-cell office:value-type="float" office:value="-1.5">
                <text:p>-1.5</text:p>
              </table:table-cell>
              <table:table-cell office:value-type="float" office:value="4.10883655088488">
                <text:p>4.10883655088488</text:p>
              </table:table-cell>
              <table:table-cell office:value-type="float" office:value="-2.11227926367907">
                <text:p>-2.11227926367907</text:p>
              </table:table-cell>
            </table:table-row>
            <table:table-row>
              <table:table-cell office:value-type="float" office:value="-1.25">
                <text:p>-1.25</text:p>
              </table:table-cell>
              <table:table-cell office:value-type="float" office:value="3.45994120316836">
                <text:p>3.45994120316836</text:p>
              </table:table-cell>
              <table:table-cell office:value-type="float" office:value="-3.02041902276526">
                <text:p>-3.0204190227652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2.634252917541">
                <text:p>2.634252917541</text:p>
              </table:table-cell>
              <table:table-cell office:value-type="float" office:value="-3.50351750002259">
                <text:p>-3.50351750002259</text:p>
              </table:table-cell>
            </table:table-row>
            <table:table-row>
              <table:table-cell office:value-type="float" office:value="-0.75">
                <text:p>-0.75</text:p>
              </table:table-cell>
              <table:table-cell office:value-type="float" office:value="1.75190398243483">
                <text:p>1.75190398243483</text:p>
              </table:table-cell>
              <table:table-cell office:value-type="float" office:value="-3.46528072559075">
                <text:p>-3.46528072559075</text:p>
              </table:table-cell>
            </table:table-row>
            <table:table-row>
              <table:table-cell office:value-type="float" office:value="-0.5">
                <text:p>-0.5</text:p>
              </table:table-cell>
              <table:table-cell office:value-type="float" office:value="0.94527515367989">
                <text:p>0.94527515367989</text:p>
              </table:table-cell>
              <table:table-cell office:value-type="float" office:value="-2.90656296354055">
                <text:p>-2.90656296354055</text:p>
              </table:table-cell>
            </table:table-row>
            <table:table-row>
              <table:table-cell office:value-type="float" office:value="-0.25">
                <text:p>-0.25</text:p>
              </table:table-cell>
              <table:table-cell office:value-type="float" office:value="0.333715450056557">
                <text:p>0.333715450056557</text:p>
              </table:table-cell>
              <table:table-cell office:value-type="float" office:value="-1.92958689467473">
                <text:p>-1.929586894674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-0.0262845499434434">
                <text:p>-0.0262845499434434</text:p>
              </table:table-cell>
              <table:table-cell office:value-type="float" office:value="0.489586894674727">
                <text:p>0.48958689467472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22527515367989">
                <text:p>0.22527515367989</text:p>
              </table:table-cell>
              <table:table-cell office:value-type="float" office:value="1.46656296354055">
                <text:p>1.4665629635405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671903982434831">
                <text:p>0.671903982434831</text:p>
              </table:table-cell>
              <table:table-cell office:value-type="float" office:value="2.02528072559075">
                <text:p>2.025280725590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194252917541">
                <text:p>1.194252917541</text:p>
              </table:table-cell>
              <table:table-cell office:value-type="float" office:value="2.06351750002259">
                <text:p>2.06351750002259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65994120316836">
                <text:p>1.65994120316836</text:p>
              </table:table-cell>
              <table:table-cell office:value-type="float" office:value="1.58041902276526">
                <text:p>1.5804190227652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94883655088488">
                <text:p>1.94883655088488</text:p>
              </table:table-cell>
              <table:table-cell office:value-type="float" office:value="0.672279263679069">
                <text:p>0.672279263679069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.97461768756821">
                <text:p>1.97461768756821</text:p>
              </table:table-cell>
              <table:table-cell office:value-type="float" office:value="-0.492292405872948">
                <text:p>-0.4922924058729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69816941275664">
                <text:p>1.69816941275664</text:p>
              </table:table-cell>
              <table:table-cell office:value-type="float" office:value="-1.71149548930735">
                <text:p>-1.71149548930735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.1303828860335">
                <text:p>1.1303828860335</text:p>
              </table:table-cell>
              <table:table-cell office:value-type="float" office:value="-2.79423561766174">
                <text:p>-2.7942356176617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24474637401793">
                <text:p>0.324474637401793</text:p>
              </table:table-cell>
              <table:table-cell office:value-type="float" office:value="-3.59841031636611">
                <text:p>-3.59841031636611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-0.639622393351369">
                <text:p>-0.639622393351369</text:p>
              </table:table-cell>
              <table:table-cell office:value-type="float" office:value="-4.05485145543186">
                <text:p>-4.054851455431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67449207740779">
                <text:p>-1.67449207740779</text:p>
              </table:table-cell>
              <table:table-cell office:value-type="float" office:value="-4.17193608772326">
                <text:p>-4.17193608772326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-2.70314213646758">
                <text:p>-2.70314213646758</text:p>
              </table:table-cell>
              <table:table-cell office:value-type="float" office:value="-4.02077552525054">
                <text:p>-4.0207755252505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3.67123120125051">
                <text:p>-3.67123120125051</text:p>
              </table:table-cell>
              <table:table-cell office:value-type="float" office:value="-3.70573119368332">
                <text:p>-3.70573119368332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-4.55093441656936">
                <text:p>-4.55093441656936</text:p>
              </table:table-cell>
              <table:table-cell office:value-type="float" office:value="-3.32859165444682">
                <text:p>-3.328591654446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5.33608175572613">
                <text:p>-5.33608175572613</text:p>
              </table:table-cell>
              <table:table-cell office:value-type="float" office:value="-2.95619842685816">
                <text:p>-2.95619842685816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-6.03057270336297">
                <text:p>-6.03057270336297</text:p>
              </table:table-cell>
              <table:table-cell office:value-type="float" office:value="-2.60027838566582">
                <text:p>-2.6002783856658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6.63389388591425">
                <text:p>-6.63389388591425</text:p>
              </table:table-cell>
              <table:table-cell office:value-type="float" office:value="-2.2149918632686">
                <text:p>-2.2149918632686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-7.12837977654426">
                <text:p>-7.12837977654426</text:p>
              </table:table-cell>
              <table:table-cell office:value-type="float" office:value="-1.71305175883386">
                <text:p>-1.713051758833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7.47245029753667">
                <text:p>-7.47245029753667</text:p>
              </table:table-cell>
              <table:table-cell office:value-type="float" office:value="-0.996372392597673">
                <text:p>-0.9963723925976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7.815cm" svg:height="9.245cm" xlink:href=".." xlink:type="simple" chart:class="chart:scatter" chart:style-name="ch1">
        <chart:title svg:x="2.5cm" svg:y="0.32cm" chart:style-name="ch2">
          <text:p>Зависимость абсолютной ошибки от приращения аргумента</text:p>
        </chart:title>
        <chart:legend chart:legend-position="end" svg:x="14.487cm" svg:y="4.323cm" style:legend-expansion="high" chart:style-name="ch3"/>
        <chart:plot-area chart:style-name="ch4" table:cell-range-address="Лист4.A2:Лист4.B5 Лист4.B1:Лист4.B1" chart:data-source-has-labels="row" svg:x="1.367cm" svg:y="1.283cm" svg:width="12.764cm" svg:height="6.797cm">
          <chart:coordinate-region svg:x="2.279cm" svg:y="1.482cm" svg:width="11.612cm" svg:height="5.951cm"/>
          <chart:axis chart:dimension="x" chart:name="primary-x" chart:style-name="ch5">
            <chart:title svg:x="5.945cm" svg:y="8.264cm" chart:style-name="ch6">
              <text:p>Приращение аргумента</text:p>
            </chart:title>
          </chart:axis>
          <chart:axis chart:dimension="y" chart:name="primary-y" chart:style-name="ch7">
            <chart:title svg:x="0.451cm" svg:y="6.233cm" chart:style-name="ch8">
              <text:p>Абсолютная ошибка</text:p>
            </chart:title>
          </chart:axis>
          <chart:axis chart:dimension="y" chart:name="secondary-y" chart:style-name="ch9"/>
          <chart:series chart:attached-axis="primary-y" chart:style-name="ch10" chart:values-cell-range-address="Лист4.B2:Лист4.B5" chart:label-cell-address="Лист4.B1:Лист4.B1" chart:class="chart:scatter">
            <chart:domain table:cell-range-address="Лист4.A2:Лист4.A5"/>
            <chart:data-point chart:repeated="4"/>
          </chart:series>
          <chart:wall chart:style-name="ch11"/>
          <chart:floor chart:style-name="ch12"/>
        </chart:plot-area>
        <draw:frame draw:style-name="gr1" draw:text-style-name="P1" svg:width="1.113cm" svg:height="1.027cm" svg:x="0cm" svg:y="0cm">
          <draw:image xlink:href="Pictures/200000790000009900001837F674F186.svm" xlink:type="simple" xlink:show="embed" xlink:actuate="onLoad" draw:mime-type="image/x-svm">
            <text:p/>
          </draw:image>
          <draw:image xlink:href="Pictures/1000000100000007000000EB9DD90BAA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Абс. ошибка</text:p>
                <draw:g>
                  <svg:desc>Лист4.B1:Лист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4.A2:Лист4.A5</svg:desc>
                </draw:g>
              </table:table-cell>
              <table:table-cell office:value-type="float" office:value="0.551153672150834">
                <text:p>0.551153672150834</text:p>
                <draw:g>
                  <svg:desc>Лист4.B2:Лист4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49584703122957">
                <text:p>0.149584703122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246488196320825">
                <text:p>0.0246488196320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00618891897787293">
                <text:p>0.006188918977872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